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none" draw:fill="none" draw:textarea-vertical-align="middle" fo:min-height="0.255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none" draw:fill="none" draw:textarea-vertical-align="middle" fo:min-height="0.17cm" fo:min-width="2.54cm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036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163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004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solid" svg:stroke-width="0.008cm" svg:stroke-color="#4677bf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11" style:family="graphic" style:parent-style-name="standard">
      <style:graphic-properties draw:stroke="solid" svg:stroke-width="0.042cm" svg:stroke-color="#4677bf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12" style:family="graphic" style:parent-style-name="standard">
      <style:graphic-properties draw:stroke="solid" svg:stroke-width="0.042cm" svg:stroke-color="#ff0000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13" style:family="graphic" style:parent-style-name="standard">
      <style:graphic-properties draw:stroke="solid" svg:stroke-width="0.042cm" svg:stroke-color="#0000ff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14" style:family="graphic" style:parent-style-name="standard">
      <style:graphic-properties draw:stroke="solid" svg:stroke-width="0.076cm" svg:stroke-color="#993366" draw:marker-end="Marker_5f_0" draw:marker-end-width="0.447cm" svg:stroke-opacity="100%" draw:stroke-linejoin="round" svg:stroke-linecap="round" draw:fill="none" fo:padding-top="0.163cm" fo:padding-bottom="0.163cm" fo:padding-left="0.288cm" fo:padding-right="0.288cm"/>
    </style:style>
    <style:style style:name="gr15" style:family="graphic" style:parent-style-name="standard">
      <style:graphic-properties draw:stroke="solid" svg:stroke-width="0.042cm" svg:stroke-color="#339966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16" style:family="graphic" style:parent-style-name="standard">
      <style:graphic-properties draw:stroke="solid" svg:stroke-width="0.042cm" svg:stroke-color="#800080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17" style:family="graphic" style:parent-style-name="standard">
      <style:graphic-properties draw:stroke="solid" svg:stroke-width="0.042cm" svg:stroke-color="#99cc00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18" style:family="graphic" style:parent-style-name="standard">
      <style:graphic-properties draw:stroke="dash" draw:stroke-dash="Dash_5f_0" svg:stroke-width="0.042cm" svg:stroke-color="#ff00ff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19" style:family="graphic" style:parent-style-name="standard">
      <style:graphic-properties draw:stroke="solid" svg:stroke-width="0.025cm" svg:stroke-color="#ff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20" style:family="graphic" style:parent-style-name="standard">
      <style:graphic-properties draw:stroke="dash" draw:stroke-dash="Dash_5f_0" svg:stroke-width="0.076cm" svg:stroke-color="#800080" draw:marker-end="Marker_5f_0" draw:marker-end-width="0.447cm" svg:stroke-opacity="100%" draw:stroke-linejoin="round" svg:stroke-linecap="round" draw:fill="none" fo:padding-top="0.163cm" fo:padding-bottom="0.163cm" fo:padding-left="0.288cm" fo:padding-right="0.288cm"/>
    </style:style>
    <style:style style:name="gr21" style:family="graphic" style:parent-style-name="standard">
      <style:graphic-properties draw:stroke="dash" draw:stroke-dash="Dash_5f_0" svg:stroke-width="0.042cm" svg:stroke-color="#0000ff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22" style:family="graphic" style:parent-style-name="standard">
      <style:graphic-properties draw:stroke="dash" draw:stroke-dash="Dash_5f_0" svg:stroke-width="0.042cm" svg:stroke-color="#808000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23" style:family="graphic" style:parent-style-name="standard">
      <style:graphic-properties draw:stroke="dash" draw:stroke-dash="Dash_5f_0" svg:stroke-width="0.042cm" svg:stroke-color="#800000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24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solid" svg:stroke-width="0.042cm" svg:stroke-color="#ff6600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26" style:family="graphic" style:parent-style-name="standard">
      <style:graphic-properties draw:stroke="solid" svg:stroke-width="0.042cm" svg:stroke-color="#ff00ff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27" style:family="graphic" style:parent-style-name="standard">
      <style:graphic-properties draw:stroke="dash" draw:stroke-dash="Dash_5f_0" svg:stroke-width="0.076cm" svg:stroke-color="#ff0000" draw:marker-end="Marker_5f_0" draw:marker-end-width="0.447cm" svg:stroke-opacity="100%" draw:stroke-linejoin="round" svg:stroke-linecap="round" draw:fill="none" fo:padding-top="0.163cm" fo:padding-bottom="0.163cm" fo:padding-left="0.288cm" fo:padding-right="0.288cm"/>
    </style:style>
    <style:style style:name="gr28" style:family="graphic" style:parent-style-name="standard">
      <style:graphic-properties draw:stroke="solid" svg:stroke-width="0.025cm" svg:stroke-color="#0000ff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dash" draw:stroke-dash="Dash_5f_0" svg:stroke-width="0.025cm" svg:stroke-color="#ff66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33cccc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dash" draw:stroke-dash="Dash_5f_0" svg:stroke-width="0.042cm" svg:stroke-color="#ff0000" draw:marker-end="Marker_5f_0" draw:marker-end-width="0.361cm" svg:stroke-opacity="100%" draw:stroke-linejoin="round" svg:stroke-linecap="round" draw:fill="none" fo:padding-top="0.146cm" fo:padding-bottom="0.146cm" fo:padding-left="0.271cm" fo:padding-right="0.271cm"/>
    </style:style>
    <style:style style:name="gr32" style:family="graphic" style:parent-style-name="standard">
      <style:graphic-properties draw:stroke="dash" draw:stroke-dash="Dash_5f_0" svg:stroke-width="0.025cm" svg:stroke-color="#ff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="none" draw:textarea-vertical-align="middle" fo:min-height="2.518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solid" svg:stroke-width="0.144cm" svg:stroke-color="#000000" svg:stroke-opacity="100%" draw:stroke-linejoin="round" svg:stroke-linecap="round" draw:fill="none" fo:padding-top="0.197cm" fo:padding-bottom="0.197cm" fo:padding-left="0.322cm" fo:padding-right="0.322cm"/>
    </style:style>
    <style:style style:name="gr35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solid" svg:stroke-width="0.076cm" svg:stroke-color="#0000ff" draw:marker-end="Marker_5f_0" draw:marker-end-width="0.447cm" svg:stroke-opacity="100%" draw:stroke-linejoin="round" svg:stroke-linecap="round" draw:fill="none" fo:padding-top="0.163cm" fo:padding-bottom="0.163cm" fo:padding-left="0.288cm" fo:padding-right="0.28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2" style:family="text">
      <style:text-properties fo:color="#ff0000" loext:opacity="100%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3" style:family="text">
      <style:text-properties fo:color="#000000" loext:opacity="100%" style:font-name="Times New Roman1" fo:font-size="6pt" style:font-name-asian="Times New Roman1" style:font-size-asian="6pt" style:font-name-complex="Times New Roman1" style:font-size-complex="6pt"/>
    </style:style>
    <style:style style:name="T4" style:family="text">
      <style:text-properties fo:color="#000000" loext:opacity="100%" style:font-name="Times New Roman1" fo:font-size="5pt" style:font-name-asian="Times New Roman1" style:font-size-asian="5pt" style:font-name-complex="Times New Roman1" style:font-size-complex="5pt"/>
    </style:style>
    <style:style style:name="T5" style:family="text">
      <style:text-properties fo:color="#000000" loext:opacity="100%" style:font-name="Times New Roman1" fo:font-size="4pt" style:font-name-asian="Times New Roman1" style:font-size-asian="4pt" style:font-name-complex="Times New Roman1" style:font-size-complex="4pt"/>
    </style:style>
    <style:style style:name="T6" style:family="text">
      <style:text-properties fo:color="#000000" loext:opacity="100%" style:font-name="Times New Roman1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T7" style:family="text">
      <style:text-properties fo:color="#0000ff" loext:opacity="100%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8" style:family="text">
      <style:text-properties fo:color="#000000" loext:opacity="100%" style:font-name="Times New Roman1" fo:font-size="18pt" style:font-name-asian="Times New Roman1" style:font-size-asian="18pt" style:font-name-complex="Times New Roman1" style:font-size-complex="18pt"/>
    </style:style>
    <style:style style:name="T9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�" draw:style-name="dp1" draw:master-page-name="PM0">
        <draw:polygon draw:style-name="gr1" draw:text-style-name="P1" draw:layer="layout" svg:width="3.099cm" svg:height="1.642cm" svg:x="21.157cm" svg:y="7.513cm" svg:viewBox="0 0 3100 1643" draw:points="0,1643 3100,1643 3100,0 0,0">
          <text:p/>
        </draw:polygon>
        <draw:frame draw:style-name="gr2" draw:text-style-name="P2" draw:layer="layout" svg:width="0.423cm" svg:height="1.286cm" svg:x="21.157cm" svg:y="7.692cm">
          <draw:text-box>
            <text:p/>
          </draw:text-box>
        </draw:frame>
        <draw:frame draw:style-name="gr2" draw:text-style-name="P2" draw:layer="layout" svg:width="0.423cm" svg:height="1.286cm" svg:x="24.877cm" svg:y="7.692cm">
          <draw:text-box>
            <text:p/>
          </draw:text-box>
        </draw:frame>
        <draw:g>
          <draw:path draw:style-name="gr3" draw:text-style-name="P2" draw:layer="layout" svg:width="3.099cm" svg:height="1.642cm" svg:x="21.157cm" svg:y="7.513cm" svg:viewBox="0 0 3100 1643" svg:d="M3100 1643v-1643M0 0v1643">
            <text:p/>
          </draw:path>
          <draw:frame draw:style-name="gr2" draw:text-style-name="P2" draw:layer="layout" svg:width="0.071cm" svg:height="1.286cm" svg:x="22.672cm" svg:y="7.692cm">
            <draw:text-box>
              <text:p/>
            </draw:text-box>
          </draw:frame>
        </draw:g>
        <draw:frame draw:style-name="gr2" draw:text-style-name="P2" draw:layer="layout" svg:width="0.071cm" svg:height="1.286cm" svg:x="22.672cm" svg:y="7.692cm">
          <draw:text-box>
            <text:p/>
          </draw:text-box>
        </draw:frame>
        <draw:polygon draw:style-name="gr1" draw:text-style-name="P1" draw:layer="layout" svg:width="3.099cm" svg:height="1.642cm" svg:x="21.158cm" svg:y="9.132cm" svg:viewBox="0 0 3100 1643" draw:points="3100,0 0,0 0,1643 3100,1643">
          <text:p/>
        </draw:polygon>
        <draw:frame draw:style-name="gr2" draw:text-style-name="P2" draw:layer="layout" svg:width="0.423cm" svg:height="1.286cm" draw:transform="rotate (-3.14159265358979) translate (24.257cm 10.595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20.538cm 10.595cm)">
          <draw:text-box>
            <text:p/>
          </draw:text-box>
        </draw:frame>
        <draw:g>
          <draw:path draw:style-name="gr3" draw:text-style-name="P2" draw:layer="layout" svg:width="3.099cm" svg:height="1.642cm" svg:x="21.158cm" svg:y="9.132cm" svg:viewBox="0 0 3100 1643" svg:d="M0 0v1643M3100 1643h-3100M3100 1643v-1643">
            <text:p/>
          </draw:path>
          <draw:frame draw:style-name="gr2" draw:text-style-name="P2" draw:layer="layout" svg:width="0.071cm" svg:height="1.286cm" draw:transform="rotate (-3.14159265358979) translate (22.743cm 10.595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22.743cm 10.595cm)">
          <draw:text-box>
            <text:p/>
          </draw:text-box>
        </draw:frame>
        <draw:polygon draw:style-name="gr1" draw:text-style-name="P1" draw:layer="layout" svg:width="3.1cm" svg:height="0.341cm" svg:x="21.157cm" svg:y="7.18cm" svg:viewBox="0 0 3101 342" draw:points="0,342 3101,342 3101,0 0,0">
          <text:p/>
        </draw:polygon>
        <draw:frame draw:style-name="gr4" draw:text-style-name="P2" draw:layer="layout" svg:width="0.282cm" svg:height="1.286cm" svg:x="21.157cm" svg:y="6.708cm">
          <draw:text-box>
            <text:p/>
          </draw:text-box>
        </draw:frame>
        <draw:frame draw:style-name="gr4" draw:text-style-name="P2" draw:layer="layout" svg:width="0.282cm" svg:height="1.286cm" svg:x="24.877cm" svg:y="6.708cm">
          <draw:text-box>
            <text:p/>
          </draw:text-box>
        </draw:frame>
        <draw:g>
          <draw:path draw:style-name="gr3" draw:text-style-name="P2" draw:layer="layout" svg:width="3.1cm" svg:height="0.341cm" svg:x="21.157cm" svg:y="7.18cm" svg:viewBox="0 0 3101 342" svg:d="M3101 342v-342M0 0v342">
            <text:p/>
          </draw:path>
          <draw:frame draw:style-name="gr4" draw:text-style-name="P2" draw:layer="layout" svg:width="0.071cm" svg:height="1.286cm" svg:x="22.672cm" svg:y="6.708cm">
            <draw:text-box>
              <text:p/>
            </draw:text-box>
          </draw:frame>
        </draw:g>
        <draw:polygon draw:style-name="gr1" draw:text-style-name="P1" draw:layer="layout" svg:width="3.099cm" svg:height="1.642cm" svg:x="21.157cm" svg:y="3.893cm" svg:viewBox="0 0 3100 1643" draw:points="0,1643 3100,1643 3100,0 0,0">
          <text:p/>
        </draw:polygon>
        <draw:frame draw:style-name="gr2" draw:text-style-name="P2" draw:layer="layout" svg:width="0.423cm" svg:height="1.286cm" svg:x="21.157cm" svg:y="4.071cm">
          <draw:text-box>
            <text:p/>
          </draw:text-box>
        </draw:frame>
        <draw:frame draw:style-name="gr2" draw:text-style-name="P2" draw:layer="layout" svg:width="0.423cm" svg:height="1.286cm" svg:x="24.877cm" svg:y="4.071cm">
          <draw:text-box>
            <text:p/>
          </draw:text-box>
        </draw:frame>
        <draw:g>
          <draw:path draw:style-name="gr3" draw:text-style-name="P2" draw:layer="layout" svg:width="3.099cm" svg:height="1.642cm" svg:x="21.157cm" svg:y="3.893cm" svg:viewBox="0 0 3100 1643" svg:d="M3100 1643v-1643M0 0h3100M0 0v1643">
            <text:p/>
          </draw:path>
          <draw:frame draw:style-name="gr2" draw:text-style-name="P2" draw:layer="layout" svg:width="0.071cm" svg:height="1.286cm" svg:x="22.672cm" svg:y="4.071cm">
            <draw:text-box>
              <text:p/>
            </draw:text-box>
          </draw:frame>
        </draw:g>
        <draw:frame draw:style-name="gr2" draw:text-style-name="P2" draw:layer="layout" svg:width="0.071cm" svg:height="1.286cm" svg:x="22.672cm" svg:y="4.071cm">
          <draw:text-box>
            <text:p/>
          </draw:text-box>
        </draw:frame>
        <draw:polygon draw:style-name="gr1" draw:text-style-name="P1" draw:layer="layout" svg:width="3.099cm" svg:height="1.642cm" svg:x="21.157cm" svg:y="5.535cm" svg:viewBox="0 0 3100 1643" draw:points="0,1643 3100,1643 3100,0 0,0">
          <text:p/>
        </draw:polygon>
        <draw:frame draw:style-name="gr2" draw:text-style-name="P2" draw:layer="layout" svg:width="0.423cm" svg:height="1.286cm" svg:x="21.157cm" svg:y="5.714cm">
          <draw:text-box>
            <text:p/>
          </draw:text-box>
        </draw:frame>
        <draw:frame draw:style-name="gr2" draw:text-style-name="P2" draw:layer="layout" svg:width="0.423cm" svg:height="1.286cm" svg:x="24.877cm" svg:y="5.714cm">
          <draw:text-box>
            <text:p/>
          </draw:text-box>
        </draw:frame>
        <draw:g>
          <draw:path draw:style-name="gr3" draw:text-style-name="P2" draw:layer="layout" svg:width="3.099cm" svg:height="1.642cm" svg:x="21.157cm" svg:y="5.535cm" svg:viewBox="0 0 3100 1643" svg:d="M3100 1643v-1643M0 0v1643">
            <text:p/>
          </draw:path>
          <draw:frame draw:style-name="gr2" draw:text-style-name="P2" draw:layer="layout" svg:width="0.071cm" svg:height="1.286cm" svg:x="22.672cm" svg:y="5.714cm">
            <draw:text-box>
              <text:p/>
            </draw:text-box>
          </draw:frame>
        </draw:g>
        <draw:frame draw:style-name="gr2" draw:text-style-name="P2" draw:layer="layout" svg:width="0.071cm" svg:height="1.286cm" svg:x="22.672cm" svg:y="5.714cm">
          <draw:text-box>
            <text:p/>
          </draw:text-box>
        </draw:frame>
        <draw:frame draw:style-name="gr5" draw:text-style-name="P2" draw:layer="layout" svg:width="1.1cm" svg:height="0.658cm" svg:x="22.2cm" svg:y="3.324cm">
          <draw:text-box>
            <text:p text:style-name="P3"><text:span text:style-name="T1">ID</text:span><text:span text:style-name="T1">/</text:span><text:span text:style-name="T1">E</text:span><text:span text:style-name="T1">X</text:span></text:p>
          </draw:text-box>
        </draw:frame>
        <draw:frame draw:style-name="gr5" draw:text-style-name="P2" draw:layer="layout" svg:width="1.197cm" svg:height="0.568cm" svg:x="21.157cm" svg:y="10.283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68cm" svg:x="21.143cm" svg:y="9.869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68cm" svg:x="21.157cm" svg:y="4.637cm">
          <draw:text-box>
            <text:p text:style-name="P3"><text:span text:style-name="T3">id_aluop</text:span></text:p>
          </draw:text-box>
        </draw:frame>
        <draw:frame draw:style-name="gr5" draw:text-style-name="P2" draw:layer="layout" svg:width="0.913cm" svg:height="0.568cm" svg:x="21.144cm" svg:y="3.813cm">
          <draw:text-box>
            <text:p text:style-name="P3"><text:span text:style-name="T3">stall</text:span></text:p>
          </draw:text-box>
        </draw:frame>
        <draw:frame draw:style-name="gr6" draw:text-style-name="P2" draw:layer="layout" svg:width="1.182cm" svg:height="0.568cm" svg:x="23.133cm" svg:y="4.226cm">
          <draw:text-box>
            <text:p text:style-name="P4"><text:span text:style-name="T3">ex_alusel</text:span></text:p>
          </draw:text-box>
        </draw:frame>
        <draw:frame draw:style-name="gr7" draw:text-style-name="P2" draw:layer="layout" svg:width="1.115cm" svg:height="0.568cm" svg:x="23.189cm" svg:y="5.847cm">
          <draw:text-box>
            <text:p text:style-name="P4"><text:span text:style-name="T3">ex_wreg</text:span></text:p>
          </draw:text-box>
        </draw:frame>
        <draw:frame draw:style-name="gr5" draw:text-style-name="P2" draw:layer="layout" svg:width="1.121cm" svg:height="0.568cm" svg:x="23.183cm" svg:y="3.837cm">
          <draw:text-box>
            <text:p text:style-name="P4"><text:span text:style-name="T3">ex_alu</text:span><text:span text:style-name="T3">op</text:span></text:p>
          </draw:text-box>
        </draw:frame>
        <draw:frame draw:style-name="gr5" draw:text-style-name="P2" draw:layer="layout" svg:width="1.176cm" svg:height="0.568cm" svg:x="23.098cm" svg:y="4.604cm">
          <draw:text-box>
            <text:p text:style-name="P4"><text:span text:style-name="T3">ex_reg1</text:span></text:p>
          </draw:text-box>
        </draw:frame>
        <draw:frame draw:style-name="gr7" draw:text-style-name="P2" draw:layer="layout" svg:width="0.973cm" svg:height="0.568cm" svg:x="23.321cm" svg:y="5.034cm">
          <draw:text-box>
            <text:p text:style-name="P4"><text:span text:style-name="T3">ex_reg2</text:span></text:p>
          </draw:text-box>
        </draw:frame>
        <draw:frame draw:style-name="gr7" draw:text-style-name="P2" draw:layer="layout" svg:width="1.54cm" svg:height="0.568cm" svg:x="22.774cm" svg:y="5.447cm">
          <draw:text-box>
            <text:p text:style-name="P4"><text:span text:style-name="T3">ex_wd</text:span></text:p>
          </draw:text-box>
        </draw:frame>
        <draw:frame draw:style-name="gr7" draw:text-style-name="P2" draw:layer="layout" svg:width="1.54cm" svg:height="0.517cm" svg:x="22.774cm" svg:y="6.319cm">
          <draw:text-box>
            <text:p text:style-name="P4"><text:span text:style-name="T4">ex_exc</text:span><text:span text:style-name="T4">epttype</text:span></text:p>
          </draw:text-box>
        </draw:frame>
        <draw:frame draw:style-name="gr8" draw:text-style-name="P2" draw:layer="layout" svg:width="1.75cm" svg:height="0.568cm" svg:x="22.557cm" svg:y="6.662cm">
          <draw:text-box>
            <text:p text:style-name="P4"><text:span text:style-name="T3">ex_link_ad</text:span><text:span text:style-name="T3">dress</text:span></text:p>
          </draw:text-box>
        </draw:frame>
        <draw:frame draw:style-name="gr5" draw:text-style-name="P2" draw:layer="layout" svg:width="1.61cm" svg:height="0.568cm" svg:x="22.657cm" svg:y="7.055cm">
          <draw:text-box>
            <text:p text:style-name="P4"><text:span text:style-name="T3">ex_inst</text:span></text:p>
          </draw:text-box>
        </draw:frame>
        <draw:frame draw:style-name="gr7" draw:text-style-name="P2" draw:layer="layout" svg:width="1.74cm" svg:height="0.466cm" svg:x="22.557cm" svg:y="8.307cm">
          <draw:text-box>
            <text:p text:style-name="P4"><text:span text:style-name="T5">ex_current_in</text:span><text:span text:style-name="T5">st_address</text:span></text:p>
          </draw:text-box>
        </draw:frame>
        <draw:frame draw:style-name="gr5" draw:text-style-name="P2" draw:layer="layout" svg:width="0.913cm" svg:height="0.568cm" svg:x="21.144cm" svg:y="4.226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313cm" svg:height="0.568cm" svg:x="21.145cm" svg:y="5.019cm">
          <draw:text-box>
            <text:p text:style-name="P3"><text:span text:style-name="T3">id_alusel</text:span></text:p>
          </draw:text-box>
        </draw:frame>
        <draw:frame draw:style-name="gr5" draw:text-style-name="P2" draw:layer="layout" svg:width="1.313cm" svg:height="0.568cm" svg:x="21.145cm" svg:y="5.433cm">
          <draw:text-box>
            <text:p text:style-name="P3"><text:span text:style-name="T3">id_reg</text:span><text:span text:style-name="T3">1</text:span></text:p>
          </draw:text-box>
        </draw:frame>
        <draw:frame draw:style-name="gr5" draw:text-style-name="P2" draw:layer="layout" svg:width="1.313cm" svg:height="0.568cm" svg:x="21.145cm" svg:y="5.869cm">
          <draw:text-box>
            <text:p text:style-name="P3"><text:span text:style-name="T3">id_reg2</text:span></text:p>
          </draw:text-box>
        </draw:frame>
        <draw:frame draw:style-name="gr5" draw:text-style-name="P2" draw:layer="layout" svg:width="1.513cm" svg:height="0.568cm" svg:x="21.145cm" svg:y="6.269cm">
          <draw:text-box>
            <text:p text:style-name="P3"><text:span text:style-name="T3">id_wd</text:span></text:p>
          </draw:text-box>
        </draw:frame>
        <draw:frame draw:style-name="gr5" draw:text-style-name="P2" draw:layer="layout" svg:width="1.513cm" svg:height="0.568cm" svg:x="21.145cm" svg:y="6.669cm">
          <draw:text-box>
            <text:p text:style-name="P3"><text:span text:style-name="T3">id_wreg</text:span></text:p>
          </draw:text-box>
        </draw:frame>
        <draw:frame draw:style-name="gr5" draw:text-style-name="P2" draw:layer="layout" svg:width="1.513cm" svg:height="0.568cm" svg:x="21.145cm" svg:y="7.069cm">
          <draw:text-box>
            <text:p text:style-name="P3"><text:span text:style-name="T3">id_</text:span><text:span text:style-name="T3">exc</text:span><text:span text:style-name="T3">eptt</text:span><text:span text:style-name="T3">ype</text:span></text:p>
          </draw:text-box>
        </draw:frame>
        <draw:frame draw:style-name="gr5" draw:text-style-name="P2" draw:layer="layout" svg:width="1.713cm" svg:height="0.568cm" svg:x="21.145cm" svg:y="8.669cm">
          <draw:text-box>
            <text:p text:style-name="P3"><text:span text:style-name="T3">id_link_</text:span><text:span text:style-name="T3">address</text:span></text:p>
          </draw:text-box>
        </draw:frame>
        <draw:frame draw:style-name="gr5" draw:text-style-name="P2" draw:layer="layout" svg:width="1.513cm" svg:height="0.568cm" svg:x="21.151cm" svg:y="7.419cm">
          <draw:text-box>
            <text:p text:style-name="P3"><text:span text:style-name="T3">id_inst</text:span></text:p>
          </draw:text-box>
        </draw:frame>
        <draw:frame draw:style-name="gr5" draw:text-style-name="P2" draw:layer="layout" svg:width="1.813cm" svg:height="0.517cm" svg:x="21.145cm" svg:y="8.294cm">
          <draw:text-box>
            <text:p text:style-name="P3"><text:span text:style-name="T4">id_is_in_</text:span><text:span text:style-name="T4">delayslot</text:span></text:p>
          </draw:text-box>
        </draw:frame>
        <draw:frame draw:style-name="gr5" draw:text-style-name="P2" draw:layer="layout" svg:width="1.25cm" svg:height="0.658cm" svg:x="22.107cm" svg:y="10.661cm">
          <draw:text-box>
            <text:p text:style-name="P3"><text:span text:style-name="T6">id_ex.v</text:span></text:p>
          </draw:text-box>
        </draw:frame>
        <draw:frame draw:style-name="gr5" draw:text-style-name="P2" draw:layer="layout" svg:width="2.013cm" svg:height="0.517cm" svg:x="21.145cm" svg:y="7.867cm">
          <draw:text-box>
            <text:p text:style-name="P3"><text:span text:style-name="T4">id_current_inst_address</text:span></text:p>
          </draw:text-box>
        </draw:frame>
        <draw:frame draw:style-name="gr5" draw:text-style-name="P2" draw:layer="layout" svg:width="2.113cm" svg:height="0.517cm" svg:x="21.145cm" svg:y="9.067cm">
          <draw:text-box>
            <text:p text:style-name="P3"><text:span text:style-name="T4">next_inst_in_delayslot_i</text:span></text:p>
          </draw:text-box>
        </draw:frame>
        <draw:frame draw:style-name="gr7" draw:text-style-name="P2" draw:layer="layout" svg:width="1.94cm" svg:height="0.568cm" svg:x="22.357cm" svg:y="7.428cm">
          <draw:text-box>
            <text:p text:style-name="P4"><text:span text:style-name="T3">ex_is_in_delayslot</text:span></text:p>
          </draw:text-box>
        </draw:frame>
        <draw:frame draw:style-name="gr7" draw:text-style-name="P2" draw:layer="layout" svg:width="1.882cm" svg:height="0.568cm" svg:x="22.415cm" svg:y="9.856cm">
          <draw:text-box>
            <text:p text:style-name="P4"><text:span text:style-name="T3">is_in_d</text:span><text:span text:style-name="T3">elayslo</text:span><text:span text:style-name="T3">t_o</text:span></text:p>
          </draw:text-box>
        </draw:frame>
        <draw:polygon draw:style-name="gr1" draw:text-style-name="P1" draw:layer="layout" svg:width="3.099cm" svg:height="1.642cm" svg:x="38.844cm" svg:y="9.542cm" svg:viewBox="0 0 3100 1643" draw:points="0,1643 3100,1643 3100,0 0,0">
          <text:p/>
        </draw:polygon>
        <draw:frame draw:style-name="gr2" draw:text-style-name="P2" draw:layer="layout" svg:width="0.423cm" svg:height="1.286cm" svg:x="38.844cm" svg:y="9.721cm">
          <draw:text-box>
            <text:p/>
          </draw:text-box>
        </draw:frame>
        <draw:frame draw:style-name="gr2" draw:text-style-name="P2" draw:layer="layout" svg:width="0.423cm" svg:height="1.286cm" svg:x="42.564cm" svg:y="9.721cm">
          <draw:text-box>
            <text:p/>
          </draw:text-box>
        </draw:frame>
        <draw:g>
          <draw:path draw:style-name="gr3" draw:text-style-name="P2" draw:layer="layout" svg:width="3.099cm" svg:height="1.642cm" svg:x="38.844cm" svg:y="9.542cm" svg:viewBox="0 0 3100 1643" svg:d="M3100 1643v-1643M0 0v1643">
            <text:p/>
          </draw:path>
          <draw:frame draw:style-name="gr2" draw:text-style-name="P2" draw:layer="layout" svg:width="0.071cm" svg:height="1.286cm" svg:x="40.359cm" svg:y="9.721cm">
            <draw:text-box>
              <text:p/>
            </draw:text-box>
          </draw:frame>
        </draw:g>
        <draw:frame draw:style-name="gr2" draw:text-style-name="P2" draw:layer="layout" svg:width="0.071cm" svg:height="1.286cm" svg:x="40.359cm" svg:y="9.721cm">
          <draw:text-box>
            <text:p/>
          </draw:text-box>
        </draw:frame>
        <draw:polygon draw:style-name="gr1" draw:text-style-name="P1" draw:layer="layout" svg:width="3.099cm" svg:height="1.642cm" svg:x="38.844cm" svg:y="7.902cm" svg:viewBox="0 0 3100 1643" draw:points="0,1643 3100,1643 3100,0 0,0">
          <text:p/>
        </draw:polygon>
        <draw:frame draw:style-name="gr2" draw:text-style-name="P2" draw:layer="layout" svg:width="0.423cm" svg:height="1.286cm" svg:x="38.844cm" svg:y="8.081cm">
          <draw:text-box>
            <text:p/>
          </draw:text-box>
        </draw:frame>
        <draw:frame draw:style-name="gr2" draw:text-style-name="P2" draw:layer="layout" svg:width="0.423cm" svg:height="1.286cm" svg:x="42.563cm" svg:y="8.081cm">
          <draw:text-box>
            <text:p/>
          </draw:text-box>
        </draw:frame>
        <draw:g>
          <draw:path draw:style-name="gr3" draw:text-style-name="P2" draw:layer="layout" svg:width="3.099cm" svg:height="1.642cm" svg:x="38.844cm" svg:y="7.902cm" svg:viewBox="0 0 3100 1643" svg:d="M3100 1643v-1643M0 0v1643">
            <text:p/>
          </draw:path>
          <draw:frame draw:style-name="gr2" draw:text-style-name="P2" draw:layer="layout" svg:width="0.071cm" svg:height="1.286cm" svg:x="40.358cm" svg:y="8.081cm">
            <draw:text-box>
              <text:p/>
            </draw:text-box>
          </draw:frame>
        </draw:g>
        <draw:frame draw:style-name="gr2" draw:text-style-name="P2" draw:layer="layout" svg:width="0.071cm" svg:height="1.286cm" svg:x="40.358cm" svg:y="8.081cm">
          <draw:text-box>
            <text:p/>
          </draw:text-box>
        </draw:frame>
        <draw:polygon draw:style-name="gr1" draw:text-style-name="P1" draw:layer="layout" svg:width="3.099cm" svg:height="1.642cm" svg:x="38.844cm" svg:y="11.182cm" svg:viewBox="0 0 3100 1643" draw:points="3100,0 0,0 0,1643 3100,1643">
          <text:p/>
        </draw:polygon>
        <draw:frame draw:style-name="gr2" draw:text-style-name="P2" draw:layer="layout" svg:width="0.423cm" svg:height="1.286cm" draw:transform="rotate (-3.14159265358979) translate (41.943cm 12.646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38.224cm 12.646cm)">
          <draw:text-box>
            <text:p/>
          </draw:text-box>
        </draw:frame>
        <draw:g>
          <draw:path draw:style-name="gr3" draw:text-style-name="P2" draw:layer="layout" svg:width="3.099cm" svg:height="1.642cm" svg:x="38.844cm" svg:y="11.182cm" svg:viewBox="0 0 3100 1643" svg:d="M0 0v1643M3100 1643h-3100M3100 1643v-1643">
            <text:p/>
          </draw:path>
          <draw:frame draw:style-name="gr2" draw:text-style-name="P2" draw:layer="layout" svg:width="0.071cm" svg:height="1.286cm" draw:transform="rotate (-3.14159265358979) translate (40.429cm 12.646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40.429cm 12.646cm)">
          <draw:text-box>
            <text:p/>
          </draw:text-box>
        </draw:frame>
        <draw:polygon draw:style-name="gr1" draw:text-style-name="P1" draw:layer="layout" svg:width="3.1cm" svg:height="0.432cm" svg:x="38.843cm" svg:y="7.112cm" svg:viewBox="0 0 3101 433" draw:points="0,433 3101,433 3101,0 0,0">
          <text:p/>
        </draw:polygon>
        <draw:frame draw:style-name="gr4" draw:text-style-name="P2" draw:layer="layout" svg:width="0.282cm" svg:height="1.286cm" svg:x="38.843cm" svg:y="6.685cm">
          <draw:text-box>
            <text:p/>
          </draw:text-box>
        </draw:frame>
        <draw:frame draw:style-name="gr4" draw:text-style-name="P2" draw:layer="layout" svg:width="0.282cm" svg:height="1.286cm" svg:x="42.563cm" svg:y="6.685cm">
          <draw:text-box>
            <text:p/>
          </draw:text-box>
        </draw:frame>
        <draw:g>
          <draw:path draw:style-name="gr3" draw:text-style-name="P2" draw:layer="layout" svg:width="3.1cm" svg:height="0.432cm" svg:x="38.843cm" svg:y="7.112cm" svg:viewBox="0 0 3101 433" svg:d="M3101 433v-433M0 0v433">
            <text:p/>
          </draw:path>
          <draw:frame draw:style-name="gr4" draw:text-style-name="P2" draw:layer="layout" svg:width="0.071cm" svg:height="1.286cm" svg:x="40.358cm" svg:y="6.685cm">
            <draw:text-box>
              <text:p/>
            </draw:text-box>
          </draw:frame>
        </draw:g>
        <draw:polygon draw:style-name="gr1" draw:text-style-name="P1" draw:layer="layout" svg:width="3.099cm" svg:height="1.642cm" svg:x="38.843cm" svg:y="3.884cm" svg:viewBox="0 0 3100 1643" draw:points="0,1643 3100,1643 3100,0 0,0">
          <text:p/>
        </draw:polygon>
        <draw:frame draw:style-name="gr2" draw:text-style-name="P2" draw:layer="layout" svg:width="0.423cm" svg:height="1.286cm" svg:x="38.843cm" svg:y="4.062cm">
          <draw:text-box>
            <text:p/>
          </draw:text-box>
        </draw:frame>
        <draw:frame draw:style-name="gr2" draw:text-style-name="P2" draw:layer="layout" svg:width="0.423cm" svg:height="1.286cm" svg:x="42.563cm" svg:y="4.062cm">
          <draw:text-box>
            <text:p/>
          </draw:text-box>
        </draw:frame>
        <draw:g>
          <draw:path draw:style-name="gr3" draw:text-style-name="P2" draw:layer="layout" svg:width="3.099cm" svg:height="1.642cm" svg:x="38.843cm" svg:y="3.884cm" svg:viewBox="0 0 3100 1643" svg:d="M3100 1643v-1643M0 0h3100M0 0v1643">
            <text:p/>
          </draw:path>
          <draw:frame draw:style-name="gr2" draw:text-style-name="P2" draw:layer="layout" svg:width="0.071cm" svg:height="1.286cm" svg:x="40.358cm" svg:y="4.062cm">
            <draw:text-box>
              <text:p/>
            </draw:text-box>
          </draw:frame>
        </draw:g>
        <draw:frame draw:style-name="gr2" draw:text-style-name="P2" draw:layer="layout" svg:width="0.071cm" svg:height="1.286cm" svg:x="40.358cm" svg:y="4.062cm">
          <draw:text-box>
            <text:p/>
          </draw:text-box>
        </draw:frame>
        <draw:polygon draw:style-name="gr1" draw:text-style-name="P1" draw:layer="layout" svg:width="3.099cm" svg:height="1.642cm" svg:x="38.843cm" svg:y="5.526cm" svg:viewBox="0 0 3100 1643" draw:points="0,1643 3100,1643 3100,0 0,0">
          <text:p/>
        </draw:polygon>
        <draw:frame draw:style-name="gr2" draw:text-style-name="P2" draw:layer="layout" svg:width="0.423cm" svg:height="1.286cm" svg:x="38.843cm" svg:y="5.704cm">
          <draw:text-box>
            <text:p/>
          </draw:text-box>
        </draw:frame>
        <draw:frame draw:style-name="gr2" draw:text-style-name="P2" draw:layer="layout" svg:width="0.423cm" svg:height="1.286cm" svg:x="42.563cm" svg:y="5.704cm">
          <draw:text-box>
            <text:p/>
          </draw:text-box>
        </draw:frame>
        <draw:g>
          <draw:path draw:style-name="gr3" draw:text-style-name="P2" draw:layer="layout" svg:width="3.099cm" svg:height="1.642cm" svg:x="38.843cm" svg:y="5.526cm" svg:viewBox="0 0 3100 1643" svg:d="M3100 1643v-1643M0 0v1643">
            <text:p/>
          </draw:path>
          <draw:frame draw:style-name="gr2" draw:text-style-name="P2" draw:layer="layout" svg:width="0.071cm" svg:height="1.286cm" svg:x="40.358cm" svg:y="5.704cm">
            <draw:text-box>
              <text:p/>
            </draw:text-box>
          </draw:frame>
        </draw:g>
        <draw:frame draw:style-name="gr2" draw:text-style-name="P2" draw:layer="layout" svg:width="0.071cm" svg:height="1.286cm" svg:x="40.358cm" svg:y="5.704cm">
          <draw:text-box>
            <text:p/>
          </draw:text-box>
        </draw:frame>
        <draw:frame draw:style-name="gr5" draw:text-style-name="P2" draw:layer="layout" svg:width="1.535cm" svg:height="0.658cm" svg:x="39.629cm" svg:y="3.315cm">
          <draw:text-box>
            <text:p text:style-name="P3"><text:span text:style-name="T1">EX/MEM</text:span></text:p>
          </draw:text-box>
        </draw:frame>
        <draw:frame draw:style-name="gr5" draw:text-style-name="P2" draw:layer="layout" svg:width="1.197cm" svg:height="0.568cm" svg:x="38.843cm" svg:y="12.315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68cm" svg:x="38.828cm" svg:y="11.94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68cm" svg:x="38.843cm" svg:y="3.792cm">
          <draw:text-box>
            <text:p text:style-name="P3"><text:span text:style-name="T3">stall</text:span></text:p>
          </draw:text-box>
        </draw:frame>
        <draw:frame draw:style-name="gr6" draw:text-style-name="P2" draw:layer="layout" svg:width="1.372cm" svg:height="0.568cm" svg:x="40.629cm" svg:y="4.216cm">
          <draw:text-box>
            <text:p text:style-name="P4"><text:span text:style-name="T3">mem_wreg</text:span></text:p>
          </draw:text-box>
        </draw:frame>
        <draw:frame draw:style-name="gr8" draw:text-style-name="P2" draw:layer="layout" svg:width="1.772cm" svg:height="0.568cm" svg:x="40.229cm" svg:y="6.707cm">
          <draw:text-box>
            <text:p text:style-name="P4"><text:span text:style-name="T3">mem_mem_</text:span><text:span text:style-name="T3">addr</text:span></text:p>
          </draw:text-box>
        </draw:frame>
        <draw:frame draw:style-name="gr7" draw:text-style-name="P2" draw:layer="layout" svg:width="1.361cm" svg:height="0.568cm" svg:x="40.629cm" svg:y="5.871cm">
          <draw:text-box>
            <text:p text:style-name="P4"><text:span text:style-name="T3">mem_whil</text:span><text:span text:style-name="T3">o</text:span></text:p>
          </draw:text-box>
        </draw:frame>
        <draw:frame draw:style-name="gr5" draw:text-style-name="P2" draw:layer="layout" svg:width="1.121cm" svg:height="0.568cm" svg:x="40.869cm" svg:y="3.827cm">
          <draw:text-box>
            <text:p text:style-name="P4"><text:span text:style-name="T3">mem_wd</text:span></text:p>
          </draw:text-box>
        </draw:frame>
        <draw:frame draw:style-name="gr5" draw:text-style-name="P2" draw:layer="layout" svg:width="1.331cm" svg:height="0.568cm" svg:x="40.629cm" svg:y="4.596cm">
          <draw:text-box>
            <text:p text:style-name="P4"><text:span text:style-name="T3">mem_wdata</text:span></text:p>
          </draw:text-box>
        </draw:frame>
        <draw:frame draw:style-name="gr7" draw:text-style-name="P2" draw:layer="layout" svg:width="1.051cm" svg:height="0.568cm" svg:x="40.929cm" svg:y="5.025cm">
          <draw:text-box>
            <text:p text:style-name="P4"><text:span text:style-name="T3">mem_hi</text:span></text:p>
          </draw:text-box>
        </draw:frame>
        <draw:frame draw:style-name="gr7" draw:text-style-name="P2" draw:layer="layout" svg:width="1.6cm" svg:height="0.466cm" svg:x="40.443cm" svg:y="8.739cm">
          <draw:text-box>
            <text:p text:style-name="P4"><text:span text:style-name="T5">mem_cp0_re</text:span><text:span text:style-name="T5">g_data</text:span></text:p>
          </draw:text-box>
        </draw:frame>
        <draw:frame draw:style-name="gr7" draw:text-style-name="P2" draw:layer="layout" svg:width="1.865cm" svg:height="0.466cm" svg:x="40.129cm" svg:y="8.28cm">
          <draw:text-box>
            <text:p text:style-name="P4"><text:span text:style-name="T5">mem_cp0_reg_write_ad</text:span><text:span text:style-name="T5">dr</text:span></text:p>
          </draw:text-box>
        </draw:frame>
        <draw:frame draw:style-name="gr7" draw:text-style-name="P2" draw:layer="layout" svg:width="1.77cm" svg:height="0.466cm" svg:x="40.243cm" svg:y="9.134cm">
          <draw:text-box>
            <text:p text:style-name="P4"><text:span text:style-name="T5">mem_excepttype</text:span></text:p>
          </draw:text-box>
        </draw:frame>
        <draw:frame draw:style-name="gr7" draw:text-style-name="P2" draw:layer="layout" svg:width="1.54cm" svg:height="0.568cm" svg:x="40.46cm" svg:y="5.413cm">
          <draw:text-box>
            <text:p text:style-name="P4"><text:span text:style-name="T3">mem_lo</text:span></text:p>
          </draw:text-box>
        </draw:frame>
        <draw:frame draw:style-name="gr7" draw:text-style-name="P2" draw:layer="layout" svg:width="1.54cm" svg:height="0.568cm" svg:x="40.46cm" svg:y="6.285cm">
          <draw:text-box>
            <text:p text:style-name="P4"><text:span text:style-name="T3">mem_</text:span><text:span text:style-name="T3">aluop</text:span></text:p>
          </draw:text-box>
        </draw:frame>
        <draw:frame draw:style-name="gr7" draw:text-style-name="P2" draw:layer="layout" svg:width="1.75cm" svg:height="0.466cm" svg:x="40.243cm" svg:y="9.589cm">
          <draw:text-box>
            <text:p text:style-name="P4"><text:span text:style-name="T5">mem_is_in_de</text:span><text:span text:style-name="T5">layslot</text:span></text:p>
          </draw:text-box>
        </draw:frame>
        <draw:frame draw:style-name="gr5" draw:text-style-name="P2" draw:layer="layout" svg:width="1.61cm" svg:height="0.466cm" svg:x="40.343cm" svg:y="7.505cm">
          <draw:text-box>
            <text:p text:style-name="P4"><text:span text:style-name="T5">current_inst_a</text:span><text:span text:style-name="T5">ddress_o</text:span></text:p>
          </draw:text-box>
        </draw:frame>
        <draw:polygon draw:style-name="gr1" draw:text-style-name="P1" draw:layer="layout" svg:width="3.1cm" svg:height="0.401cm" svg:x="38.843cm" svg:y="7.545cm" svg:viewBox="0 0 3101 402" draw:points="0,402 3101,402 3101,0 0,0">
          <text:p/>
        </draw:polygon>
        <draw:frame draw:style-name="gr4" draw:text-style-name="P2" draw:layer="layout" svg:width="0.282cm" svg:height="1.286cm" svg:x="38.843cm" svg:y="7.102cm">
          <draw:text-box>
            <text:p/>
          </draw:text-box>
        </draw:frame>
        <draw:frame draw:style-name="gr4" draw:text-style-name="P2" draw:layer="layout" svg:width="0.282cm" svg:height="1.286cm" svg:x="42.563cm" svg:y="7.102cm">
          <draw:text-box>
            <text:p/>
          </draw:text-box>
        </draw:frame>
        <draw:g>
          <draw:path draw:style-name="gr3" draw:text-style-name="P2" draw:layer="layout" svg:width="3.1cm" svg:height="0.401cm" svg:x="38.843cm" svg:y="7.545cm" svg:viewBox="0 0 3101 402" svg:d="M3101 402v-402M0 0v402">
            <text:p/>
          </draw:path>
          <draw:frame draw:style-name="gr4" draw:text-style-name="P2" draw:layer="layout" svg:width="0.071cm" svg:height="1.286cm" svg:x="40.358cm" svg:y="7.102cm">
            <draw:text-box>
              <text:p/>
            </draw:text-box>
          </draw:frame>
        </draw:g>
        <draw:frame draw:style-name="gr7" draw:text-style-name="P2" draw:layer="layout" svg:width="1.955cm" svg:height="0.568cm" svg:x="40.051cm" svg:y="7.806cm">
          <draw:text-box>
            <text:p text:style-name="P4"><text:span text:style-name="T3">mem_cp0_reg_</text:span><text:span text:style-name="T3">we</text:span></text:p>
          </draw:text-box>
        </draw:frame>
        <draw:frame draw:style-name="gr5" draw:text-style-name="P2" draw:layer="layout" svg:width="1.313cm" svg:height="0.568cm" svg:x="38.831cm" svg:y="4.175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313cm" svg:height="0.568cm" svg:x="38.815cm" svg:y="11.092cm">
          <draw:text-box>
            <text:p text:style-name="P3"><text:span text:style-name="T3">ex_wd</text:span></text:p>
          </draw:text-box>
        </draw:frame>
        <draw:frame draw:style-name="gr5" draw:text-style-name="P2" draw:layer="layout" svg:width="1.313cm" svg:height="0.568cm" svg:x="38.815cm" svg:y="10.656cm">
          <draw:text-box>
            <text:p text:style-name="P3"><text:span text:style-name="T3">ex_wreg</text:span></text:p>
          </draw:text-box>
        </draw:frame>
        <draw:frame draw:style-name="gr5" draw:text-style-name="P2" draw:layer="layout" svg:width="1.513cm" svg:height="0.568cm" svg:x="38.815cm" svg:y="11.492cm">
          <draw:text-box>
            <text:p text:style-name="P3"><text:span text:style-name="T3">ex_wdata</text:span></text:p>
          </draw:text-box>
        </draw:frame>
        <draw:frame draw:style-name="gr5" draw:text-style-name="P2" draw:layer="layout" svg:width="1.513cm" svg:height="0.568cm" svg:x="38.815cm" svg:y="7.056cm">
          <draw:text-box>
            <text:p text:style-name="P3"><text:span text:style-name="T3">ex_hi</text:span></text:p>
          </draw:text-box>
        </draw:frame>
        <draw:frame draw:style-name="gr5" draw:text-style-name="P2" draw:layer="layout" svg:width="1.513cm" svg:height="0.568cm" svg:x="38.815cm" svg:y="7.456cm">
          <draw:text-box>
            <text:p text:style-name="P3"><text:span text:style-name="T3">ex_lo</text:span></text:p>
          </draw:text-box>
        </draw:frame>
        <draw:frame draw:style-name="gr5" draw:text-style-name="P2" draw:layer="layout" svg:width="1.513cm" svg:height="0.568cm" svg:x="38.815cm" svg:y="7.792cm">
          <draw:text-box>
            <text:p text:style-name="P3"><text:span text:style-name="T3">ex_whilo</text:span></text:p>
          </draw:text-box>
        </draw:frame>
        <draw:frame draw:style-name="gr5" draw:text-style-name="P2" draw:layer="layout" svg:width="1.513cm" svg:height="0.568cm" svg:x="38.815cm" svg:y="10.292cm">
          <draw:text-box>
            <text:p text:style-name="P3"><text:span text:style-name="T3">ex_aluop</text:span></text:p>
          </draw:text-box>
        </draw:frame>
        <draw:frame draw:style-name="gr5" draw:text-style-name="P2" draw:layer="layout" svg:width="1.513cm" svg:height="0.568cm" svg:x="38.815cm" svg:y="5.856cm">
          <draw:text-box>
            <text:p text:style-name="P3"><text:span text:style-name="T3">ex_mem</text:span><text:span text:style-name="T3">_addr</text:span></text:p>
          </draw:text-box>
        </draw:frame>
        <draw:frame draw:style-name="gr5" draw:text-style-name="P2" draw:layer="layout" svg:width="1.535cm" svg:height="0.658cm" svg:x="39.643cm" svg:y="12.697cm">
          <draw:text-box>
            <text:p text:style-name="P3"><text:span text:style-name="T6">ex_me</text:span><text:span text:style-name="T6">m.v</text:span></text:p>
          </draw:text-box>
        </draw:frame>
        <draw:frame draw:style-name="gr7" draw:text-style-name="P2" draw:layer="layout" svg:width="1.815cm" svg:height="0.466cm" svg:x="40.129cm" svg:y="9.911cm">
          <draw:text-box>
            <text:p text:style-name="P4"><text:span text:style-name="T5">mem_current_</text:span><text:span text:style-name="T5">inst_address</text:span></text:p>
          </draw:text-box>
        </draw:frame>
        <draw:frame draw:style-name="gr7" draw:text-style-name="P2" draw:layer="layout" svg:width="1.4cm" svg:height="0.568cm" svg:x="40.543cm" svg:y="10.26cm">
          <draw:text-box>
            <text:p text:style-name="P4"><text:span text:style-name="T3">hilo_o</text:span></text:p>
          </draw:text-box>
        </draw:frame>
        <draw:frame draw:style-name="gr7" draw:text-style-name="P2" draw:layer="layout" svg:width="1.4cm" svg:height="0.568cm" svg:x="40.543cm" svg:y="10.638cm">
          <draw:text-box>
            <text:p text:style-name="P4"><text:span text:style-name="T3">cnt_o</text:span></text:p>
          </draw:text-box>
        </draw:frame>
        <draw:frame draw:style-name="gr5" draw:text-style-name="P2" draw:layer="layout" svg:width="1.813cm" svg:height="0.568cm" svg:x="38.802cm" svg:y="6.656cm">
          <draw:text-box>
            <text:p text:style-name="P3"><text:span text:style-name="T3">ex_reg2</text:span></text:p>
          </draw:text-box>
        </draw:frame>
        <draw:frame draw:style-name="gr5" draw:text-style-name="P2" draw:layer="layout" svg:width="1.813cm" svg:height="0.568cm" svg:x="38.808cm" svg:y="4.606cm">
          <draw:text-box>
            <text:p text:style-name="P3"><text:span text:style-name="T3">ex_cp0_</text:span><text:span text:style-name="T3">reg_we</text:span></text:p>
          </draw:text-box>
        </draw:frame>
        <draw:frame draw:style-name="gr5" draw:text-style-name="P2" draw:layer="layout" svg:width="2.013cm" svg:height="0.517cm" svg:x="38.815cm" svg:y="5.044cm">
          <draw:text-box>
            <text:p text:style-name="P3"><text:span text:style-name="T4">ex_cp0</text:span><text:span text:style-name="T4">_reg_w</text:span><text:span text:style-name="T4">rite_ad</text:span><text:span text:style-name="T4">dr</text:span></text:p>
          </draw:text-box>
        </draw:frame>
        <draw:frame draw:style-name="gr5" draw:text-style-name="P2" draw:layer="layout" svg:width="1.813cm" svg:height="0.568cm" svg:x="38.802cm" svg:y="5.419cm">
          <draw:text-box>
            <text:p text:style-name="P3"><text:span text:style-name="T3">ex_cp0_re</text:span><text:span text:style-name="T3">g_data</text:span></text:p>
          </draw:text-box>
        </draw:frame>
        <draw:frame draw:style-name="gr5" draw:text-style-name="P2" draw:layer="layout" svg:width="1.813cm" svg:height="0.517cm" svg:x="38.815cm" svg:y="9.081cm">
          <draw:text-box>
            <text:p text:style-name="P3"><text:span text:style-name="T4">ex_except</text:span><text:span text:style-name="T4">type</text:span></text:p>
          </draw:text-box>
        </draw:frame>
        <draw:frame draw:style-name="gr5" draw:text-style-name="P2" draw:layer="layout" svg:width="1.813cm" svg:height="0.517cm" svg:x="38.815cm" svg:y="9.481cm">
          <draw:text-box>
            <text:p text:style-name="P3"><text:span text:style-name="T4">ex_is_in_d</text:span><text:span text:style-name="T4">elayslot</text:span></text:p>
          </draw:text-box>
        </draw:frame>
        <draw:frame draw:style-name="gr5" draw:text-style-name="P2" draw:layer="layout" svg:width="1.399cm" svg:height="0.751cm" svg:x="38.816cm" svg:y="9.8cm">
          <draw:text-box>
            <text:p text:style-name="P3"><text:span text:style-name="T4">ex_current_inst</text:span><text:span text:style-name="T4">_address</text:span></text:p>
          </draw:text-box>
        </draw:frame>
        <draw:frame draw:style-name="gr5" draw:text-style-name="P2" draw:layer="layout" svg:width="1.813cm" svg:height="0.568cm" svg:x="38.815cm" svg:y="8.219cm">
          <draw:text-box>
            <text:p text:style-name="P3"><text:span text:style-name="T3">hilo_i</text:span></text:p>
          </draw:text-box>
        </draw:frame>
        <draw:frame draw:style-name="gr5" draw:text-style-name="P2" draw:layer="layout" svg:width="1.813cm" svg:height="0.568cm" svg:x="38.802cm" svg:y="8.619cm">
          <draw:text-box>
            <text:p text:style-name="P3"><text:span text:style-name="T3">cnt_i</text:span></text:p>
          </draw:text-box>
        </draw:frame>
        <draw:frame draw:style-name="gr8" draw:text-style-name="P2" draw:layer="layout" svg:width="1.265cm" svg:height="0.568cm" svg:x="40.729cm" svg:y="7.428cm">
          <draw:text-box>
            <text:p text:style-name="P4"><text:span text:style-name="T3">mem_reg2</text:span></text:p>
          </draw:text-box>
        </draw:frame>
        <draw:polygon draw:style-name="gr1" draw:text-style-name="P1" draw:layer="layout" svg:width="1.298cm" svg:height="1.642cm" svg:x="61.147cm" svg:y="4.283cm" svg:viewBox="0 0 1299 1643" draw:points="1299,0 0,0 0,1643 1299,1643">
          <text:p/>
        </draw:polygon>
        <draw:frame draw:style-name="gr2" draw:text-style-name="P2" draw:layer="layout" svg:width="0.423cm" svg:height="1.286cm" draw:transform="rotate (-3.14159265358979) translate (62.445cm 5.746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60.887cm 5.746cm)">
          <draw:text-box>
            <text:p/>
          </draw:text-box>
        </draw:frame>
        <draw:g>
          <draw:path draw:style-name="gr3" draw:text-style-name="P2" draw:layer="layout" svg:width="1.298cm" svg:height="1.642cm" svg:x="61.147cm" svg:y="4.283cm" svg:viewBox="0 0 1299 1643" svg:d="M0 0v1643M1299 1643h-1299M1299 1643v-1643">
            <text:p/>
          </draw:path>
          <draw:frame draw:style-name="gr2" draw:text-style-name="P2" draw:layer="layout" svg:width="0.071cm" svg:height="1.286cm" draw:transform="rotate (-3.14159265358979) translate (61.831cm 5.746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61.831cm 5.746cm)">
          <draw:text-box>
            <text:p/>
          </draw:text-box>
        </draw:frame>
        <draw:polygon draw:style-name="gr1" draw:text-style-name="P1" draw:layer="layout" svg:width="1.298cm" svg:height="1.642cm" svg:x="61.146cm" svg:y="3.882cm" svg:viewBox="0 0 1299 1643" draw:points="0,1643 1299,1643 1299,0 0,0">
          <text:p/>
        </draw:polygon>
        <draw:frame draw:style-name="gr2" draw:text-style-name="P2" draw:layer="layout" svg:width="0.423cm" svg:height="1.286cm" svg:x="61.146cm" svg:y="4.061cm">
          <draw:text-box>
            <text:p/>
          </draw:text-box>
        </draw:frame>
        <draw:frame draw:style-name="gr2" draw:text-style-name="P2" draw:layer="layout" svg:width="0.423cm" svg:height="1.286cm" svg:x="62.704cm" svg:y="4.061cm">
          <draw:text-box>
            <text:p/>
          </draw:text-box>
        </draw:frame>
        <draw:g>
          <draw:path draw:style-name="gr3" draw:text-style-name="P2" draw:layer="layout" svg:width="1.298cm" svg:height="1.642cm" svg:x="61.146cm" svg:y="3.882cm" svg:viewBox="0 0 1299 1643" svg:d="M1299 1643v-1643M0 0h1299M0 0v1643">
            <text:p/>
          </draw:path>
          <draw:frame draw:style-name="gr2" draw:text-style-name="P2" draw:layer="layout" svg:width="0.071cm" svg:height="1.286cm" svg:x="61.76cm" svg:y="4.061cm">
            <draw:text-box>
              <text:p/>
            </draw:text-box>
          </draw:frame>
        </draw:g>
        <draw:frame draw:style-name="gr2" draw:text-style-name="P2" draw:layer="layout" svg:width="0.071cm" svg:height="1.286cm" svg:x="61.76cm" svg:y="4.061cm">
          <draw:text-box>
            <text:p/>
          </draw:text-box>
        </draw:frame>
        <draw:frame draw:style-name="gr5" draw:text-style-name="P2" draw:layer="layout" svg:width="1.105cm" svg:height="0.658cm" svg:x="61.297cm" svg:y="3.367cm">
          <draw:text-box>
            <text:p text:style-name="P3"><text:span text:style-name="T1">HILO</text:span></text:p>
          </draw:text-box>
        </draw:frame>
        <draw:frame draw:style-name="gr5" draw:text-style-name="P2" draw:layer="layout" svg:width="0.604cm" svg:height="0.568cm" svg:x="61.107cm" svg:y="5.449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68cm" svg:x="61.114cm" svg:y="5.03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68cm" svg:x="61.094cm" svg:y="3.831cm">
          <draw:text-box>
            <text:p text:style-name="P3"><text:span text:style-name="T3">we</text:span></text:p>
          </draw:text-box>
        </draw:frame>
        <draw:frame draw:style-name="gr6" draw:text-style-name="P2" draw:layer="layout" svg:width="1.182cm" svg:height="0.568cm" svg:x="61.362cm" svg:y="4.589cm">
          <draw:text-box>
            <text:p text:style-name="P4"><text:span text:style-name="T3">lo_o</text:span></text:p>
          </draw:text-box>
        </draw:frame>
        <draw:frame draw:style-name="gr5" draw:text-style-name="P2" draw:layer="layout" svg:width="1.121cm" svg:height="0.568cm" svg:x="61.413cm" svg:y="4.181cm">
          <draw:text-box>
            <text:p text:style-name="P4"><text:span text:style-name="T3">hi_o</text:span></text:p>
          </draw:text-box>
        </draw:frame>
        <draw:frame draw:style-name="gr5" draw:text-style-name="P2" draw:layer="layout" svg:width="0.913cm" svg:height="0.568cm" svg:x="61.094cm" svg:y="4.195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113cm" svg:height="0.568cm" svg:x="61.094cm" svg:y="4.595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646cm" svg:height="0.658cm" svg:x="61.095cm" svg:y="5.754cm">
          <draw:text-box>
            <text:p text:style-name="P3"><text:span text:style-name="T6">hilo_reg.v</text:span></text:p>
          </draw:text-box>
        </draw:frame>
        <draw:polygon draw:style-name="gr1" draw:text-style-name="P1" draw:layer="layout" svg:width="2.082cm" svg:height="1.642cm" svg:x="66.368cm" svg:y="4.973cm" svg:viewBox="0 0 2083 1643" draw:points="2083,0 0,0 0,1643 2083,1643">
          <text:p/>
        </draw:polygon>
        <draw:frame draw:style-name="gr2" draw:text-style-name="P2" draw:layer="layout" svg:width="0.423cm" svg:height="1.286cm" draw:transform="rotate (-3.14159265358979) translate (68.45cm 6.436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65.952cm 6.436cm)">
          <draw:text-box>
            <text:p/>
          </draw:text-box>
        </draw:frame>
        <draw:g>
          <draw:path draw:style-name="gr3" draw:text-style-name="P2" draw:layer="layout" svg:width="2.082cm" svg:height="1.642cm" svg:x="66.368cm" svg:y="4.973cm" svg:viewBox="0 0 2083 1643" svg:d="M0 0v1643M2083 1643h-2083M2083 1643v-1643">
            <text:p/>
          </draw:path>
          <draw:frame draw:style-name="gr2" draw:text-style-name="P2" draw:layer="layout" svg:width="0.071cm" svg:height="1.286cm" draw:transform="rotate (-3.14159265358979) translate (67.444cm 6.436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67.444cm 6.436cm)">
          <draw:text-box>
            <text:p/>
          </draw:text-box>
        </draw:frame>
        <draw:polygon draw:style-name="gr1" draw:text-style-name="P1" draw:layer="layout" svg:width="2.082cm" svg:height="1.642cm" svg:x="66.368cm" svg:y="3.75cm" svg:viewBox="0 0 2083 1643" draw:points="0,1643 2083,1643 2083,0 0,0">
          <text:p/>
        </draw:polygon>
        <draw:frame draw:style-name="gr2" draw:text-style-name="P2" draw:layer="layout" svg:width="0.423cm" svg:height="1.286cm" svg:x="66.368cm" svg:y="3.929cm">
          <draw:text-box>
            <text:p/>
          </draw:text-box>
        </draw:frame>
        <draw:frame draw:style-name="gr2" draw:text-style-name="P2" draw:layer="layout" svg:width="0.423cm" svg:height="1.286cm" svg:x="68.866cm" svg:y="3.929cm">
          <draw:text-box>
            <text:p/>
          </draw:text-box>
        </draw:frame>
        <draw:g>
          <draw:path draw:style-name="gr3" draw:text-style-name="P2" draw:layer="layout" svg:width="2.082cm" svg:height="1.642cm" svg:x="66.368cm" svg:y="3.75cm" svg:viewBox="0 0 2083 1643" svg:d="M2083 1643v-1643M0 0h2083M0 0v1643">
            <text:p/>
          </draw:path>
          <draw:frame draw:style-name="gr2" draw:text-style-name="P2" draw:layer="layout" svg:width="0.071cm" svg:height="1.286cm" svg:x="67.373cm" svg:y="3.929cm">
            <draw:text-box>
              <text:p/>
            </draw:text-box>
          </draw:frame>
        </draw:g>
        <draw:frame draw:style-name="gr2" draw:text-style-name="P2" draw:layer="layout" svg:width="0.071cm" svg:height="1.286cm" svg:x="67.373cm" svg:y="3.929cm">
          <draw:text-box>
            <text:p/>
          </draw:text-box>
        </draw:frame>
        <draw:frame draw:style-name="gr5" draw:text-style-name="P2" draw:layer="layout" svg:width="1.346cm" svg:height="0.658cm" svg:x="66.754cm" svg:y="3.235cm">
          <draw:text-box>
            <text:p text:style-name="P3"><text:span text:style-name="T1">CTRL</text:span></text:p>
          </draw:text-box>
        </draw:frame>
        <draw:frame draw:style-name="gr5" draw:text-style-name="P2" draw:layer="layout" svg:width="1.535cm" svg:height="0.568cm" svg:x="66.315cm" svg:y="3.698cm">
          <draw:text-box>
            <text:p text:style-name="P3"><text:span text:style-name="T3">excepttype_i</text:span></text:p>
          </draw:text-box>
        </draw:frame>
        <draw:frame draw:style-name="gr6" draw:text-style-name="P2" draw:layer="layout" svg:width="1.182cm" svg:height="0.568cm" svg:x="67.318cm" svg:y="4.466cm">
          <draw:text-box>
            <text:p text:style-name="P4"><text:span text:style-name="T3">flush</text:span></text:p>
          </draw:text-box>
        </draw:frame>
        <draw:frame draw:style-name="gr5" draw:text-style-name="P2" draw:layer="layout" svg:width="1.121cm" svg:height="0.517cm" svg:x="67.415cm" svg:y="6.118cm">
          <draw:text-box>
            <text:p text:style-name="P4"><text:span text:style-name="T4">new_pc</text:span></text:p>
          </draw:text-box>
        </draw:frame>
        <draw:frame draw:style-name="gr5" draw:text-style-name="P2" draw:layer="layout" svg:width="1.235cm" svg:height="0.568cm" svg:x="66.315cm" svg:y="4.062cm">
          <draw:text-box>
            <text:p text:style-name="P3"><text:span text:style-name="T3">cp0_epc_i</text:span></text:p>
          </draw:text-box>
        </draw:frame>
        <draw:frame draw:style-name="gr5" draw:text-style-name="P2" draw:layer="layout" svg:width="0.884cm" svg:height="0.658cm" svg:x="67.008cm" svg:y="6.487cm">
          <draw:text-box>
            <text:p text:style-name="P3"><text:span text:style-name="T6">ctrl.v</text:span></text:p>
          </draw:text-box>
        </draw:frame>
        <draw:frame draw:style-name="gr5" draw:text-style-name="P2" draw:layer="layout" svg:width="1.093cm" svg:height="0.568cm" svg:x="66.35cm" svg:y="6.118cm">
          <draw:text-box>
            <text:p text:style-name="P3"><text:span text:style-name="T2">rst</text:span></text:p>
          </draw:text-box>
        </draw:frame>
        <draw:frame draw:style-name="gr5" draw:text-style-name="P2" draw:layer="layout" svg:width="1.735cm" svg:height="0.517cm" svg:x="66.315cm" svg:y="5.77cm">
          <draw:text-box>
            <text:p text:style-name="P3"><text:span text:style-name="T4">stallreq_from_id</text:span></text:p>
          </draw:text-box>
        </draw:frame>
        <draw:frame draw:style-name="gr5" draw:text-style-name="P2" draw:layer="layout" svg:width="1.735cm" svg:height="0.517cm" svg:x="66.347cm" svg:y="5.37cm">
          <draw:text-box>
            <text:p text:style-name="P3"><text:span text:style-name="T4">stallreq_from_ex</text:span></text:p>
          </draw:text-box>
        </draw:frame>
        <draw:frame draw:style-name="gr6" draw:text-style-name="P2" draw:layer="layout" svg:width="1.182cm" svg:height="0.568cm" svg:x="67.318cm" svg:y="4.066cm">
          <draw:text-box>
            <text:p text:style-name="P4"><text:span text:style-name="T3">stall</text:span></text:p>
          </draw:text-box>
        </draw:frame>
        <draw:polygon draw:style-name="gr1" draw:text-style-name="P1" draw:layer="layout" svg:width="2.082cm" svg:height="1.642cm" svg:x="34.524cm" svg:y="16.112cm" svg:viewBox="0 0 2083 1643" draw:points="2083,0 0,0 0,1643 2083,1643">
          <text:p/>
        </draw:polygon>
        <draw:frame draw:style-name="gr2" draw:text-style-name="P2" draw:layer="layout" svg:width="0.423cm" svg:height="1.286cm" draw:transform="rotate (-3.14159265358979) translate (36.606cm 17.576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34.108cm 17.576cm)">
          <draw:text-box>
            <text:p/>
          </draw:text-box>
        </draw:frame>
        <draw:g>
          <draw:path draw:style-name="gr3" draw:text-style-name="P2" draw:layer="layout" svg:width="2.082cm" svg:height="1.642cm" svg:x="34.524cm" svg:y="16.112cm" svg:viewBox="0 0 2083 1643" svg:d="M0 0v1643M2083 1643h-2083M2083 1643v-1643">
            <text:p/>
          </draw:path>
          <draw:frame draw:style-name="gr2" draw:text-style-name="P2" draw:layer="layout" svg:width="0.071cm" svg:height="1.286cm" draw:transform="rotate (-3.14159265358979) translate (35.601cm 17.576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35.601cm 17.576cm)">
          <draw:text-box>
            <text:p/>
          </draw:text-box>
        </draw:frame>
        <draw:polygon draw:style-name="gr1" draw:text-style-name="P1" draw:layer="layout" svg:width="2.082cm" svg:height="1.642cm" svg:x="34.524cm" svg:y="14.889cm" svg:viewBox="0 0 2083 1643" draw:points="0,1643 2083,1643 2083,0 0,0">
          <text:p/>
        </draw:polygon>
        <draw:frame draw:style-name="gr2" draw:text-style-name="P2" draw:layer="layout" svg:width="0.423cm" svg:height="1.286cm" svg:x="34.524cm" svg:y="15.068cm">
          <draw:text-box>
            <text:p/>
          </draw:text-box>
        </draw:frame>
        <draw:frame draw:style-name="gr2" draw:text-style-name="P2" draw:layer="layout" svg:width="0.423cm" svg:height="1.286cm" svg:x="37.022cm" svg:y="15.068cm">
          <draw:text-box>
            <text:p/>
          </draw:text-box>
        </draw:frame>
        <draw:g>
          <draw:path draw:style-name="gr3" draw:text-style-name="P2" draw:layer="layout" svg:width="2.082cm" svg:height="1.642cm" svg:x="34.524cm" svg:y="14.889cm" svg:viewBox="0 0 2083 1643" svg:d="M2083 1643v-1643M0 0h2083M0 0v1643">
            <text:p/>
          </draw:path>
          <draw:frame draw:style-name="gr2" draw:text-style-name="P2" draw:layer="layout" svg:width="0.071cm" svg:height="1.286cm" svg:x="35.53cm" svg:y="15.068cm">
            <draw:text-box>
              <text:p/>
            </draw:text-box>
          </draw:frame>
        </draw:g>
        <draw:frame draw:style-name="gr2" draw:text-style-name="P2" draw:layer="layout" svg:width="0.071cm" svg:height="1.286cm" svg:x="35.53cm" svg:y="15.068cm">
          <draw:text-box>
            <text:p/>
          </draw:text-box>
        </draw:frame>
        <draw:frame draw:style-name="gr5" draw:text-style-name="P2" draw:layer="layout" svg:width="1.346cm" svg:height="0.658cm" svg:x="35.01cm" svg:y="14.374cm">
          <draw:text-box>
            <text:p text:style-name="P3"><text:span text:style-name="T1">Divide</text:span></text:p>
          </draw:text-box>
        </draw:frame>
        <draw:frame draw:style-name="gr5" draw:text-style-name="P2" draw:layer="layout" svg:width="1.535cm" svg:height="0.568cm" svg:x="34.471cm" svg:y="15.232cm">
          <draw:text-box>
            <text:p text:style-name="P3"><text:span text:style-name="T3">signed_div_i</text:span></text:p>
          </draw:text-box>
        </draw:frame>
        <draw:frame draw:style-name="gr6" draw:text-style-name="P2" draw:layer="layout" svg:width="1.182cm" svg:height="0.568cm" svg:x="35.474cm" svg:y="15.596cm">
          <draw:text-box>
            <text:p text:style-name="P4"><text:span text:style-name="T3">ready_o</text:span></text:p>
          </draw:text-box>
        </draw:frame>
        <draw:frame draw:style-name="gr5" draw:text-style-name="P2" draw:layer="layout" svg:width="1.121cm" svg:height="0.568cm" svg:x="35.524cm" svg:y="15.187cm">
          <draw:text-box>
            <text:p text:style-name="P4"><text:span text:style-name="T3">result_o</text:span></text:p>
          </draw:text-box>
        </draw:frame>
        <draw:frame draw:style-name="gr5" draw:text-style-name="P2" draw:layer="layout" svg:width="1.235cm" svg:height="0.568cm" svg:x="34.471cm" svg:y="15.645cm">
          <draw:text-box>
            <text:p text:style-name="P3"><text:span text:style-name="T3">opdata1_i</text:span></text:p>
          </draw:text-box>
        </draw:frame>
        <draw:frame draw:style-name="gr5" draw:text-style-name="P2" draw:layer="layout" svg:width="1.735cm" svg:height="0.568cm" svg:x="34.471cm" svg:y="16.031cm">
          <draw:text-box>
            <text:p text:style-name="P3"><text:span text:style-name="T3">opdata2_i</text:span></text:p>
          </draw:text-box>
        </draw:frame>
        <draw:frame draw:style-name="gr5" draw:text-style-name="P2" draw:layer="layout" svg:width="0.884cm" svg:height="0.658cm" svg:x="35.164cm" svg:y="17.626cm">
          <draw:text-box>
            <text:p text:style-name="P3"><text:span text:style-name="T6">div.v</text:span></text:p>
          </draw:text-box>
        </draw:frame>
        <draw:frame draw:style-name="gr5" draw:text-style-name="P2" draw:layer="layout" svg:width="1.093cm" svg:height="0.568cm" svg:x="34.506cm" svg:y="17.257cm">
          <draw:text-box>
            <text:p text:style-name="P3"><text:span text:style-name="T2">clk</text:span></text:p>
          </draw:text-box>
        </draw:frame>
        <draw:frame draw:style-name="gr5" draw:text-style-name="P2" draw:layer="layout" svg:width="1.735cm" svg:height="0.568cm" svg:x="34.471cm" svg:y="16.459cm">
          <draw:text-box>
            <text:p text:style-name="P3"><text:span text:style-name="T3">start_i</text:span></text:p>
          </draw:text-box>
        </draw:frame>
        <draw:frame draw:style-name="gr5" draw:text-style-name="P2" draw:layer="layout" svg:width="1.735cm" svg:height="0.568cm" svg:x="34.504cm" svg:y="14.781cm">
          <draw:text-box>
            <text:p text:style-name="P3"><text:span text:style-name="T3">annul_i</text:span></text:p>
          </draw:text-box>
        </draw:frame>
        <draw:frame draw:style-name="gr5" draw:text-style-name="P2" draw:layer="layout" svg:width="1.735cm" svg:height="0.568cm" svg:x="34.506cm" svg:y="16.857cm">
          <draw:text-box>
            <text:p text:style-name="P3"><text:span text:style-name="T2">rst</text:span></text:p>
          </draw:text-box>
        </draw:frame>
        <draw:polygon draw:style-name="gr1" draw:text-style-name="P1" draw:layer="layout" svg:width="2.082cm" svg:height="1.618cm" svg:x="60.968cm" svg:y="6.754cm" svg:viewBox="0 0 2083 1619" draw:points="2083,0 0,0 0,1619 2083,1619">
          <text:p/>
        </draw:polygon>
        <draw:frame draw:style-name="gr2" draw:text-style-name="P2" draw:layer="layout" svg:width="0.423cm" svg:height="1.286cm" draw:transform="rotate (-3.14159265358979) translate (63.05cm 8.205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60.552cm 8.205cm)">
          <draw:text-box>
            <text:p/>
          </draw:text-box>
        </draw:frame>
        <draw:g>
          <draw:path draw:style-name="gr3" draw:text-style-name="P2" draw:layer="layout" svg:width="2.082cm" svg:height="1.618cm" svg:x="60.968cm" svg:y="6.754cm" svg:viewBox="0 0 2083 1619" svg:d="M0 0v1619M2083 1619h-2083M2083 1619v-1619">
            <text:p/>
          </draw:path>
          <draw:frame draw:style-name="gr2" draw:text-style-name="P2" draw:layer="layout" svg:width="0.071cm" svg:height="1.286cm" draw:transform="rotate (-3.14159265358979) translate (62.044cm 8.205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62.044cm 8.205cm)">
          <draw:text-box>
            <text:p/>
          </draw:text-box>
        </draw:frame>
        <draw:polygon draw:style-name="gr1" draw:text-style-name="P1" draw:layer="layout" svg:width="2.082cm" svg:height="1.618cm" svg:x="60.968cm" svg:y="6.754cm" svg:viewBox="0 0 2083 1619" draw:points="0,1619 2083,1619 2083,0 0,0">
          <text:p/>
        </draw:polygon>
        <draw:frame draw:style-name="gr2" draw:text-style-name="P2" draw:layer="layout" svg:width="0.423cm" svg:height="1.286cm" svg:x="60.968cm" svg:y="6.921cm">
          <draw:text-box>
            <text:p/>
          </draw:text-box>
        </draw:frame>
        <draw:frame draw:style-name="gr2" draw:text-style-name="P2" draw:layer="layout" svg:width="0.423cm" svg:height="1.286cm" svg:x="63.466cm" svg:y="6.921cm">
          <draw:text-box>
            <text:p/>
          </draw:text-box>
        </draw:frame>
        <draw:g>
          <draw:path draw:style-name="gr3" draw:text-style-name="P2" draw:layer="layout" svg:width="2.082cm" svg:height="1.618cm" svg:x="60.968cm" svg:y="6.754cm" svg:viewBox="0 0 2083 1619" svg:d="M2083 1619v-1619M0 0h2083M0 0v1619">
            <text:p/>
          </draw:path>
          <draw:frame draw:style-name="gr2" draw:text-style-name="P2" draw:layer="layout" svg:width="0.071cm" svg:height="1.286cm" svg:x="61.973cm" svg:y="6.921cm">
            <draw:text-box>
              <text:p/>
            </draw:text-box>
          </draw:frame>
        </draw:g>
        <draw:frame draw:style-name="gr2" draw:text-style-name="P2" draw:layer="layout" svg:width="0.071cm" svg:height="1.286cm" svg:x="61.973cm" svg:y="6.921cm">
          <draw:text-box>
            <text:p/>
          </draw:text-box>
        </draw:frame>
        <draw:frame draw:style-name="gr5" draw:text-style-name="P2" draw:layer="layout" svg:width="1.346cm" svg:height="0.658cm" svg:x="61.454cm" svg:y="6.241cm">
          <draw:text-box>
            <text:p text:style-name="P3"><text:span text:style-name="T1">LLBit</text:span></text:p>
          </draw:text-box>
        </draw:frame>
        <draw:frame draw:style-name="gr5" draw:text-style-name="P2" draw:layer="layout" svg:width="1.707cm" svg:height="0.658cm" svg:x="61.108cm" svg:y="8.659cm">
          <draw:text-box>
            <text:p text:style-name="P3"><text:span text:style-name="T6">LLBit_reg.v</text:span></text:p>
          </draw:text-box>
        </draw:frame>
        <draw:frame draw:style-name="gr5" draw:text-style-name="P2" draw:layer="layout" svg:width="1.093cm" svg:height="0.568cm" svg:x="60.915cm" svg:y="7.899cm">
          <draw:text-box>
            <text:p text:style-name="P3"><text:span text:style-name="T2">clk</text:span></text:p>
          </draw:text-box>
        </draw:frame>
        <draw:frame draw:style-name="gr5" draw:text-style-name="P2" draw:layer="layout" svg:width="1.735cm" svg:height="0.568cm" svg:x="60.93cm" svg:y="7.666cm">
          <draw:text-box>
            <text:p text:style-name="P3"><text:span text:style-name="T2">rst</text:span></text:p>
          </draw:text-box>
        </draw:frame>
        <draw:frame draw:style-name="gr5" draw:text-style-name="P2" draw:layer="layout" svg:width="1.735cm" svg:height="0.568cm" svg:x="60.915cm" svg:y="7.075cm">
          <draw:text-box>
            <text:p text:style-name="P3"><text:span text:style-name="T3">LLbit_i</text:span></text:p>
          </draw:text-box>
        </draw:frame>
        <draw:frame draw:style-name="gr5" draw:text-style-name="P2" draw:layer="layout" svg:width="1.735cm" svg:height="0.568cm" svg:x="60.915cm" svg:y="6.667cm">
          <draw:text-box>
            <text:p text:style-name="P3"><text:span text:style-name="T3">we</text:span></text:p>
          </draw:text-box>
        </draw:frame>
        <draw:frame draw:style-name="gr5" draw:text-style-name="P2" draw:layer="layout" svg:width="1.735cm" svg:height="0.568cm" svg:x="62.147cm" svg:y="7.048cm">
          <draw:text-box>
            <text:p text:style-name="P3"><text:span text:style-name="T3">LLbit_o</text:span></text:p>
          </draw:text-box>
        </draw:frame>
        <draw:polygon draw:style-name="gr1" draw:text-style-name="P1" draw:layer="layout" svg:width="2.57cm" svg:height="0.401cm" svg:x="61.097cm" svg:y="12.115cm" svg:viewBox="0 0 2571 402" draw:points="2571,0 0,0 0,402 2571,402">
          <text:p/>
        </draw:polygon>
        <draw:frame draw:style-name="gr4" draw:text-style-name="P2" draw:layer="layout" svg:width="0.282cm" svg:height="1.286cm" draw:transform="rotate (-3.14159265358979) translate (63.667cm 12.958cm)">
          <draw:text-box>
            <text:p/>
          </draw:text-box>
        </draw:frame>
        <draw:frame draw:style-name="gr4" draw:text-style-name="P2" draw:layer="layout" svg:width="0.282cm" svg:height="1.286cm" draw:transform="rotate (-3.14159265358979) translate (60.583cm 12.958cm)">
          <draw:text-box>
            <text:p/>
          </draw:text-box>
        </draw:frame>
        <draw:g>
          <draw:path draw:style-name="gr3" draw:text-style-name="P2" draw:layer="layout" svg:width="2.57cm" svg:height="0.401cm" svg:x="61.097cm" svg:y="12.115cm" svg:viewBox="0 0 2571 402" svg:d="M0 0v402M2571 402v-402">
            <text:p/>
          </draw:path>
          <draw:frame draw:style-name="gr4" draw:text-style-name="P2" draw:layer="layout" svg:width="0.071cm" svg:height="1.286cm" draw:transform="rotate (-3.14159265358979) translate (62.417cm 12.958cm)">
            <draw:text-box>
              <text:p/>
            </draw:text-box>
          </draw:frame>
        </draw:g>
        <draw:polygon draw:style-name="gr1" draw:text-style-name="P1" draw:layer="layout" svg:width="2.569cm" svg:height="1.642cm" svg:x="61.098cm" svg:y="12.909cm" svg:viewBox="0 0 2570 1643" draw:points="2570,0 0,0 0,1643 2570,1643">
          <text:p/>
        </draw:polygon>
        <draw:frame draw:style-name="gr2" draw:text-style-name="P2" draw:layer="layout" svg:width="0.423cm" svg:height="1.286cm" draw:transform="rotate (-3.14159265358979) translate (63.667cm 14.372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60.584cm 14.372cm)">
          <draw:text-box>
            <text:p/>
          </draw:text-box>
        </draw:frame>
        <draw:g>
          <draw:path draw:style-name="gr3" draw:text-style-name="P2" draw:layer="layout" svg:width="2.569cm" svg:height="1.642cm" svg:x="61.098cm" svg:y="12.909cm" svg:viewBox="0 0 2570 1643" svg:d="M0 0v1643M2570 1643h-2570M2570 1643v-1643">
            <text:p/>
          </draw:path>
          <draw:frame draw:style-name="gr2" draw:text-style-name="P2" draw:layer="layout" svg:width="0.071cm" svg:height="1.286cm" draw:transform="rotate (-3.14159265358979) translate (62.418cm 14.372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62.418cm 14.372cm)">
          <draw:text-box>
            <text:p/>
          </draw:text-box>
        </draw:frame>
        <draw:polygon draw:style-name="gr1" draw:text-style-name="P1" draw:layer="layout" svg:width="2.569cm" svg:height="1.642cm" svg:x="61.097cm" svg:y="10.474cm" svg:viewBox="0 0 2570 1643" draw:points="0,1643 2570,1643 2570,0 0,0">
          <text:p/>
        </draw:polygon>
        <draw:frame draw:style-name="gr2" draw:text-style-name="P2" draw:layer="layout" svg:width="0.423cm" svg:height="1.286cm" svg:x="61.097cm" svg:y="10.653cm">
          <draw:text-box>
            <text:p/>
          </draw:text-box>
        </draw:frame>
        <draw:frame draw:style-name="gr2" draw:text-style-name="P2" draw:layer="layout" svg:width="0.423cm" svg:height="1.286cm" svg:x="64.18cm" svg:y="10.653cm">
          <draw:text-box>
            <text:p/>
          </draw:text-box>
        </draw:frame>
        <draw:g>
          <draw:path draw:style-name="gr3" draw:text-style-name="P2" draw:layer="layout" svg:width="2.569cm" svg:height="1.642cm" svg:x="61.097cm" svg:y="10.474cm" svg:viewBox="0 0 2570 1643" svg:d="M2570 1643v-1643M0 0h2570M0 0v1643">
            <text:p/>
          </draw:path>
          <draw:frame draw:style-name="gr2" draw:text-style-name="P2" draw:layer="layout" svg:width="0.071cm" svg:height="1.286cm" svg:x="62.347cm" svg:y="10.653cm">
            <draw:text-box>
              <text:p/>
            </draw:text-box>
          </draw:frame>
        </draw:g>
        <draw:frame draw:style-name="gr2" draw:text-style-name="P2" draw:layer="layout" svg:width="0.071cm" svg:height="1.286cm" svg:x="62.347cm" svg:y="10.653cm">
          <draw:text-box>
            <text:p/>
          </draw:text-box>
        </draw:frame>
        <draw:frame draw:style-name="gr5" draw:text-style-name="P2" draw:layer="layout" svg:width="0.82cm" svg:height="0.658cm" svg:x="61.957cm" svg:y="9.906cm">
          <draw:text-box>
            <text:p text:style-name="P3"><text:span text:style-name="T1">CP0</text:span></text:p>
          </draw:text-box>
        </draw:frame>
        <draw:frame draw:style-name="gr5" draw:text-style-name="P2" draw:layer="layout" svg:width="1.197cm" svg:height="0.568cm" svg:x="61.07cm" svg:y="14.066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68cm" svg:x="61.082cm" svg:y="13.566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68cm" svg:x="61.065cm" svg:y="13.252cm">
          <draw:text-box>
            <text:p text:style-name="P3"><text:span text:style-name="T3">raddr_i</text:span></text:p>
          </draw:text-box>
        </draw:frame>
        <draw:frame draw:style-name="gr5" draw:text-style-name="P2" draw:layer="layout" svg:width="0.913cm" svg:height="0.568cm" svg:x="61.084cm" svg:y="10.394cm">
          <draw:text-box>
            <text:p text:style-name="P3"><text:span text:style-name="T3">we_i</text:span></text:p>
          </draw:text-box>
        </draw:frame>
        <draw:frame draw:style-name="gr7" draw:text-style-name="P2" draw:layer="layout" svg:width="0.973cm" svg:height="0.568cm" svg:x="62.744cm" svg:y="10.369cm">
          <draw:text-box>
            <text:p text:style-name="P4"><text:span text:style-name="T3">data_o</text:span></text:p>
          </draw:text-box>
        </draw:frame>
        <draw:polygon draw:style-name="gr1" draw:text-style-name="P1" draw:layer="layout" svg:width="2.57cm" svg:height="0.401cm" svg:x="61.097cm" svg:y="12.513cm" svg:viewBox="0 0 2571 402" draw:points="0,402 2571,402 2571,0 0,0">
          <text:p/>
        </draw:polygon>
        <draw:frame draw:style-name="gr4" draw:text-style-name="P2" draw:layer="layout" svg:width="0.282cm" svg:height="1.286cm" svg:x="61.097cm" svg:y="12.07cm">
          <draw:text-box>
            <text:p/>
          </draw:text-box>
        </draw:frame>
        <draw:frame draw:style-name="gr4" draw:text-style-name="P2" draw:layer="layout" svg:width="0.282cm" svg:height="1.286cm" svg:x="64.181cm" svg:y="12.07cm">
          <draw:text-box>
            <text:p/>
          </draw:text-box>
        </draw:frame>
        <draw:g>
          <draw:path draw:style-name="gr3" draw:text-style-name="P2" draw:layer="layout" svg:width="2.57cm" svg:height="0.401cm" svg:x="61.097cm" svg:y="12.513cm" svg:viewBox="0 0 2571 402" svg:d="M2571 402v-402M0 0v402">
            <text:p/>
          </draw:path>
          <draw:frame draw:style-name="gr4" draw:text-style-name="P2" draw:layer="layout" svg:width="0.071cm" svg:height="1.286cm" svg:x="62.347cm" svg:y="12.07cm">
            <draw:text-box>
              <text:p/>
            </draw:text-box>
          </draw:frame>
        </draw:g>
        <draw:frame draw:style-name="gr5" draw:text-style-name="P2" draw:layer="layout" svg:width="1.083cm" svg:height="0.568cm" svg:x="61.084cm" svg:y="10.808cm">
          <draw:text-box>
            <text:p text:style-name="P3"><text:span text:style-name="T3">waddr_i</text:span></text:p>
          </draw:text-box>
        </draw:frame>
        <draw:frame draw:style-name="gr5" draw:text-style-name="P2" draw:layer="layout" svg:width="1.313cm" svg:height="0.568cm" svg:x="61.085cm" svg:y="11.238cm">
          <draw:text-box>
            <text:p text:style-name="P3"><text:span text:style-name="T3">data_i</text:span></text:p>
          </draw:text-box>
        </draw:frame>
        <draw:frame draw:style-name="gr5" draw:text-style-name="P2" draw:layer="layout" svg:width="1.513cm" svg:height="0.568cm" svg:x="61.085cm" svg:y="11.645cm">
          <draw:text-box>
            <text:p text:style-name="P3"><text:span text:style-name="T3">excepttype_i</text:span></text:p>
          </draw:text-box>
        </draw:frame>
        <draw:frame draw:style-name="gr5" draw:text-style-name="P2" draw:layer="layout" svg:width="1.47cm" svg:height="0.658cm" svg:x="61.617cm" svg:y="14.398cm">
          <draw:text-box>
            <text:p text:style-name="P3"><text:span text:style-name="T6">cp0_reg.v</text:span></text:p>
          </draw:text-box>
        </draw:frame>
        <draw:frame draw:style-name="gr5" draw:text-style-name="P2" draw:layer="layout" svg:width="1.313cm" svg:height="0.568cm" svg:x="61.085cm" svg:y="12.031cm">
          <draw:text-box>
            <text:p text:style-name="P3"><text:span text:style-name="T2">int_i</text:span></text:p>
          </draw:text-box>
        </draw:frame>
        <draw:frame draw:style-name="gr5" draw:text-style-name="P2" draw:layer="layout" svg:width="1.682cm" svg:height="0.751cm" svg:x="61.085cm" svg:y="12.339cm">
          <draw:text-box>
            <text:p text:style-name="P3"><text:span text:style-name="T4">current_inst_addr_i</text:span></text:p>
          </draw:text-box>
        </draw:frame>
        <draw:frame draw:style-name="gr5" draw:text-style-name="P2" draw:layer="layout" svg:width="1.682cm" svg:height="0.517cm" svg:x="61.067cm" svg:y="12.883cm">
          <draw:text-box>
            <text:p text:style-name="P3"><text:span text:style-name="T4">is_in_delayslot_i</text:span></text:p>
          </draw:text-box>
        </draw:frame>
        <draw:frame draw:style-name="gr7" draw:text-style-name="P2" draw:layer="layout" svg:width="1.25cm" svg:height="0.568cm" svg:x="62.492cm" svg:y="11.569cm">
          <draw:text-box>
            <text:p text:style-name="P4"><text:span text:style-name="T3">status_o</text:span></text:p>
          </draw:text-box>
        </draw:frame>
        <draw:frame draw:style-name="gr7" draw:text-style-name="P2" draw:layer="layout" svg:width="1.25cm" svg:height="0.568cm" svg:x="62.517cm" svg:y="12.024cm">
          <draw:text-box>
            <text:p text:style-name="P4"><text:span text:style-name="T3">cause_o</text:span></text:p>
          </draw:text-box>
        </draw:frame>
        <draw:frame draw:style-name="gr7" draw:text-style-name="P2" draw:layer="layout" svg:width="1.25cm" svg:height="0.568cm" svg:x="62.517cm" svg:y="12.424cm">
          <draw:text-box>
            <text:p text:style-name="P4"><text:span text:style-name="T3">epc_o</text:span></text:p>
          </draw:text-box>
        </draw:frame>
        <draw:polygon draw:style-name="gr1" draw:text-style-name="P1" draw:layer="layout" svg:width="1.562cm" svg:height="0.405cm" svg:x="6.223cm" svg:y="7.235cm" svg:viewBox="0 0 1563 406" draw:points="0,406 1563,406 1563,0 0,0">
          <text:p/>
        </draw:polygon>
        <draw:frame draw:style-name="gr4" draw:text-style-name="P2" draw:layer="layout" svg:width="0.282cm" svg:height="1.286cm" svg:x="6.223cm" svg:y="6.795cm">
          <draw:text-box>
            <text:p/>
          </draw:text-box>
        </draw:frame>
        <draw:frame draw:style-name="gr4" draw:text-style-name="P2" draw:layer="layout" svg:width="0.282cm" svg:height="1.286cm" svg:x="8.097cm" svg:y="6.795cm">
          <draw:text-box>
            <text:p/>
          </draw:text-box>
        </draw:frame>
        <draw:g>
          <draw:path draw:style-name="gr3" draw:text-style-name="P2" draw:layer="layout" svg:width="1.562cm" svg:height="0.405cm" svg:x="6.223cm" svg:y="7.235cm" svg:viewBox="0 0 1563 406" svg:d="M1563 406v-406M0 0h1563M0 0v406">
            <text:p/>
          </draw:path>
          <draw:frame draw:style-name="gr4" draw:text-style-name="P2" draw:layer="layout" svg:width="0.071cm" svg:height="1.286cm" svg:x="7.75cm" svg:y="6.27cm">
            <draw:text-box>
              <text:p/>
            </draw:text-box>
          </draw:frame>
        </draw:g>
        <draw:frame draw:style-name="gr4" draw:text-style-name="P2" draw:layer="layout" svg:width="0.071cm" svg:height="1.286cm" svg:x="7.75cm" svg:y="6.27cm">
          <draw:text-box>
            <text:p/>
          </draw:text-box>
        </draw:frame>
        <draw:polygon draw:style-name="gr1" draw:text-style-name="P1" draw:layer="layout" svg:width="1.562cm" svg:height="0.405cm" svg:x="6.22cm" svg:y="7.642cm" svg:viewBox="0 0 1563 406" draw:points="0,406 1563,406 1563,0 0,0">
          <text:p/>
        </draw:polygon>
        <draw:frame draw:style-name="gr4" draw:text-style-name="P2" draw:layer="layout" svg:width="0.282cm" svg:height="1.286cm" svg:x="6.22cm" svg:y="7.201cm">
          <draw:text-box>
            <text:p/>
          </draw:text-box>
        </draw:frame>
        <draw:frame draw:style-name="gr4" draw:text-style-name="P2" draw:layer="layout" svg:width="0.282cm" svg:height="1.286cm" svg:x="8.094cm" svg:y="7.201cm">
          <draw:text-box>
            <text:p/>
          </draw:text-box>
        </draw:frame>
        <draw:g>
          <draw:path draw:style-name="gr3" draw:text-style-name="P2" draw:layer="layout" svg:width="1.562cm" svg:height="0.405cm" svg:x="6.22cm" svg:y="7.642cm" svg:viewBox="0 0 1563 406" svg:d="M0 406h1563v-406M0 0v406">
            <text:p/>
          </draw:path>
          <draw:frame draw:style-name="gr4" draw:text-style-name="P2" draw:layer="layout" svg:width="0.071cm" svg:height="1.286cm" svg:x="7.746cm" svg:y="7.726cm">
            <draw:text-box>
              <text:p/>
            </draw:text-box>
          </draw:frame>
        </draw:g>
        <draw:frame draw:style-name="gr5" draw:text-style-name="P2" draw:layer="layout" svg:width="1.92cm" svg:height="0.658cm" svg:x="6.035cm" svg:y="6.716cm">
          <draw:text-box>
            <text:p text:style-name="P5"><text:span text:style-name="T1">ROM</text:span></text:p>
          </draw:text-box>
        </draw:frame>
        <draw:frame draw:style-name="gr9" draw:text-style-name="P2" draw:layer="layout" svg:width="0.45cm" svg:height="0.428cm" svg:x="6.195cm" svg:y="7.621cm">
          <draw:text-box>
            <text:p text:style-name="P5"><text:span text:style-name="T3">ce</text:span></text:p>
          </draw:text-box>
        </draw:frame>
        <draw:frame draw:style-name="gr5" draw:text-style-name="P2" draw:layer="layout" svg:width="1.92cm" svg:height="0.658cm" svg:x="6.015cm" svg:y="7.948cm">
          <draw:text-box>
            <text:p text:style-name="P5"><text:span text:style-name="T6">inst_rom.v</text:span></text:p>
          </draw:text-box>
        </draw:frame>
        <draw:frame draw:style-name="gr9" draw:text-style-name="P2" draw:layer="layout" svg:width="0.575cm" svg:height="0.428cm" svg:x="6.21cm" svg:y="7.233cm">
          <draw:text-box>
            <text:p text:style-name="P5"><text:span text:style-name="T3">addr</text:span></text:p>
          </draw:text-box>
        </draw:frame>
        <draw:frame draw:style-name="gr9" draw:text-style-name="P2" draw:layer="layout" svg:width="0.575cm" svg:height="0.428cm" svg:x="7.235cm" svg:y="7.233cm">
          <draw:text-box>
            <text:p text:style-name="P5"><text:span text:style-name="T3">inst</text:span></text:p>
          </draw:text-box>
        </draw:frame>
        <draw:polygon draw:style-name="gr1" draw:text-style-name="P1" draw:layer="layout" svg:width="1.62cm" svg:height="1.642cm" svg:x="50.09cm" svg:y="14.976cm" svg:viewBox="0 0 1621 1643" draw:points="1621,0 0,0 0,1643 1621,1643">
          <text:p/>
        </draw:polygon>
        <draw:frame draw:style-name="gr2" draw:text-style-name="P2" draw:layer="layout" svg:width="0.423cm" svg:height="1.286cm" draw:transform="rotate (-3.14159265358979) translate (51.71cm 16.44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49.766cm 16.44cm)">
          <draw:text-box>
            <text:p/>
          </draw:text-box>
        </draw:frame>
        <draw:g>
          <draw:path draw:style-name="gr3" draw:text-style-name="P2" draw:layer="layout" svg:width="1.62cm" svg:height="1.642cm" svg:x="50.09cm" svg:y="14.976cm" svg:viewBox="0 0 1621 1643" svg:d="M0 0v1643M1621 1643h-1621M1621 1643v-1643">
            <text:p/>
          </draw:path>
          <draw:frame draw:style-name="gr2" draw:text-style-name="P2" draw:layer="layout" svg:width="0.071cm" svg:height="1.286cm" draw:transform="rotate (-3.14159265358979) translate (50.936cm 16.44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50.936cm 16.44cm)">
          <draw:text-box>
            <text:p/>
          </draw:text-box>
        </draw:frame>
        <draw:polygon draw:style-name="gr1" draw:text-style-name="P1" draw:layer="layout" svg:width="1.62cm" svg:height="1.642cm" svg:x="50.09cm" svg:y="14.147cm" svg:viewBox="0 0 1621 1643" draw:points="0,1643 1621,1643 1621,0 0,0">
          <text:p/>
        </draw:polygon>
        <draw:frame draw:style-name="gr2" draw:text-style-name="P2" draw:layer="layout" svg:width="0.423cm" svg:height="1.286cm" svg:x="50.09cm" svg:y="14.326cm">
          <draw:text-box>
            <text:p/>
          </draw:text-box>
        </draw:frame>
        <draw:frame draw:style-name="gr2" draw:text-style-name="P2" draw:layer="layout" svg:width="0.423cm" svg:height="1.286cm" svg:x="52.034cm" svg:y="14.326cm">
          <draw:text-box>
            <text:p/>
          </draw:text-box>
        </draw:frame>
        <draw:g>
          <draw:path draw:style-name="gr3" draw:text-style-name="P2" draw:layer="layout" svg:width="1.62cm" svg:height="1.642cm" svg:x="50.09cm" svg:y="14.147cm" svg:viewBox="0 0 1621 1643" svg:d="M1621 1643v-1643M0 0h1621M0 0v1643">
            <text:p/>
          </draw:path>
          <draw:frame draw:style-name="gr2" draw:text-style-name="P2" draw:layer="layout" svg:width="0.071cm" svg:height="1.286cm" svg:x="50.865cm" svg:y="14.326cm">
            <draw:text-box>
              <text:p/>
            </draw:text-box>
          </draw:frame>
        </draw:g>
        <draw:frame draw:style-name="gr2" draw:text-style-name="P2" draw:layer="layout" svg:width="0.071cm" svg:height="1.286cm" svg:x="50.865cm" svg:y="14.326cm">
          <draw:text-box>
            <text:p/>
          </draw:text-box>
        </draw:frame>
        <draw:frame draw:style-name="gr5" draw:text-style-name="P2" draw:layer="layout" svg:width="1.023cm" svg:height="0.658cm" svg:x="50.46cm" svg:y="13.632cm">
          <draw:text-box>
            <text:p text:style-name="P3"><text:span text:style-name="T1">RAM</text:span></text:p>
          </draw:text-box>
        </draw:frame>
        <draw:frame draw:style-name="gr5" draw:text-style-name="P2" draw:layer="layout" svg:width="0.604cm" svg:height="0.568cm" svg:x="50.05cm" svg:y="16.127cm">
          <draw:text-box>
            <text:p text:style-name="P3"><text:span text:style-name="T3">clk</text:span></text:p>
          </draw:text-box>
        </draw:frame>
        <draw:frame draw:style-name="gr5" draw:text-style-name="P2" draw:layer="layout" svg:width="1.093cm" svg:height="0.568cm" svg:x="50.058cm" svg:y="15.714cm">
          <draw:text-box>
            <text:p text:style-name="P3"><text:span text:style-name="T3">ce</text:span></text:p>
          </draw:text-box>
        </draw:frame>
        <draw:frame draw:style-name="gr5" draw:text-style-name="P2" draw:layer="layout" svg:width="1.113cm" svg:height="0.568cm" svg:x="50.037cm" svg:y="14.096cm">
          <draw:text-box>
            <text:p text:style-name="P3"><text:span text:style-name="T3">we</text:span></text:p>
          </draw:text-box>
        </draw:frame>
        <draw:frame draw:style-name="gr6" draw:text-style-name="P2" draw:layer="layout" svg:width="1.182cm" svg:height="0.568cm" svg:x="50.61cm" svg:y="14.863cm">
          <draw:text-box>
            <text:p text:style-name="P4"><text:span text:style-name="T3">data_o</text:span></text:p>
          </draw:text-box>
        </draw:frame>
        <draw:frame draw:style-name="gr5" draw:text-style-name="P2" draw:layer="layout" svg:width="0.913cm" svg:height="0.568cm" svg:x="50.037cm" svg:y="14.459cm">
          <draw:text-box>
            <text:p text:style-name="P3"><text:span text:style-name="T3">addr</text:span></text:p>
          </draw:text-box>
        </draw:frame>
        <draw:frame draw:style-name="gr5" draw:text-style-name="P2" draw:layer="layout" svg:width="1.113cm" svg:height="0.568cm" svg:x="50.037cm" svg:y="14.859cm">
          <draw:text-box>
            <text:p text:style-name="P3"><text:span text:style-name="T3">sel</text:span></text:p>
          </draw:text-box>
        </draw:frame>
        <draw:frame draw:style-name="gr5" draw:text-style-name="P2" draw:layer="layout" svg:width="1.646cm" svg:height="0.658cm" svg:x="50.114cm" svg:y="16.432cm">
          <draw:text-box>
            <text:p text:style-name="P3"><text:span text:style-name="T6">data_ram.v</text:span></text:p>
          </draw:text-box>
        </draw:frame>
        <draw:frame draw:style-name="gr5" draw:text-style-name="P2" draw:layer="layout" svg:width="1.113cm" svg:height="0.568cm" svg:x="50.054cm" svg:y="15.277cm">
          <draw:text-box>
            <text:p text:style-name="P3"><text:span text:style-name="T3">data_i</text:span></text:p>
          </draw:text-box>
        </draw:frame>
        <draw:polygon draw:style-name="gr1" draw:text-style-name="P1" draw:layer="layout" svg:width="1.547cm" svg:height="1.642cm" svg:x="8.411cm" svg:y="6.824cm" svg:viewBox="0 0 1548 1643" draw:points="1548,0 0,0 0,1643 1548,1643">
          <text:p/>
        </draw:polygon>
        <draw:frame draw:style-name="gr2" draw:text-style-name="P2" draw:layer="layout" svg:width="0.423cm" svg:height="1.286cm" draw:transform="rotate (-3.14159265358979) translate (9.957cm 8.288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8.101cm 8.288cm)">
          <draw:text-box>
            <text:p/>
          </draw:text-box>
        </draw:frame>
        <draw:g>
          <draw:path draw:style-name="gr3" draw:text-style-name="P2" draw:layer="layout" svg:width="1.547cm" svg:height="1.642cm" svg:x="8.411cm" svg:y="6.824cm" svg:viewBox="0 0 1548 1643" svg:d="M0 0v1643M1548 1643h-1548M1548 1643v-1643">
            <text:p/>
          </draw:path>
          <draw:frame draw:style-name="gr2" draw:text-style-name="P2" draw:layer="layout" svg:width="0.071cm" svg:height="1.286cm" draw:transform="rotate (-3.14159265358979) translate (9.219cm 8.288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9.219cm 8.288cm)">
          <draw:text-box>
            <text:p/>
          </draw:text-box>
        </draw:frame>
        <draw:polygon draw:style-name="gr1" draw:text-style-name="P1" draw:layer="layout" svg:width="1.547cm" svg:height="1.642cm" svg:x="8.41cm" svg:y="6cm" svg:viewBox="0 0 1548 1643" draw:points="0,1643 1548,1643 1548,0 0,0">
          <text:p/>
        </draw:polygon>
        <draw:frame draw:style-name="gr2" draw:text-style-name="P2" draw:layer="layout" svg:width="0.423cm" svg:height="1.286cm" svg:x="8.41cm" svg:y="6.178cm">
          <draw:text-box>
            <text:p/>
          </draw:text-box>
        </draw:frame>
        <draw:frame draw:style-name="gr2" draw:text-style-name="P2" draw:layer="layout" svg:width="0.423cm" svg:height="1.286cm" svg:x="10.267cm" svg:y="6.178cm">
          <draw:text-box>
            <text:p/>
          </draw:text-box>
        </draw:frame>
        <draw:g>
          <draw:path draw:style-name="gr3" draw:text-style-name="P2" draw:layer="layout" svg:width="1.547cm" svg:height="1.642cm" svg:x="8.41cm" svg:y="6cm" svg:viewBox="0 0 1548 1643" svg:d="M1548 1643v-1643M0 0h1548M0 0v1643">
            <text:p/>
          </draw:path>
          <draw:frame draw:style-name="gr2" draw:text-style-name="P2" draw:layer="layout" svg:width="0.071cm" svg:height="1.286cm" svg:x="9.149cm" svg:y="6.178cm">
            <draw:text-box>
              <text:p/>
            </draw:text-box>
          </draw:frame>
        </draw:g>
        <draw:frame draw:style-name="gr2" draw:text-style-name="P2" draw:layer="layout" svg:width="0.071cm" svg:height="1.286cm" svg:x="9.149cm" svg:y="6.178cm">
          <draw:text-box>
            <text:p/>
          </draw:text-box>
        </draw:frame>
        <draw:frame draw:style-name="gr5" draw:text-style-name="P2" draw:layer="layout" svg:width="1.085cm" svg:height="0.658cm" svg:x="8.772cm" svg:y="5.43cm">
          <draw:text-box>
            <text:p text:style-name="P3"><text:span text:style-name="T1">IF/ID</text:span></text:p>
          </draw:text-box>
        </draw:frame>
        <draw:frame draw:style-name="gr5" draw:text-style-name="P2" draw:layer="layout" svg:width="0.604cm" svg:height="0.568cm" svg:x="8.371cm" svg:y="7.962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68cm" svg:x="8.378cm" svg:y="7.56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68cm" svg:x="8.357cm" svg:y="5.948cm">
          <draw:text-box>
            <text:p text:style-name="P3"><text:span text:style-name="T3">stall</text:span></text:p>
          </draw:text-box>
        </draw:frame>
        <draw:frame draw:style-name="gr6" draw:text-style-name="P2" draw:layer="layout" svg:width="1.182cm" svg:height="0.568cm" svg:x="8.857cm" svg:y="7.152cm">
          <draw:text-box>
            <text:p text:style-name="P4"><text:span text:style-name="T3">id_inst</text:span></text:p>
          </draw:text-box>
        </draw:frame>
        <draw:frame draw:style-name="gr5" draw:text-style-name="P2" draw:layer="layout" svg:width="1.121cm" svg:height="0.568cm" svg:x="8.908cm" svg:y="6.763cm">
          <draw:text-box>
            <text:p text:style-name="P4"><text:span text:style-name="T3">id_pc</text:span></text:p>
          </draw:text-box>
        </draw:frame>
        <draw:frame draw:style-name="gr5" draw:text-style-name="P2" draw:layer="layout" svg:width="0.913cm" svg:height="0.568cm" svg:x="8.357cm" svg:y="6.312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113cm" svg:height="0.568cm" svg:x="8.357cm" svg:y="6.712cm">
          <draw:text-box>
            <text:p text:style-name="P3"><text:span text:style-name="T3">if_pc</text:span></text:p>
          </draw:text-box>
        </draw:frame>
        <draw:frame draw:style-name="gr5" draw:text-style-name="P2" draw:layer="layout" svg:width="1.5cm" svg:height="0.568cm" svg:x="8.371cm" svg:y="7.112cm">
          <draw:text-box>
            <text:p text:style-name="P3"><text:span text:style-name="T2">if_inst</text:span></text:p>
          </draw:text-box>
        </draw:frame>
        <draw:frame draw:style-name="gr5" draw:text-style-name="P2" draw:layer="layout" svg:width="1.085cm" svg:height="0.658cm" svg:x="8.715cm" svg:y="8.43cm">
          <draw:text-box>
            <text:p text:style-name="P3"><text:span text:style-name="T1">if_id.v</text:span></text:p>
          </draw:text-box>
        </draw:frame>
        <draw:polygon draw:style-name="gr1" draw:text-style-name="P1" draw:layer="layout" svg:width="2.529cm" svg:height="1.642cm" svg:x="3.068cm" svg:y="7.228cm" svg:viewBox="0 0 2530 1643" draw:points="2530,0 0,0 0,1643 2530,1643">
          <text:p/>
        </draw:polygon>
        <draw:frame draw:style-name="gr2" draw:text-style-name="P2" draw:layer="layout" svg:width="0.423cm" svg:height="1.286cm" draw:transform="rotate (-3.14159265358979) translate (5.597cm 8.692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2.562cm 8.692cm)">
          <draw:text-box>
            <text:p/>
          </draw:text-box>
        </draw:frame>
        <draw:g>
          <draw:path draw:style-name="gr3" draw:text-style-name="P2" draw:layer="layout" svg:width="2.529cm" svg:height="1.642cm" svg:x="3.068cm" svg:y="7.228cm" svg:viewBox="0 0 2530 1643" svg:d="M0 0v1643M2530 1643h-2530M2530 1643v-1643">
            <text:p/>
          </draw:path>
          <draw:frame draw:style-name="gr2" draw:text-style-name="P2" draw:layer="layout" svg:width="0.071cm" svg:height="1.286cm" draw:transform="rotate (-3.14159265358979) translate (4.368cm 8.692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4.368cm 8.692cm)">
          <draw:text-box>
            <text:p/>
          </draw:text-box>
        </draw:frame>
        <draw:polygon draw:style-name="gr1" draw:text-style-name="P1" draw:layer="layout" svg:width="2.529cm" svg:height="1.642cm" svg:x="3.068cm" svg:y="6.004cm" svg:viewBox="0 0 2530 1643" draw:points="0,1643 2530,1643 2530,0 0,0">
          <text:p/>
        </draw:polygon>
        <draw:frame draw:style-name="gr2" draw:text-style-name="P2" draw:layer="layout" svg:width="0.423cm" svg:height="1.286cm" svg:x="3.068cm" svg:y="6.182cm">
          <draw:text-box>
            <text:p/>
          </draw:text-box>
        </draw:frame>
        <draw:frame draw:style-name="gr2" draw:text-style-name="P2" draw:layer="layout" svg:width="0.423cm" svg:height="1.286cm" svg:x="6.102cm" svg:y="6.182cm">
          <draw:text-box>
            <text:p/>
          </draw:text-box>
        </draw:frame>
        <draw:g>
          <draw:path draw:style-name="gr3" draw:text-style-name="P2" draw:layer="layout" svg:width="2.529cm" svg:height="1.642cm" svg:x="3.068cm" svg:y="6.004cm" svg:viewBox="0 0 2530 1643" svg:d="M2530 1643v-1643M0 0h2530M0 0v1643">
            <text:p/>
          </draw:path>
          <draw:frame draw:style-name="gr2" draw:text-style-name="P2" draw:layer="layout" svg:width="0.071cm" svg:height="1.286cm" svg:x="4.297cm" svg:y="6.182cm">
            <draw:text-box>
              <text:p/>
            </draw:text-box>
          </draw:frame>
        </draw:g>
        <draw:frame draw:style-name="gr2" draw:text-style-name="P2" draw:layer="layout" svg:width="0.071cm" svg:height="1.286cm" svg:x="4.297cm" svg:y="6.182cm">
          <draw:text-box>
            <text:p/>
          </draw:text-box>
        </draw:frame>
        <draw:frame draw:style-name="gr5" draw:text-style-name="P2" draw:layer="layout" svg:width="0.717cm" svg:height="0.658cm" svg:x="4.02cm" svg:y="5.435cm">
          <draw:text-box>
            <text:p text:style-name="P3"><text:span text:style-name="T1">PC</text:span></text:p>
          </draw:text-box>
        </draw:frame>
        <draw:frame draw:style-name="gr5" draw:text-style-name="P2" draw:layer="layout" svg:width="0.604cm" svg:height="0.568cm" svg:x="3.028cm" svg:y="8.379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68cm" svg:x="3.035cm" svg:y="7.979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68cm" svg:x="3.015cm" svg:y="5.909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21cm" svg:height="0.568cm" svg:x="4.493cm" svg:y="7.127cm">
          <draw:text-box>
            <text:p text:style-name="P4"><text:span text:style-name="T7">pc</text:span></text:p>
          </draw:text-box>
        </draw:frame>
        <draw:frame draw:style-name="gr5" draw:text-style-name="P2" draw:layer="layout" svg:width="0.913cm" svg:height="0.568cm" svg:x="3.015cm" svg:y="6.272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113cm" svg:height="0.568cm" svg:x="3.002cm" svg:y="6.731cm">
          <draw:text-box>
            <text:p text:style-name="P3"><text:span text:style-name="T3">new_pc</text:span></text:p>
          </draw:text-box>
        </draw:frame>
        <draw:frame draw:style-name="gr5" draw:text-style-name="P2" draw:layer="layout" svg:width="1.5cm" svg:height="0.568cm" svg:x="3.028cm" svg:y="7.116cm">
          <draw:text-box>
            <text:p text:style-name="P3"><text:span text:style-name="T3">branch_flag_i</text:span></text:p>
          </draw:text-box>
        </draw:frame>
        <draw:frame draw:style-name="gr5" draw:text-style-name="P2" draw:layer="layout" svg:width="2.1cm" svg:height="0.517cm" svg:x="3.028cm" svg:y="7.541cm">
          <draw:text-box>
            <text:p text:style-name="P3"><text:span text:style-name="T4">branch_target_address_i</text:span></text:p>
          </draw:text-box>
        </draw:frame>
        <draw:frame draw:style-name="gr5" draw:text-style-name="P2" draw:layer="layout" svg:width="1.358cm" svg:height="0.658cm" svg:x="3.549cm" svg:y="8.771cm">
          <draw:text-box>
            <text:p text:style-name="P3"><text:span text:style-name="T6">pc_reg.v</text:span></text:p>
          </draw:text-box>
        </draw:frame>
        <draw:polyline draw:style-name="gr10" draw:text-style-name="P2" draw:layer="layout" svg:width="0.626cm" svg:height="0.004cm" svg:x="5.597cm" svg:y="7.434cm" svg:viewBox="0 0 627 5" draw:points="0,0 301,0 301,5 627,5">
          <text:p/>
        </draw:polyline>
        <draw:polyline draw:style-name="gr10" draw:text-style-name="P2" draw:layer="layout" svg:width="0.625cm" svg:height="0.001cm" svg:x="7.785cm" svg:y="7.437cm" svg:viewBox="0 0 626 2" draw:points="0,2 376,2 376,0 626,0">
          <text:p/>
        </draw:polyline>
        <draw:polyline draw:style-name="gr10" draw:text-style-name="P2" draw:layer="layout" svg:width="2.813cm" svg:height="0.694cm" svg:x="5.597cm" svg:y="6.739cm" svg:viewBox="0 0 2814 695" draw:points="0,695 260,695 260,0 2018,0 2018,286 2814,286">
          <text:p/>
        </draw:polyline>
        <draw:polyline draw:style-name="gr10" draw:text-style-name="P2" draw:layer="layout" svg:width="3.372cm" svg:height="2.114cm" svg:x="9.957cm" svg:y="4.916cm" svg:viewBox="0 0 3373 2115" draw:points="0,2115 217,2115 217,0 3373,0">
          <text:p/>
        </draw:polyline>
        <draw:polyline draw:style-name="gr10" draw:text-style-name="P2" draw:layer="layout" svg:width="3.372cm" svg:height="2.11cm" svg:x="9.957cm" svg:y="5.327cm" svg:viewBox="0 0 3373 2111" draw:points="0,2111 397,2111 397,0 3373,0">
          <text:p/>
        </draw:polyline>
        <draw:line draw:style-name="gr11" draw:text-style-name="P2" draw:layer="layout" svg:x1="16.429cm" svg:y1="9.745cm" svg:x2="18.152cm" svg:y2="9.749cm">
          <text:p/>
        </draw:line>
        <draw:line draw:style-name="gr11" draw:text-style-name="P2" draw:layer="layout" svg:x1="16.429cm" svg:y1="10.566cm" svg:x2="18.152cm" svg:y2="10.57cm">
          <text:p/>
        </draw:line>
        <draw:line draw:style-name="gr11" draw:text-style-name="P2" draw:layer="layout" svg:x1="16.429cm" svg:y1="10.155cm" svg:x2="18.152cm" svg:y2="10.159cm">
          <text:p/>
        </draw:line>
        <draw:line draw:style-name="gr11" draw:text-style-name="P2" draw:layer="layout" svg:x1="16.429cm" svg:y1="10.956cm" svg:x2="18.152cm" svg:y2="10.981cm">
          <text:p/>
        </draw:line>
        <draw:polyline draw:style-name="gr12" draw:text-style-name="P2" draw:layer="layout" svg:width="66.39cm" svg:height="3.97cm" svg:x="2.535cm" svg:y="2.239cm" svg:viewBox="0 0 66391 3971" draw:points="65916,2127 66391,2127 66391,0 0,0 0,3971 532,3971">
          <text:p/>
        </draw:polyline>
        <draw:polyline draw:style-name="gr12" draw:text-style-name="P2" draw:layer="layout" svg:width="60.89cm" svg:height="3.966cm" svg:x="8.035cm" svg:y="2.239cm" svg:viewBox="0 0 60891 3967" draw:points="60416,2127 60891,2127 60891,0 0,0 0,3967 375,3967">
          <text:p/>
        </draw:polyline>
        <draw:polyline draw:style-name="gr12" draw:text-style-name="P2" draw:layer="layout" svg:width="48.35cm" svg:height="2.127cm" svg:x="20.575cm" svg:y="2.239cm" svg:viewBox="0 0 48351 2128" draw:points="47876,2128 48351,2128 48351,0 0,0 0,1861 582,1861">
          <text:p/>
        </draw:polyline>
        <draw:polyline draw:style-name="gr12" draw:text-style-name="P2" draw:layer="layout" svg:width="14.93cm" svg:height="2.107cm" svg:x="53.995cm" svg:y="2.259cm" svg:viewBox="0 0 14931 2108" draw:points="14456,2108 14931,2108 14931,0 0,0 0,1841 374,1841">
          <text:p/>
        </draw:polyline>
        <draw:polyline draw:style-name="gr12" draw:text-style-name="P2" draw:layer="layout" svg:width="30.51cm" svg:height="2.127cm" svg:x="38.415cm" svg:y="2.239cm" svg:viewBox="0 0 30511 2128" draw:points="30036,2128 30511,2128 30511,0 0,0 0,1852 428,1852">
          <text:p/>
        </draw:polyline>
        <draw:polyline draw:style-name="gr13" draw:text-style-name="P2" draw:layer="layout" svg:width="66.75cm" svg:height="4.741cm" svg:x="2.365cm" svg:y="1.879cm" svg:viewBox="0 0 66751 4742" draw:points="66085,2898 66751,2898 66751,0 0,0 0,4742 702,4742">
          <text:p/>
        </draw:polyline>
        <draw:polyline draw:style-name="gr13" draw:text-style-name="P2" draw:layer="layout" svg:width="48.76cm" svg:height="2.897cm" svg:x="20.355cm" svg:y="1.879cm" svg:viewBox="0 0 48761 2898" draw:points="48096,2898 48761,2898 48761,0 0,0 0,2630 802,2630">
          <text:p/>
        </draw:polyline>
        <draw:polyline draw:style-name="gr13" draw:text-style-name="P2" draw:layer="layout" svg:width="61.31cm" svg:height="4.737cm" svg:x="7.805cm" svg:y="1.879cm" svg:viewBox="0 0 61311 4738" draw:points="60645,2898 61311,2898 61311,0 0,0 0,4738 605,4738">
          <text:p/>
        </draw:polyline>
        <draw:polyline draw:style-name="gr13" draw:text-style-name="P2" draw:layer="layout" svg:width="31.1cm" svg:height="2.897cm" svg:x="38.015cm" svg:y="1.879cm" svg:viewBox="0 0 31101 2898" draw:points="30436,2898 31101,2898 31101,0 0,0 0,2621 828,2621">
          <text:p/>
        </draw:polyline>
        <draw:polyline draw:style-name="gr13" draw:text-style-name="P2" draw:layer="layout" svg:width="15.3cm" svg:height="2.897cm" svg:x="53.815cm" svg:y="1.879cm" svg:viewBox="0 0 15301 2898" draw:points="14635,2898 15301,2898 15301,0 0,0 0,2630 555,2630">
          <text:p/>
        </draw:polyline>
        <draw:polyline draw:style-name="gr13" draw:text-style-name="P2" draw:layer="layout" svg:width="34.966cm" svg:height="13.216cm" svg:x="34.149cm" svg:y="1.879cm" svg:viewBox="0 0 34967 13217" draw:points="34302,2897 34967,2897 34967,0 0,0 0,13217 374,13217">
          <text:p/>
        </draw:polyline>
        <draw:polyline draw:style-name="gr14" draw:text-style-name="P2" draw:layer="layout" svg:width="66.5cm" svg:height="21.089cm" svg:x="2.215cm" svg:y="6.41cm" svg:viewBox="0 0 66501 21090" draw:points="66236,0 66501,0 66501,21090 0,21090 0,620 852,620">
          <text:p/>
        </draw:polyline>
        <draw:polyline draw:style-name="gr12" draw:text-style-name="P2" draw:layer="layout" svg:width="14.28cm" svg:height="5.629cm" svg:x="2.515cm" svg:y="7.44cm" svg:viewBox="0 0 14281 5630" draw:points="13915,4338 14281,4338 14281,5630 0,5630 0,0 552,0">
          <text:p/>
        </draw:polyline>
        <draw:polyline draw:style-name="gr12" draw:text-style-name="P2" draw:layer="layout" svg:width="13.932cm" svg:height="4.923cm" svg:x="2.693cm" svg:y="7.844cm" svg:viewBox="0 0 13933 4924" draw:points="13738,4343 13933,4343 13933,4924 0,4924 0,0 374,0">
          <text:p/>
        </draw:polyline>
        <draw:polyline draw:style-name="gr15" draw:text-style-name="P2" draw:layer="layout" svg:width="27.36cm" svg:height="20.542cm" svg:x="10.655cm" svg:y="5.737cm" svg:viewBox="0 0 27361 20543" draw:points="22790,4860 27361,4860 27361,20543 0,20543 0,0 2674,0">
          <text:p/>
        </draw:polyline>
        <draw:line draw:style-name="gr15" draw:text-style-name="P2" draw:layer="layout" svg:x1="33.445cm" svg:y1="10.599cm" svg:x2="38.846cm" svg:y2="10.568cm">
          <text:p/>
        </draw:line>
        <draw:polyline draw:style-name="gr15" draw:text-style-name="P2" draw:layer="layout" svg:width="26.97cm" svg:height="19.931cm" svg:x="10.865cm" svg:y="6.148cm" svg:viewBox="0 0 26971 19932" draw:points="22581,4855 26971,4855 26971,19932 0,19932 0,0 2464,0">
          <text:p/>
        </draw:polyline>
        <draw:line draw:style-name="gr15" draw:text-style-name="P2" draw:layer="layout" svg:x1="33.445cm" svg:y1="11.005cm" svg:x2="38.845cm" svg:y2="10.979cm">
          <text:p/>
        </draw:line>
        <draw:polyline draw:style-name="gr15" draw:text-style-name="P2" draw:layer="layout" svg:width="26.12cm" svg:height="18.71cm" svg:x="11.295cm" svg:y="6.969cm" svg:viewBox="0 0 26121 18711" draw:points="22151,4855 26121,4855 26121,18711 0,18711 0,0 2034,0">
          <text:p/>
        </draw:polyline>
        <draw:polyline draw:style-name="gr15" draw:text-style-name="P2" draw:layer="layout" svg:width="5.399cm" svg:height="0.027cm" svg:x="33.445cm" svg:y="11.798cm" svg:viewBox="0 0 5400 28" draw:points="0,28 375,28 375,0 5400,0">
          <text:p/>
        </draw:polyline>
        <draw:polyline draw:style-name="gr15" draw:text-style-name="P2" draw:layer="layout" svg:width="26.54cm" svg:height="19.321cm" svg:x="11.075cm" svg:y="6.558cm" svg:viewBox="0 0 26541 19322" draw:points="22372,4856 26541,4856 26541,19322 0,19322 0,0 2254,0">
          <text:p/>
        </draw:polyline>
        <draw:polyline draw:style-name="gr15" draw:text-style-name="P2" draw:layer="layout" svg:width="5.399cm" svg:height="0.027cm" svg:x="33.445cm" svg:y="11.387cm" svg:viewBox="0 0 5400 28" draw:points="0,28 375,28 375,0 5400,0">
          <text:p/>
        </draw:polyline>
        <draw:polyline draw:style-name="gr16" draw:text-style-name="P2" draw:layer="layout" svg:width="42.39cm" svg:height="19.299cm" svg:x="11.525cm" svg:y="5.74cm" svg:viewBox="0 0 42391 19300" draw:points="38002,0 42391,0 42391,19300 0,19300 0,1639 1804,1639">
          <text:p/>
        </draw:polyline>
        <draw:polyline draw:style-name="gr16" draw:text-style-name="P2" draw:layer="layout" svg:width="42.01cm" svg:height="18.708cm" svg:x="11.685cm" svg:y="6.15cm" svg:viewBox="0 0 42011 18709" draw:points="37842,0 42011,0 42011,18709 0,18709 0,1639 1644,1639">
          <text:p/>
        </draw:polyline>
        <draw:polyline draw:style-name="gr16" draw:text-style-name="P2" draw:layer="layout" svg:width="41.6cm" svg:height="18.118cm" svg:x="11.895cm" svg:y="6.561cm" svg:viewBox="0 0 41601 18119" draw:points="37632,0 41601,0 41601,18119 0,18119 0,1608 1434,1608">
          <text:p/>
        </draw:polyline>
        <draw:line draw:style-name="gr16" draw:text-style-name="P2" draw:layer="layout" svg:x1="49.526cm" svg:y1="5.74cm" svg:x2="54.369cm" svg:y2="5.74cm">
          <text:p/>
        </draw:line>
        <draw:line draw:style-name="gr16" draw:text-style-name="P2" draw:layer="layout" svg:x1="49.526cm" svg:y1="6.15cm" svg:x2="54.369cm" svg:y2="6.15cm">
          <text:p/>
        </draw:line>
        <draw:line draw:style-name="gr16" draw:text-style-name="P2" draw:layer="layout" svg:x1="49.526cm" svg:y1="6.561cm" svg:x2="54.369cm" svg:y2="6.561cm">
          <text:p/>
        </draw:line>
        <draw:polyline draw:style-name="gr17" draw:text-style-name="P2" draw:layer="layout" svg:width="41.9cm" svg:height="15.329cm" svg:x="17.315cm" svg:y="8.95cm" svg:viewBox="0 0 41901 15330" draw:points="40155,0 41901,0 41901,15330 0,15330 0,2421 836,2421">
          <text:p/>
        </draw:polyline>
        <draw:polyline draw:style-name="gr17" draw:text-style-name="P2" draw:layer="layout" svg:width="41.46cm" svg:height="14.755cm" svg:x="17.515cm" svg:y="9.324cm" svg:viewBox="0 0 41461 14756" draw:points="39953,0 41461,0 41461,14756 0,14756 0,2449 637,2449">
          <text:p/>
        </draw:polyline>
        <draw:polyline draw:style-name="gr17" draw:text-style-name="P2" draw:layer="layout" svg:width="41.03cm" svg:height="14.181cm" svg:x="17.685cm" svg:y="9.698cm" svg:viewBox="0 0 41031 14182" draw:points="39786,0 41031,0 41031,14182 0,14182 0,2484 467,2484">
          <text:p/>
        </draw:polyline>
        <draw:polygon draw:style-name="gr1" draw:text-style-name="P1" draw:layer="layout" svg:width="1.6cm" svg:height="1.642cm" svg:x="18.152cm" svg:y="11.567cm" svg:viewBox="0 0 1601 1643" draw:points="1601,0 0,0 0,1643 1601,1643">
          <text:p/>
        </draw:polygon>
        <draw:frame draw:style-name="gr2" draw:text-style-name="P2" draw:layer="layout" svg:width="0.423cm" svg:height="1.286cm" draw:transform="rotate (-3.14159265358979) translate (19.752cm 13.031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17.832cm 13.031cm)">
          <draw:text-box>
            <text:p/>
          </draw:text-box>
        </draw:frame>
        <draw:g>
          <draw:path draw:style-name="gr3" draw:text-style-name="P2" draw:layer="layout" svg:width="1.6cm" svg:height="1.642cm" svg:x="18.152cm" svg:y="11.567cm" svg:viewBox="0 0 1601 1643" svg:d="M0 0v1643M1601 1643h-1601M1601 1643v-1643">
            <text:p/>
          </draw:path>
          <draw:frame draw:style-name="gr2" draw:text-style-name="P2" draw:layer="layout" svg:width="0.071cm" svg:height="1.286cm" draw:transform="rotate (-3.14159265358979) translate (18.987cm 13.031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18.987cm 13.031cm)">
          <draw:text-box>
            <text:p/>
          </draw:text-box>
        </draw:frame>
        <draw:polygon draw:style-name="gr1" draw:text-style-name="P1" draw:layer="layout" svg:width="1.6cm" svg:height="1.642cm" svg:x="18.152cm" svg:y="9.543cm" svg:viewBox="0 0 1601 1643" draw:points="0,1643 1601,1643 1601,0 0,0">
          <text:p/>
        </draw:polygon>
        <draw:frame draw:style-name="gr2" draw:text-style-name="P2" draw:layer="layout" svg:width="0.423cm" svg:height="1.286cm" svg:x="18.152cm" svg:y="9.721cm">
          <draw:text-box>
            <text:p/>
          </draw:text-box>
        </draw:frame>
        <draw:frame draw:style-name="gr2" draw:text-style-name="P2" draw:layer="layout" svg:width="0.423cm" svg:height="1.286cm" svg:x="20.071cm" svg:y="9.721cm">
          <draw:text-box>
            <text:p/>
          </draw:text-box>
        </draw:frame>
        <draw:g>
          <draw:path draw:style-name="gr3" draw:text-style-name="P2" draw:layer="layout" svg:width="1.6cm" svg:height="1.642cm" svg:x="18.152cm" svg:y="9.543cm" svg:viewBox="0 0 1601 1643" svg:d="M1601 1643v-1643M0 0h1601M0 0v1643">
            <text:p/>
          </draw:path>
          <draw:frame draw:style-name="gr2" draw:text-style-name="P2" draw:layer="layout" svg:width="0.071cm" svg:height="1.286cm" svg:x="18.916cm" svg:y="9.721cm">
            <draw:text-box>
              <text:p/>
            </draw:text-box>
          </draw:frame>
        </draw:g>
        <draw:frame draw:style-name="gr2" draw:text-style-name="P2" draw:layer="layout" svg:width="0.071cm" svg:height="1.286cm" svg:x="18.916cm" svg:y="9.721cm">
          <draw:text-box>
            <text:p/>
          </draw:text-box>
        </draw:frame>
        <draw:frame draw:style-name="gr5" draw:text-style-name="P2" draw:layer="layout" svg:width="1.45cm" svg:height="0.658cm" svg:x="18.251cm" svg:y="8.975cm">
          <draw:text-box>
            <text:p text:style-name="P3"><text:span text:style-name="T1">寄存器堆</text:span></text:p>
          </draw:text-box>
        </draw:frame>
        <draw:frame draw:style-name="gr5" draw:text-style-name="P2" draw:layer="layout" svg:width="1.197cm" svg:height="0.568cm" svg:x="18.152cm" svg:y="12.674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68cm" svg:x="18.137cm" svg:y="12.301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68cm" svg:x="18.121cm" svg:y="11.901cm">
          <draw:text-box>
            <text:p text:style-name="P3"><text:span text:style-name="T3">wdata</text:span></text:p>
          </draw:text-box>
        </draw:frame>
        <draw:frame draw:style-name="gr7" draw:text-style-name="P2" draw:layer="layout" svg:width="0.973cm" svg:height="0.568cm" svg:x="18.845cm" svg:y="10.684cm">
          <draw:text-box>
            <text:p text:style-name="P4"><text:span text:style-name="T3">rdata1</text:span></text:p>
          </draw:text-box>
        </draw:frame>
        <draw:polygon draw:style-name="gr1" draw:text-style-name="P1" draw:layer="layout" svg:width="1.6cm" svg:height="0.401cm" svg:x="18.152cm" svg:y="11.171cm" svg:viewBox="0 0 1601 402" draw:points="0,402 1601,402 1601,0 0,0">
          <text:p/>
        </draw:polygon>
        <draw:frame draw:style-name="gr4" draw:text-style-name="P2" draw:layer="layout" svg:width="0.282cm" svg:height="1.286cm" svg:x="18.152cm" svg:y="10.728cm">
          <draw:text-box>
            <text:p/>
          </draw:text-box>
        </draw:frame>
        <draw:frame draw:style-name="gr4" draw:text-style-name="P2" draw:layer="layout" svg:width="0.282cm" svg:height="1.286cm" svg:x="20.072cm" svg:y="10.728cm">
          <draw:text-box>
            <text:p/>
          </draw:text-box>
        </draw:frame>
        <draw:g>
          <draw:path draw:style-name="gr3" draw:text-style-name="P2" draw:layer="layout" svg:width="1.6cm" svg:height="0.401cm" svg:x="18.152cm" svg:y="11.171cm" svg:viewBox="0 0 1601 402" svg:d="M1601 402v-402M0 0v402">
            <text:p/>
          </draw:path>
          <draw:frame draw:style-name="gr4" draw:text-style-name="P2" draw:layer="layout" svg:width="0.071cm" svg:height="1.286cm" svg:x="18.916cm" svg:y="10.728cm">
            <draw:text-box>
              <text:p/>
            </draw:text-box>
          </draw:frame>
        </draw:g>
        <draw:frame draw:style-name="gr7" draw:text-style-name="P2" draw:layer="layout" svg:width="0.87cm" svg:height="0.568cm" svg:x="18.951cm" svg:y="11.111cm">
          <draw:text-box>
            <text:p text:style-name="P4"><text:span text:style-name="T3">rdata2</text:span></text:p>
          </draw:text-box>
        </draw:frame>
        <draw:frame draw:style-name="gr5" draw:text-style-name="P2" draw:layer="layout" svg:width="0.913cm" svg:height="0.568cm" svg:x="18.102cm" svg:y="11.095cm">
          <draw:text-box>
            <text:p text:style-name="P3"><text:span text:style-name="T3">waddr</text:span></text:p>
          </draw:text-box>
        </draw:frame>
        <draw:frame draw:style-name="gr5" draw:text-style-name="P2" draw:layer="layout" svg:width="1.313cm" svg:height="0.568cm" svg:x="18.139cm" svg:y="9.465cm">
          <draw:text-box>
            <text:p text:style-name="P3"><text:span text:style-name="T3">re1</text:span></text:p>
          </draw:text-box>
        </draw:frame>
        <draw:frame draw:style-name="gr5" draw:text-style-name="P2" draw:layer="layout" svg:width="1.513cm" svg:height="0.568cm" svg:x="18.139cm" svg:y="9.828cm">
          <draw:text-box>
            <text:p text:style-name="P3"><text:span text:style-name="T3">raddr1</text:span></text:p>
          </draw:text-box>
        </draw:frame>
        <draw:frame draw:style-name="gr5" draw:text-style-name="P2" draw:layer="layout" svg:width="1.25cm" svg:height="0.658cm" svg:x="18.352cm" svg:y="13.056cm">
          <draw:text-box>
            <text:p text:style-name="P3"><text:span text:style-name="T6">regfile.v</text:span></text:p>
          </draw:text-box>
        </draw:frame>
        <draw:frame draw:style-name="gr5" draw:text-style-name="P2" draw:layer="layout" svg:width="1.313cm" svg:height="0.568cm" svg:x="18.139cm" svg:y="10.278cm">
          <draw:text-box>
            <text:p text:style-name="P3"><text:span text:style-name="T3">re2</text:span></text:p>
          </draw:text-box>
        </draw:frame>
        <draw:frame draw:style-name="gr5" draw:text-style-name="P2" draw:layer="layout" svg:width="1.513cm" svg:height="0.568cm" svg:x="18.139cm" svg:y="10.678cm">
          <draw:text-box>
            <text:p text:style-name="P3"><text:span text:style-name="T3">raddr2</text:span></text:p>
          </draw:text-box>
        </draw:frame>
        <draw:frame draw:style-name="gr5" draw:text-style-name="P2" draw:layer="layout" svg:width="0.913cm" svg:height="0.568cm" svg:x="18.158cm" svg:y="11.495cm">
          <draw:text-box>
            <text:p text:style-name="P3"><text:span text:style-name="T3">we</text:span></text:p>
          </draw:text-box>
        </draw:frame>
        <draw:polyline draw:style-name="gr18" draw:text-style-name="P2" draw:layer="layout" svg:width="11.79cm" svg:height="7.394cm" svg:x="12.725cm" svg:y="9.745cm" svg:viewBox="0 0 11791 7395" draw:points="11533,413 11791,413 11791,7395 0,7395 0,0 605,0">
          <text:p/>
        </draw:polyline>
        <draw:polyline draw:style-name="gr10" draw:text-style-name="P2" draw:layer="layout" svg:width="7.66cm" svg:height="2.846cm" svg:x="12.865cm" svg:y="10.979cm" svg:viewBox="0 0 7661 2847" draw:points="6887,0 7661,0 7661,2847 0,2847 0,798 465,798">
          <text:p/>
        </draw:polyline>
        <draw:polyline draw:style-name="gr10" draw:text-style-name="P2" draw:layer="layout" svg:width="7.28cm" svg:height="2.079cm" svg:x="13.015cm" svg:y="11.371cm" svg:viewBox="0 0 7281 2080" draw:points="6737,0 7281,0 7281,2080 0,2080 0,816 315,816">
          <text:p/>
        </draw:polyline>
        <draw:polyline draw:style-name="gr19" draw:text-style-name="P2" draw:layer="layout" svg:width="4.729cm" svg:height="0.003cm" svg:x="16.429cm" svg:y="4.916cm" svg:viewBox="0 0 4730 4" draw:points="0,0 375,0 375,4 4730,4">
          <text:p/>
        </draw:polyline>
        <draw:polyline draw:style-name="gr19" draw:text-style-name="P2" draw:layer="layout" svg:width="4.729cm" svg:height="0.003cm" svg:x="16.429cm" svg:y="5.327cm" svg:viewBox="0 0 4730 4" draw:points="0,0 375,0 375,4 4730,4">
          <text:p/>
        </draw:polyline>
        <draw:polyline draw:style-name="gr19" draw:text-style-name="P2" draw:layer="layout" svg:width="4.729cm" svg:height="0.003cm" svg:x="16.429cm" svg:y="5.737cm" svg:viewBox="0 0 4730 4" draw:points="0,0 375,0 375,4 4730,4">
          <text:p/>
        </draw:polyline>
        <draw:polyline draw:style-name="gr19" draw:text-style-name="P2" draw:layer="layout" svg:width="4.729cm" svg:height="0.003cm" svg:x="16.429cm" svg:y="6.148cm" svg:viewBox="0 0 4730 4" draw:points="0,0 375,0 375,4 4730,4">
          <text:p/>
        </draw:polyline>
        <draw:polyline draw:style-name="gr19" draw:text-style-name="P2" draw:layer="layout" svg:width="4.729cm" svg:height="0.003cm" svg:x="16.429cm" svg:y="6.558cm" svg:viewBox="0 0 4730 4" draw:points="0,0 375,0 375,4 4730,4">
          <text:p/>
        </draw:polyline>
        <draw:polyline draw:style-name="gr19" draw:text-style-name="P2" draw:layer="layout" svg:width="4.729cm" svg:height="0.003cm" svg:x="16.429cm" svg:y="6.969cm" svg:viewBox="0 0 4730 4" draw:points="0,0 375,0 375,4 4730,4">
          <text:p/>
        </draw:polyline>
        <draw:polyline draw:style-name="gr19" draw:text-style-name="P2" draw:layer="layout" svg:width="4.728cm" svg:height="0.028cm" svg:x="16.429cm" svg:y="7.351cm" svg:viewBox="0 0 4729 29" draw:points="0,29 375,29 375,0 4729,0">
          <text:p/>
        </draw:polyline>
        <draw:polyline draw:style-name="gr19" draw:text-style-name="P2" draw:layer="layout" svg:width="4.729cm" svg:height="0.298cm" svg:x="16.429cm" svg:y="9.039cm" svg:viewBox="0 0 4730 299" draw:points="0,296 374,296 374,0 4387,0 4387,299 4730,299">
          <text:p/>
        </draw:polyline>
        <draw:polyline draw:style-name="gr19" draw:text-style-name="P2" draw:layer="layout" svg:width="4.728cm" svg:height="0.023cm" svg:x="16.429cm" svg:y="8.95cm" svg:viewBox="0 0 4729 24" draw:points="0,24 624,24 624,0 4729,0">
          <text:p/>
        </draw:polyline>
        <draw:polyline draw:style-name="gr19" draw:text-style-name="P2" draw:layer="layout" svg:width="4.728cm" svg:height="0.016cm" svg:x="16.429cm" svg:y="8.539cm" svg:viewBox="0 0 4729 17" draw:points="0,17 375,17 375,0 4729,0">
          <text:p/>
        </draw:polyline>
        <draw:polyline draw:style-name="gr19" draw:text-style-name="P2" draw:layer="layout" svg:width="4.728cm" svg:height="0.04cm" svg:x="16.429cm" svg:y="8.129cm" svg:viewBox="0 0 4729 41" draw:points="0,41 375,41 375,0 4729,0">
          <text:p/>
        </draw:polyline>
        <draw:polyline draw:style-name="gr20" draw:text-style-name="P2" draw:layer="layout" svg:width="49.939cm" svg:height="20.879cm" svg:x="16.429cm" svg:y="5.999cm" svg:viewBox="0 0 49940 20880" draw:points="0,5366 625,5366 625,20880 49487,20880 49487,0 49940,0">
          <text:p/>
        </draw:polyline>
        <draw:polyline draw:style-name="gr19" draw:text-style-name="P2" draw:layer="layout" svg:width="4.728cm" svg:height="0.071cm" svg:x="16.429cm" svg:y="7.718cm" svg:viewBox="0 0 4729 72" draw:points="0,72 375,72 375,0 4729,0">
          <text:p/>
        </draw:polyline>
        <draw:polyline draw:style-name="gr19" draw:text-style-name="P2" draw:layer="layout" svg:width="6.088cm" svg:height="0.001cm" svg:x="24.257cm" svg:y="4.097cm" svg:viewBox="0 0 6089 2" draw:points="0,2 375,2 375,0 6089,0">
          <text:p/>
        </draw:polyline>
        <draw:polyline draw:style-name="gr19" draw:text-style-name="P2" draw:layer="layout" svg:width="6.088cm" svg:height="0.001cm" svg:x="24.257cm" svg:y="4.507cm" svg:viewBox="0 0 6089 2" draw:points="0,2 375,2 375,0 6089,0">
          <text:p/>
        </draw:polyline>
        <draw:polyline draw:style-name="gr19" draw:text-style-name="P2" draw:layer="layout" svg:width="6.088cm" svg:height="0.001cm" svg:x="24.257cm" svg:y="4.918cm" svg:viewBox="0 0 6089 2" draw:points="0,2 375,2 375,0 6089,0">
          <text:p/>
        </draw:polyline>
        <draw:polyline draw:style-name="gr19" draw:text-style-name="P2" draw:layer="layout" svg:width="6.088cm" svg:height="0.001cm" svg:x="24.257cm" svg:y="5.328cm" svg:viewBox="0 0 6089 2" draw:points="0,2 375,2 375,0 6089,0">
          <text:p/>
        </draw:polyline>
        <draw:polyline draw:style-name="gr19" draw:text-style-name="P2" draw:layer="layout" svg:width="6.088cm" svg:height="0.001cm" svg:x="24.257cm" svg:y="5.739cm" svg:viewBox="0 0 6089 2" draw:points="0,2 375,2 375,0 6089,0">
          <text:p/>
        </draw:polyline>
        <draw:polyline draw:style-name="gr19" draw:text-style-name="P2" draw:layer="layout" svg:width="6.088cm" svg:height="0.001cm" svg:x="24.257cm" svg:y="6.149cm" svg:viewBox="0 0 6089 2" draw:points="0,2 375,2 375,0 6089,0">
          <text:p/>
        </draw:polyline>
        <draw:polyline draw:style-name="gr19" draw:text-style-name="P2" draw:layer="layout" svg:width="6.088cm" svg:height="0.001cm" svg:x="24.257cm" svg:y="6.56cm" svg:viewBox="0 0 6089 2" draw:points="0,2 375,2 375,0 6089,0">
          <text:p/>
        </draw:polyline>
        <draw:polyline draw:style-name="gr19" draw:text-style-name="P2" draw:layer="layout" svg:width="6.088cm" svg:height="0.001cm" svg:x="24.257cm" svg:y="6.971cm" svg:viewBox="0 0 6089 2" draw:points="0,2 375,2 375,0 6089,0">
          <text:p/>
        </draw:polyline>
        <draw:polyline draw:style-name="gr19" draw:text-style-name="P2" draw:layer="layout" svg:width="6.087cm" svg:height="0.001cm" svg:x="24.257cm" svg:y="7.35cm" svg:viewBox="0 0 6088 2" draw:points="0,2 374,2 374,0 6088,0">
          <text:p/>
        </draw:polyline>
        <draw:polyline draw:style-name="gr19" draw:text-style-name="P2" draw:layer="layout" svg:width="6.089cm" svg:height="0.005cm" svg:x="24.256cm" svg:y="7.718cm" svg:viewBox="0 0 6090 6" draw:points="0,0 375,0 375,6 6090,6">
          <text:p/>
        </draw:polyline>
        <draw:polyline draw:style-name="gr19" draw:text-style-name="P2" draw:layer="layout" svg:width="6.089cm" svg:height="0.405cm" svg:x="24.256cm" svg:y="8.134cm" svg:viewBox="0 0 6090 406" draw:points="0,406 375,406 375,0 6090,0">
          <text:p/>
        </draw:polyline>
        <draw:polygon draw:style-name="gr1" draw:text-style-name="P1" draw:layer="layout" svg:width="3.099cm" svg:height="1.642cm" svg:x="13.33cm" svg:y="9.129cm" svg:viewBox="0 0 3100 1643" draw:points="0,1643 3100,1643 3100,0 0,0">
          <text:p/>
        </draw:polygon>
        <draw:frame draw:style-name="gr2" draw:text-style-name="P2" draw:layer="layout" svg:width="0.423cm" svg:height="1.286cm" svg:x="13.33cm" svg:y="9.308cm">
          <draw:text-box>
            <text:p/>
          </draw:text-box>
        </draw:frame>
        <draw:frame draw:style-name="gr2" draw:text-style-name="P2" draw:layer="layout" svg:width="0.423cm" svg:height="1.286cm" svg:x="17.049cm" svg:y="9.308cm">
          <draw:text-box>
            <text:p/>
          </draw:text-box>
        </draw:frame>
        <draw:g>
          <draw:path draw:style-name="gr3" draw:text-style-name="P2" draw:layer="layout" svg:width="3.099cm" svg:height="1.642cm" svg:x="13.33cm" svg:y="9.129cm" svg:viewBox="0 0 3100 1643" svg:d="M3100 1643v-1643M0 0v1643">
            <text:p/>
          </draw:path>
          <draw:frame draw:style-name="gr2" draw:text-style-name="P2" draw:layer="layout" svg:width="0.071cm" svg:height="1.286cm" svg:x="14.845cm" svg:y="9.308cm">
            <draw:text-box>
              <text:p/>
            </draw:text-box>
          </draw:frame>
        </draw:g>
        <draw:frame draw:style-name="gr2" draw:text-style-name="P2" draw:layer="layout" svg:width="0.071cm" svg:height="1.286cm" svg:x="14.845cm" svg:y="9.308cm">
          <draw:text-box>
            <text:p/>
          </draw:text-box>
        </draw:frame>
        <draw:polygon draw:style-name="gr1" draw:text-style-name="P1" draw:layer="layout" svg:width="3.099cm" svg:height="1.642cm" svg:x="13.33cm" svg:y="10.75cm" svg:viewBox="0 0 3100 1643" draw:points="3100,0 0,0 0,1643 3100,1643">
          <text:p/>
        </draw:polygon>
        <draw:frame draw:style-name="gr2" draw:text-style-name="P2" draw:layer="layout" svg:width="0.423cm" svg:height="1.286cm" draw:transform="rotate (-3.14159265358979) translate (16.429cm 12.214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12.71cm 12.214cm)">
          <draw:text-box>
            <text:p/>
          </draw:text-box>
        </draw:frame>
        <draw:g>
          <draw:path draw:style-name="gr3" draw:text-style-name="P2" draw:layer="layout" svg:width="3.099cm" svg:height="1.642cm" svg:x="13.33cm" svg:y="10.75cm" svg:viewBox="0 0 3100 1643" svg:d="M0 0v1643M3100 1643h-3100M3100 1643v-1643">
            <text:p/>
          </draw:path>
          <draw:frame draw:style-name="gr2" draw:text-style-name="P2" draw:layer="layout" svg:width="0.071cm" svg:height="1.286cm" draw:transform="rotate (-3.14159265358979) translate (14.915cm 12.214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14.915cm 12.214cm)">
          <draw:text-box>
            <text:p/>
          </draw:text-box>
        </draw:frame>
        <draw:polygon draw:style-name="gr1" draw:text-style-name="P1" draw:layer="layout" svg:width="3.1cm" svg:height="0.341cm" svg:x="13.329cm" svg:y="7.998cm" svg:viewBox="0 0 3101 342" draw:points="0,342 3101,342 3101,0 0,0">
          <text:p/>
        </draw:polygon>
        <draw:frame draw:style-name="gr4" draw:text-style-name="P2" draw:layer="layout" svg:width="0.282cm" svg:height="1.286cm" svg:x="13.329cm" svg:y="7.526cm">
          <draw:text-box>
            <text:p/>
          </draw:text-box>
        </draw:frame>
        <draw:frame draw:style-name="gr4" draw:text-style-name="P2" draw:layer="layout" svg:width="0.282cm" svg:height="1.286cm" svg:x="17.049cm" svg:y="7.526cm">
          <draw:text-box>
            <text:p/>
          </draw:text-box>
        </draw:frame>
        <draw:g>
          <draw:path draw:style-name="gr3" draw:text-style-name="P2" draw:layer="layout" svg:width="3.1cm" svg:height="0.341cm" svg:x="13.329cm" svg:y="7.998cm" svg:viewBox="0 0 3101 342" svg:d="M3101 342v-342M0 0v342">
            <text:p/>
          </draw:path>
          <draw:frame draw:style-name="gr4" draw:text-style-name="P2" draw:layer="layout" svg:width="0.071cm" svg:height="1.286cm" svg:x="14.844cm" svg:y="7.526cm">
            <draw:text-box>
              <text:p/>
            </draw:text-box>
          </draw:frame>
        </draw:g>
        <draw:polygon draw:style-name="gr1" draw:text-style-name="P1" draw:layer="layout" svg:width="3.1cm" svg:height="0.432cm" svg:x="13.329cm" svg:y="8.34cm" svg:viewBox="0 0 3101 433" draw:points="0,433 3101,433 3101,0 0,0">
          <text:p/>
        </draw:polygon>
        <draw:frame draw:style-name="gr4" draw:text-style-name="P2" draw:layer="layout" svg:width="0.282cm" svg:height="1.286cm" svg:x="13.329cm" svg:y="7.912cm">
          <draw:text-box>
            <text:p/>
          </draw:text-box>
        </draw:frame>
        <draw:frame draw:style-name="gr4" draw:text-style-name="P2" draw:layer="layout" svg:width="0.282cm" svg:height="1.286cm" svg:x="17.049cm" svg:y="7.912cm">
          <draw:text-box>
            <text:p/>
          </draw:text-box>
        </draw:frame>
        <draw:g>
          <draw:path draw:style-name="gr3" draw:text-style-name="P2" draw:layer="layout" svg:width="3.1cm" svg:height="0.432cm" svg:x="13.329cm" svg:y="8.34cm" svg:viewBox="0 0 3101 433" svg:d="M3101 433v-433M0 0v433">
            <text:p/>
          </draw:path>
          <draw:frame draw:style-name="gr4" draw:text-style-name="P2" draw:layer="layout" svg:width="0.071cm" svg:height="1.286cm" svg:x="14.844cm" svg:y="7.912cm">
            <draw:text-box>
              <text:p/>
            </draw:text-box>
          </draw:frame>
        </draw:g>
        <draw:polygon draw:style-name="gr1" draw:text-style-name="P1" draw:layer="layout" svg:width="3.099cm" svg:height="1.642cm" svg:x="13.33cm" svg:y="4.711cm" svg:viewBox="0 0 3100 1643" draw:points="0,1643 3100,1643 3100,0 0,0">
          <text:p/>
        </draw:polygon>
        <draw:frame draw:style-name="gr2" draw:text-style-name="P2" draw:layer="layout" svg:width="0.423cm" svg:height="1.286cm" svg:x="13.33cm" svg:y="4.89cm">
          <draw:text-box>
            <text:p/>
          </draw:text-box>
        </draw:frame>
        <draw:frame draw:style-name="gr2" draw:text-style-name="P2" draw:layer="layout" svg:width="0.423cm" svg:height="1.286cm" svg:x="17.049cm" svg:y="4.89cm">
          <draw:text-box>
            <text:p/>
          </draw:text-box>
        </draw:frame>
        <draw:g>
          <draw:path draw:style-name="gr3" draw:text-style-name="P2" draw:layer="layout" svg:width="3.099cm" svg:height="1.642cm" svg:x="13.33cm" svg:y="4.711cm" svg:viewBox="0 0 3100 1643" svg:d="M3100 1643v-1643M0 0h3100M0 0v1643">
            <text:p/>
          </draw:path>
          <draw:frame draw:style-name="gr2" draw:text-style-name="P2" draw:layer="layout" svg:width="0.071cm" svg:height="1.286cm" svg:x="14.844cm" svg:y="4.89cm">
            <draw:text-box>
              <text:p/>
            </draw:text-box>
          </draw:frame>
        </draw:g>
        <draw:frame draw:style-name="gr2" draw:text-style-name="P2" draw:layer="layout" svg:width="0.071cm" svg:height="1.286cm" svg:x="14.844cm" svg:y="4.89cm">
          <draw:text-box>
            <text:p/>
          </draw:text-box>
        </draw:frame>
        <draw:polygon draw:style-name="gr1" draw:text-style-name="P1" draw:layer="layout" svg:width="3.099cm" svg:height="1.642cm" svg:x="13.33cm" svg:y="6.353cm" svg:viewBox="0 0 3100 1643" draw:points="0,1643 3100,1643 3100,0 0,0">
          <text:p/>
        </draw:polygon>
        <draw:frame draw:style-name="gr2" draw:text-style-name="P2" draw:layer="layout" svg:width="0.423cm" svg:height="1.286cm" svg:x="13.33cm" svg:y="6.532cm">
          <draw:text-box>
            <text:p/>
          </draw:text-box>
        </draw:frame>
        <draw:frame draw:style-name="gr2" draw:text-style-name="P2" draw:layer="layout" svg:width="0.423cm" svg:height="1.286cm" svg:x="17.049cm" svg:y="6.532cm">
          <draw:text-box>
            <text:p/>
          </draw:text-box>
        </draw:frame>
        <draw:g>
          <draw:path draw:style-name="gr3" draw:text-style-name="P2" draw:layer="layout" svg:width="3.099cm" svg:height="1.642cm" svg:x="13.33cm" svg:y="6.353cm" svg:viewBox="0 0 3100 1643" svg:d="M3100 1643v-1643M0 0v1643">
            <text:p/>
          </draw:path>
          <draw:frame draw:style-name="gr2" draw:text-style-name="P2" draw:layer="layout" svg:width="0.071cm" svg:height="1.286cm" svg:x="14.844cm" svg:y="6.532cm">
            <draw:text-box>
              <text:p/>
            </draw:text-box>
          </draw:frame>
        </draw:g>
        <draw:frame draw:style-name="gr2" draw:text-style-name="P2" draw:layer="layout" svg:width="0.071cm" svg:height="1.286cm" svg:x="14.844cm" svg:y="6.532cm">
          <draw:text-box>
            <text:p/>
          </draw:text-box>
        </draw:frame>
        <draw:frame draw:style-name="gr5" draw:text-style-name="P2" draw:layer="layout" svg:width="1.1cm" svg:height="0.658cm" svg:x="14.465cm" svg:y="3.411cm">
          <draw:text-box>
            <text:p text:style-name="P3"><text:span text:style-name="T1">ID</text:span></text:p>
          </draw:text-box>
        </draw:frame>
        <draw:frame draw:style-name="gr5" draw:text-style-name="P2" draw:layer="layout" svg:width="1.429cm" svg:height="0.568cm" svg:x="13.315cm" svg:y="10.701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68cm" svg:x="13.329cm" svg:y="5.455cm">
          <draw:text-box>
            <text:p text:style-name="P3"><text:span text:style-name="T3">ex_aluop_i</text:span></text:p>
          </draw:text-box>
        </draw:frame>
        <draw:frame draw:style-name="gr5" draw:text-style-name="P2" draw:layer="layout" svg:width="0.913cm" svg:height="0.568cm" svg:x="13.316cm" svg:y="4.631cm">
          <draw:text-box>
            <text:p text:style-name="P3"><text:span text:style-name="T3">pc_i</text:span></text:p>
          </draw:text-box>
        </draw:frame>
        <draw:frame draw:style-name="gr6" draw:text-style-name="P2" draw:layer="layout" svg:width="1.182cm" svg:height="0.568cm" svg:x="15.305cm" svg:y="5.044cm">
          <draw:text-box>
            <text:p text:style-name="P4"><text:span text:style-name="T3">alusel_o</text:span></text:p>
          </draw:text-box>
        </draw:frame>
        <draw:frame draw:style-name="gr8" draw:text-style-name="P2" draw:layer="layout" svg:width="1.115cm" svg:height="0.568cm" svg:x="15.372cm" svg:y="7.534cm">
          <draw:text-box>
            <text:p text:style-name="P4"><text:span text:style-name="T3">inst_o</text:span></text:p>
          </draw:text-box>
        </draw:frame>
        <draw:frame draw:style-name="gr7" draw:text-style-name="P2" draw:layer="layout" svg:width="1.115cm" svg:height="0.568cm" svg:x="15.361cm" svg:y="6.698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121cm" svg:height="0.568cm" svg:x="15.355cm" svg:y="4.655cm">
          <draw:text-box>
            <text:p text:style-name="P4"><text:span text:style-name="T3">aluop_o</text:span></text:p>
          </draw:text-box>
        </draw:frame>
        <draw:frame draw:style-name="gr5" draw:text-style-name="P2" draw:layer="layout" svg:width="1.176cm" svg:height="0.568cm" svg:x="15.27cm" svg:y="5.423cm">
          <draw:text-box>
            <text:p text:style-name="P4"><text:span text:style-name="T3">reg1_o</text:span></text:p>
          </draw:text-box>
        </draw:frame>
        <draw:frame draw:style-name="gr7" draw:text-style-name="P2" draw:layer="layout" svg:width="0.973cm" svg:height="0.568cm" svg:x="15.493cm" svg:y="5.852cm">
          <draw:text-box>
            <text:p text:style-name="P4"><text:span text:style-name="T3">reg2_o</text:span></text:p>
          </draw:text-box>
        </draw:frame>
        <draw:frame draw:style-name="gr7" draw:text-style-name="P2" draw:layer="layout" svg:width="1.6cm" svg:height="0.568cm" svg:x="14.815cm" svg:y="11.478cm">
          <draw:text-box>
            <text:p text:style-name="P4"><text:span text:style-name="T3">branch_flag_o</text:span></text:p>
          </draw:text-box>
        </draw:frame>
        <draw:frame draw:style-name="gr7" draw:text-style-name="P2" draw:layer="layout" svg:width="1.77cm" svg:height="0.466cm" svg:x="14.715cm" svg:y="11.929cm">
          <draw:text-box>
            <text:p text:style-name="P4"><text:span text:style-name="T5">branch_target_address_o</text:span></text:p>
          </draw:text-box>
        </draw:frame>
        <draw:frame draw:style-name="gr7" draw:text-style-name="P2" draw:layer="layout" svg:width="1.54cm" svg:height="0.568cm" svg:x="14.946cm" svg:y="6.24cm">
          <draw:text-box>
            <text:p text:style-name="P4"><text:span text:style-name="T3">wd_o</text:span></text:p>
          </draw:text-box>
        </draw:frame>
        <draw:frame draw:style-name="gr7" draw:text-style-name="P2" draw:layer="layout" svg:width="1.54cm" svg:height="0.517cm" svg:x="14.946cm" svg:y="7.137cm">
          <draw:text-box>
            <text:p text:style-name="P4"><text:span text:style-name="T4">excepttype_o</text:span></text:p>
          </draw:text-box>
        </draw:frame>
        <draw:frame draw:style-name="gr7" draw:text-style-name="P2" draw:layer="layout" svg:width="1.75cm" svg:height="0.466cm" svg:x="14.729cm" svg:y="9.129cm">
          <draw:text-box>
            <text:p text:style-name="P4"><text:span text:style-name="T5">next_inst_in_delayslot_o</text:span></text:p>
          </draw:text-box>
        </draw:frame>
        <draw:frame draw:style-name="gr8" draw:text-style-name="P2" draw:layer="layout" svg:width="1.115cm" svg:height="0.568cm" svg:x="15.3cm" svg:y="11.055cm">
          <draw:text-box>
            <text:p text:style-name="P4"><text:span text:style-name="T3">stallreq</text:span></text:p>
          </draw:text-box>
        </draw:frame>
        <draw:frame draw:style-name="gr5" draw:text-style-name="P2" draw:layer="layout" svg:width="1.61cm" svg:height="0.466cm" svg:x="14.83cm" svg:y="7.909cm">
          <draw:text-box>
            <text:p text:style-name="P4"><text:span text:style-name="T5">current_inst_address_o</text:span></text:p>
          </draw:text-box>
        </draw:frame>
        <draw:polygon draw:style-name="gr1" draw:text-style-name="P1" draw:layer="layout" svg:width="3.1cm" svg:height="0.401cm" svg:x="13.329cm" svg:y="8.772cm" svg:viewBox="0 0 3101 402" draw:points="0,402 3101,402 3101,0 0,0">
          <text:p/>
        </draw:polygon>
        <draw:frame draw:style-name="gr4" draw:text-style-name="P2" draw:layer="layout" svg:width="0.282cm" svg:height="1.286cm" svg:x="13.329cm" svg:y="8.329cm">
          <draw:text-box>
            <text:p/>
          </draw:text-box>
        </draw:frame>
        <draw:frame draw:style-name="gr4" draw:text-style-name="P2" draw:layer="layout" svg:width="0.282cm" svg:height="1.286cm" svg:x="17.049cm" svg:y="8.329cm">
          <draw:text-box>
            <text:p/>
          </draw:text-box>
        </draw:frame>
        <draw:g>
          <draw:path draw:style-name="gr3" draw:text-style-name="P2" draw:layer="layout" svg:width="3.1cm" svg:height="0.401cm" svg:x="13.329cm" svg:y="8.772cm" svg:viewBox="0 0 3101 402" svg:d="M3101 402v-402M0 0v402">
            <text:p/>
          </draw:path>
          <draw:frame draw:style-name="gr4" draw:text-style-name="P2" draw:layer="layout" svg:width="0.071cm" svg:height="1.286cm" svg:x="14.844cm" svg:y="8.329cm">
            <draw:text-box>
              <text:p/>
            </draw:text-box>
          </draw:frame>
        </draw:g>
        <draw:frame draw:style-name="gr7" draw:text-style-name="P2" draw:layer="layout" svg:width="1.84cm" svg:height="0.568cm" svg:x="14.629cm" svg:y="8.256cm">
          <draw:text-box>
            <text:p text:style-name="P4"><text:span text:style-name="T3">is_in_delayslot_o</text:span></text:p>
          </draw:text-box>
        </draw:frame>
        <draw:frame draw:style-name="gr5" draw:text-style-name="P2" draw:layer="layout" svg:width="0.913cm" svg:height="0.568cm" svg:x="13.316cm" svg:y="5.044cm">
          <draw:text-box>
            <text:p text:style-name="P3"><text:span text:style-name="T3">inst_i</text:span></text:p>
          </draw:text-box>
        </draw:frame>
        <draw:frame draw:style-name="gr5" draw:text-style-name="P2" draw:layer="layout" svg:width="1.313cm" svg:height="0.568cm" svg:x="13.317cm" svg:y="5.838cm">
          <draw:text-box>
            <text:p text:style-name="P3"><text:span text:style-name="T3">ex_wreg_i</text:span></text:p>
          </draw:text-box>
        </draw:frame>
        <draw:frame draw:style-name="gr5" draw:text-style-name="P2" draw:layer="layout" svg:width="1.313cm" svg:height="0.568cm" svg:x="13.315cm" svg:y="6.656cm">
          <draw:text-box>
            <text:p text:style-name="P3"><text:span text:style-name="T3">ex_wdata_i</text:span></text:p>
          </draw:text-box>
        </draw:frame>
        <draw:frame draw:style-name="gr5" draw:text-style-name="P2" draw:layer="layout" svg:width="1.313cm" svg:height="0.568cm" svg:x="13.302cm" svg:y="6.256cm">
          <draw:text-box>
            <text:p text:style-name="P3"><text:span text:style-name="T3">ex_wd_i</text:span></text:p>
          </draw:text-box>
        </draw:frame>
        <draw:frame draw:style-name="gr5" draw:text-style-name="P2" draw:layer="layout" svg:width="1.513cm" svg:height="0.568cm" svg:x="13.317cm" svg:y="7.495cm">
          <draw:text-box>
            <text:p text:style-name="P3"><text:span text:style-name="T3">mem_wreg_i</text:span></text:p>
          </draw:text-box>
        </draw:frame>
        <draw:frame draw:style-name="gr5" draw:text-style-name="P2" draw:layer="layout" svg:width="1.513cm" svg:height="0.568cm" svg:x="13.317cm" svg:y="7.859cm">
          <draw:text-box>
            <text:p text:style-name="P3"><text:span text:style-name="T3">mem_wdata_i</text:span></text:p>
          </draw:text-box>
        </draw:frame>
        <draw:frame draw:style-name="gr5" draw:text-style-name="P2" draw:layer="layout" svg:width="1.513cm" svg:height="0.568cm" svg:x="13.302cm" svg:y="7.095cm">
          <draw:text-box>
            <text:p text:style-name="P3"><text:span text:style-name="T3">mem_wd_i</text:span></text:p>
          </draw:text-box>
        </draw:frame>
        <draw:frame draw:style-name="gr5" draw:text-style-name="P2" draw:layer="layout" svg:width="1.813cm" svg:height="0.517cm" svg:x="13.317cm" svg:y="9.578cm">
          <draw:text-box>
            <text:p text:style-name="P3"><text:span text:style-name="T4">is_in_delayslot_i</text:span></text:p>
          </draw:text-box>
        </draw:frame>
        <draw:frame draw:style-name="gr5" draw:text-style-name="P2" draw:layer="layout" svg:width="0.75cm" svg:height="0.658cm" svg:x="14.48cm" svg:y="12.279cm">
          <draw:text-box>
            <text:p text:style-name="P3"><text:span text:style-name="T6">id.v</text:span></text:p>
          </draw:text-box>
        </draw:frame>
        <draw:frame draw:style-name="gr5" draw:text-style-name="P2" draw:layer="layout" svg:width="1.3cm" svg:height="0.568cm" svg:x="13.329cm" svg:y="11.488cm">
          <draw:text-box>
            <text:p text:style-name="P3"><text:span text:style-name="T3">reg1_data_i</text:span></text:p>
          </draw:text-box>
        </draw:frame>
        <draw:frame draw:style-name="gr5" draw:text-style-name="P2" draw:layer="layout" svg:width="1.3cm" svg:height="0.568cm" svg:x="13.329cm" svg:y="11.888cm">
          <draw:text-box>
            <text:p text:style-name="P3"><text:span text:style-name="T3">reg2_data_i</text:span></text:p>
          </draw:text-box>
        </draw:frame>
        <draw:frame draw:style-name="gr7" draw:text-style-name="P2" draw:layer="layout" svg:width="1.4cm" svg:height="0.568cm" svg:x="15.029cm" svg:y="9.483cm">
          <draw:text-box>
            <text:p text:style-name="P4"><text:span text:style-name="T3">reg1_read_o</text:span></text:p>
          </draw:text-box>
        </draw:frame>
        <draw:frame draw:style-name="gr7" draw:text-style-name="P2" draw:layer="layout" svg:width="1.4cm" svg:height="0.568cm" svg:x="15.015cm" svg:y="10.283cm">
          <draw:text-box>
            <text:p text:style-name="P4"><text:span text:style-name="T3">reg2_read_o</text:span></text:p>
          </draw:text-box>
        </draw:frame>
        <draw:frame draw:style-name="gr7" draw:text-style-name="P2" draw:layer="layout" svg:width="1.4cm" svg:height="0.568cm" svg:x="15.015cm" svg:y="9.878cm">
          <draw:text-box>
            <text:p text:style-name="P4"><text:span text:style-name="T3">reg1_addr_o</text:span></text:p>
          </draw:text-box>
        </draw:frame>
        <draw:frame draw:style-name="gr7" draw:text-style-name="P2" draw:layer="layout" svg:width="1.4cm" svg:height="0.568cm" svg:x="15.029cm" svg:y="10.683cm">
          <draw:text-box>
            <text:p text:style-name="P4"><text:span text:style-name="T3">reg2_addr_o</text:span></text:p>
          </draw:text-box>
        </draw:frame>
        <draw:frame draw:style-name="gr7" draw:text-style-name="P2" draw:layer="layout" svg:width="1.4cm" svg:height="0.568cm" svg:x="15.079cm" svg:y="8.683cm">
          <draw:text-box>
            <text:p text:style-name="P4"><text:span text:style-name="T3">link_addr_o</text:span></text:p>
          </draw:text-box>
        </draw:frame>
        <draw:polygon draw:style-name="gr1" draw:text-style-name="P1" draw:layer="layout" svg:width="3.099cm" svg:height="0.842cm" svg:x="13.331cm" svg:y="3.897cm" svg:viewBox="0 0 3100 843" draw:points="0,843 3100,843 3100,0 0,0">
          <text:p/>
        </draw:polygon>
        <draw:frame draw:style-name="gr2" draw:text-style-name="P2" draw:layer="layout" svg:width="0.423cm" svg:height="1.286cm" svg:x="13.331cm" svg:y="3.676cm">
          <draw:text-box>
            <text:p/>
          </draw:text-box>
        </draw:frame>
        <draw:frame draw:style-name="gr2" draw:text-style-name="P2" draw:layer="layout" svg:width="0.423cm" svg:height="1.286cm" svg:x="17.05cm" svg:y="3.676cm">
          <draw:text-box>
            <text:p/>
          </draw:text-box>
        </draw:frame>
        <draw:g>
          <draw:path draw:style-name="gr3" draw:text-style-name="P2" draw:layer="layout" svg:width="3.099cm" svg:height="0.842cm" svg:x="13.331cm" svg:y="3.897cm" svg:viewBox="0 0 3100 843" svg:d="M3100 843v-843M0 0h3100M0 0v843">
            <text:p/>
          </draw:path>
          <draw:frame draw:style-name="gr2" draw:text-style-name="P2" draw:layer="layout" svg:width="0.071cm" svg:height="1.286cm" svg:x="14.845cm" svg:y="3.676cm">
            <draw:text-box>
              <text:p/>
            </draw:text-box>
          </draw:frame>
        </draw:g>
        <draw:frame draw:style-name="gr2" draw:text-style-name="P2" draw:layer="layout" svg:width="0.071cm" svg:height="1.286cm" svg:x="14.845cm" svg:y="3.676cm">
          <draw:text-box>
            <text:p/>
          </draw:text-box>
        </draw:frame>
        <draw:polygon draw:style-name="gr1" draw:text-style-name="P1" draw:layer="layout" svg:width="3.099cm" svg:height="1.642cm" svg:x="30.345cm" svg:y="14.083cm" svg:viewBox="0 0 3100 1643" draw:points="0,1643 3100,1643 3100,0 0,0">
          <text:p/>
        </draw:polygon>
        <draw:frame draw:style-name="gr2" draw:text-style-name="P2" draw:layer="layout" svg:width="0.423cm" svg:height="1.286cm" svg:x="30.345cm" svg:y="14.262cm">
          <draw:text-box>
            <text:p/>
          </draw:text-box>
        </draw:frame>
        <draw:frame draw:style-name="gr2" draw:text-style-name="P2" draw:layer="layout" svg:width="0.423cm" svg:height="1.286cm" svg:x="34.064cm" svg:y="14.262cm">
          <draw:text-box>
            <text:p/>
          </draw:text-box>
        </draw:frame>
        <draw:g>
          <draw:path draw:style-name="gr3" draw:text-style-name="P2" draw:layer="layout" svg:width="3.099cm" svg:height="1.642cm" svg:x="30.345cm" svg:y="14.083cm" svg:viewBox="0 0 3100 1643" svg:d="M3100 1643v-1643M0 0v1643">
            <text:p/>
          </draw:path>
          <draw:frame draw:style-name="gr2" draw:text-style-name="P2" draw:layer="layout" svg:width="0.071cm" svg:height="1.286cm" svg:x="31.859cm" svg:y="14.262cm">
            <draw:text-box>
              <text:p/>
            </draw:text-box>
          </draw:frame>
        </draw:g>
        <draw:frame draw:style-name="gr2" draw:text-style-name="P2" draw:layer="layout" svg:width="0.071cm" svg:height="1.286cm" svg:x="31.859cm" svg:y="14.262cm">
          <draw:text-box>
            <text:p/>
          </draw:text-box>
        </draw:frame>
        <draw:polygon draw:style-name="gr1" draw:text-style-name="P1" draw:layer="layout" svg:width="3.099cm" svg:height="1.642cm" svg:x="30.345cm" svg:y="15.688cm" svg:viewBox="0 0 3100 1643" draw:points="3100,0 0,0 0,1643 3100,1643">
          <text:p/>
        </draw:polygon>
        <draw:frame draw:style-name="gr2" draw:text-style-name="P2" draw:layer="layout" svg:width="0.423cm" svg:height="1.286cm" draw:transform="rotate (-3.14159265358979) translate (33.445cm 17.152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29.726cm 17.152cm)">
          <draw:text-box>
            <text:p/>
          </draw:text-box>
        </draw:frame>
        <draw:g>
          <draw:path draw:style-name="gr3" draw:text-style-name="P2" draw:layer="layout" svg:width="3.099cm" svg:height="1.642cm" svg:x="30.345cm" svg:y="15.688cm" svg:viewBox="0 0 3100 1643" svg:d="M0 0v1643M3100 1643h-3100M3100 1643v-1643">
            <text:p/>
          </draw:path>
          <draw:frame draw:style-name="gr2" draw:text-style-name="P2" draw:layer="layout" svg:width="0.071cm" svg:height="1.286cm" draw:transform="rotate (-3.14159265358979) translate (31.93cm 17.152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31.93cm 17.152cm)">
          <draw:text-box>
            <text:p/>
          </draw:text-box>
        </draw:frame>
        <draw:polygon draw:style-name="gr1" draw:text-style-name="P1" draw:layer="layout" svg:width="3.099cm" svg:height="1.642cm" svg:x="30.346cm" svg:y="12.442cm" svg:viewBox="0 0 3100 1643" draw:points="0,1643 3100,1643 3100,0 0,0">
          <text:p/>
        </draw:polygon>
        <draw:frame draw:style-name="gr2" draw:text-style-name="P2" draw:layer="layout" svg:width="0.423cm" svg:height="1.286cm" svg:x="30.346cm" svg:y="12.621cm">
          <draw:text-box>
            <text:p/>
          </draw:text-box>
        </draw:frame>
        <draw:frame draw:style-name="gr2" draw:text-style-name="P2" draw:layer="layout" svg:width="0.423cm" svg:height="1.286cm" svg:x="34.065cm" svg:y="12.621cm">
          <draw:text-box>
            <text:p/>
          </draw:text-box>
        </draw:frame>
        <draw:g>
          <draw:path draw:style-name="gr3" draw:text-style-name="P2" draw:layer="layout" svg:width="3.099cm" svg:height="1.642cm" svg:x="30.346cm" svg:y="12.442cm" svg:viewBox="0 0 3100 1643" svg:d="M3100 1643v-1643M0 0v1643">
            <text:p/>
          </draw:path>
          <draw:frame draw:style-name="gr2" draw:text-style-name="P2" draw:layer="layout" svg:width="0.071cm" svg:height="1.286cm" svg:x="31.86cm" svg:y="12.621cm">
            <draw:text-box>
              <text:p/>
            </draw:text-box>
          </draw:frame>
        </draw:g>
        <draw:frame draw:style-name="gr2" draw:text-style-name="P2" draw:layer="layout" svg:width="0.071cm" svg:height="1.286cm" svg:x="31.86cm" svg:y="12.621cm">
          <draw:text-box>
            <text:p/>
          </draw:text-box>
        </draw:frame>
        <draw:polygon draw:style-name="gr1" draw:text-style-name="P1" draw:layer="layout" svg:width="3.099cm" svg:height="1.642cm" svg:x="30.346cm" svg:y="10.798cm" svg:viewBox="0 0 3100 1643" draw:points="0,1643 3100,1643 3100,0 0,0">
          <text:p/>
        </draw:polygon>
        <draw:frame draw:style-name="gr2" draw:text-style-name="P2" draw:layer="layout" svg:width="0.423cm" svg:height="1.286cm" svg:x="30.346cm" svg:y="10.977cm">
          <draw:text-box>
            <text:p/>
          </draw:text-box>
        </draw:frame>
        <draw:frame draw:style-name="gr2" draw:text-style-name="P2" draw:layer="layout" svg:width="0.423cm" svg:height="1.286cm" svg:x="34.065cm" svg:y="10.977cm">
          <draw:text-box>
            <text:p/>
          </draw:text-box>
        </draw:frame>
        <draw:g>
          <draw:path draw:style-name="gr3" draw:text-style-name="P2" draw:layer="layout" svg:width="3.099cm" svg:height="1.642cm" svg:x="30.346cm" svg:y="10.798cm" svg:viewBox="0 0 3100 1643" svg:d="M3100 1643v-1643M0 0v1643">
            <text:p/>
          </draw:path>
          <draw:frame draw:style-name="gr2" draw:text-style-name="P2" draw:layer="layout" svg:width="0.071cm" svg:height="1.286cm" svg:x="31.86cm" svg:y="10.977cm">
            <draw:text-box>
              <text:p/>
            </draw:text-box>
          </draw:frame>
        </draw:g>
        <draw:frame draw:style-name="gr2" draw:text-style-name="P2" draw:layer="layout" svg:width="0.071cm" svg:height="1.286cm" svg:x="31.86cm" svg:y="10.977cm">
          <draw:text-box>
            <text:p/>
          </draw:text-box>
        </draw:frame>
        <draw:polygon draw:style-name="gr1" draw:text-style-name="P1" draw:layer="layout" svg:width="3.099cm" svg:height="1.642cm" svg:x="30.345cm" svg:y="9.161cm" svg:viewBox="0 0 3100 1643" draw:points="0,1643 3100,1643 3100,0 0,0">
          <text:p/>
        </draw:polygon>
        <draw:frame draw:style-name="gr2" draw:text-style-name="P2" draw:layer="layout" svg:width="0.423cm" svg:height="1.286cm" svg:x="30.345cm" svg:y="9.34cm">
          <draw:text-box>
            <text:p/>
          </draw:text-box>
        </draw:frame>
        <draw:frame draw:style-name="gr2" draw:text-style-name="P2" draw:layer="layout" svg:width="0.423cm" svg:height="1.286cm" svg:x="34.064cm" svg:y="9.34cm">
          <draw:text-box>
            <text:p/>
          </draw:text-box>
        </draw:frame>
        <draw:g>
          <draw:path draw:style-name="gr3" draw:text-style-name="P2" draw:layer="layout" svg:width="3.099cm" svg:height="1.642cm" svg:x="30.345cm" svg:y="9.161cm" svg:viewBox="0 0 3100 1643" svg:d="M3100 1643v-1643M0 0v1643">
            <text:p/>
          </draw:path>
          <draw:frame draw:style-name="gr2" draw:text-style-name="P2" draw:layer="layout" svg:width="0.071cm" svg:height="1.286cm" svg:x="31.86cm" svg:y="9.34cm">
            <draw:text-box>
              <text:p/>
            </draw:text-box>
          </draw:frame>
        </draw:g>
        <draw:frame draw:style-name="gr2" draw:text-style-name="P2" draw:layer="layout" svg:width="0.071cm" svg:height="1.286cm" svg:x="31.86cm" svg:y="9.34cm">
          <draw:text-box>
            <text:p/>
          </draw:text-box>
        </draw:frame>
        <draw:polygon draw:style-name="gr1" draw:text-style-name="P1" draw:layer="layout" svg:width="3.099cm" svg:height="1.642cm" svg:x="30.345cm" svg:y="7.518cm" svg:viewBox="0 0 3100 1643" draw:points="0,1643 3100,1643 3100,0 0,0">
          <text:p/>
        </draw:polygon>
        <draw:frame draw:style-name="gr2" draw:text-style-name="P2" draw:layer="layout" svg:width="0.423cm" svg:height="1.286cm" svg:x="30.345cm" svg:y="7.697cm">
          <draw:text-box>
            <text:p/>
          </draw:text-box>
        </draw:frame>
        <draw:frame draw:style-name="gr2" draw:text-style-name="P2" draw:layer="layout" svg:width="0.423cm" svg:height="1.286cm" svg:x="34.064cm" svg:y="7.697cm">
          <draw:text-box>
            <text:p/>
          </draw:text-box>
        </draw:frame>
        <draw:g>
          <draw:path draw:style-name="gr3" draw:text-style-name="P2" draw:layer="layout" svg:width="3.099cm" svg:height="1.642cm" svg:x="30.345cm" svg:y="7.518cm" svg:viewBox="0 0 3100 1643" svg:d="M3100 1643v-1643M0 0v1643">
            <text:p/>
          </draw:path>
          <draw:frame draw:style-name="gr2" draw:text-style-name="P2" draw:layer="layout" svg:width="0.071cm" svg:height="1.286cm" svg:x="31.86cm" svg:y="7.697cm">
            <draw:text-box>
              <text:p/>
            </draw:text-box>
          </draw:frame>
        </draw:g>
        <draw:frame draw:style-name="gr2" draw:text-style-name="P2" draw:layer="layout" svg:width="0.071cm" svg:height="1.286cm" svg:x="31.86cm" svg:y="7.697cm">
          <draw:text-box>
            <text:p/>
          </draw:text-box>
        </draw:frame>
        <draw:polygon draw:style-name="gr1" draw:text-style-name="P1" draw:layer="layout" svg:width="3.1cm" svg:height="0.341cm" svg:x="30.345cm" svg:y="7.179cm" svg:viewBox="0 0 3101 342" draw:points="0,342 3101,342 3101,0 0,0">
          <text:p/>
        </draw:polygon>
        <draw:frame draw:style-name="gr4" draw:text-style-name="P2" draw:layer="layout" svg:width="0.282cm" svg:height="1.286cm" svg:x="30.345cm" svg:y="6.707cm">
          <draw:text-box>
            <text:p/>
          </draw:text-box>
        </draw:frame>
        <draw:frame draw:style-name="gr4" draw:text-style-name="P2" draw:layer="layout" svg:width="0.282cm" svg:height="1.286cm" svg:x="34.065cm" svg:y="6.707cm">
          <draw:text-box>
            <text:p/>
          </draw:text-box>
        </draw:frame>
        <draw:g>
          <draw:path draw:style-name="gr3" draw:text-style-name="P2" draw:layer="layout" svg:width="3.1cm" svg:height="0.341cm" svg:x="30.345cm" svg:y="7.179cm" svg:viewBox="0 0 3101 342" svg:d="M3101 342v-342M0 0v342">
            <text:p/>
          </draw:path>
          <draw:frame draw:style-name="gr4" draw:text-style-name="P2" draw:layer="layout" svg:width="0.071cm" svg:height="1.286cm" svg:x="31.859cm" svg:y="6.707cm">
            <draw:text-box>
              <text:p/>
            </draw:text-box>
          </draw:frame>
        </draw:g>
        <draw:polygon draw:style-name="gr1" draw:text-style-name="P1" draw:layer="layout" svg:width="3.099cm" svg:height="1.642cm" svg:x="30.345cm" svg:y="3.892cm" svg:viewBox="0 0 3100 1643" draw:points="0,1643 3100,1643 3100,0 0,0">
          <text:p/>
        </draw:polygon>
        <draw:frame draw:style-name="gr2" draw:text-style-name="P2" draw:layer="layout" svg:width="0.423cm" svg:height="1.286cm" svg:x="30.345cm" svg:y="4.07cm">
          <draw:text-box>
            <text:p/>
          </draw:text-box>
        </draw:frame>
        <draw:frame draw:style-name="gr2" draw:text-style-name="P2" draw:layer="layout" svg:width="0.423cm" svg:height="1.286cm" svg:x="34.064cm" svg:y="4.07cm">
          <draw:text-box>
            <text:p/>
          </draw:text-box>
        </draw:frame>
        <draw:g>
          <draw:path draw:style-name="gr3" draw:text-style-name="P2" draw:layer="layout" svg:width="3.099cm" svg:height="1.642cm" svg:x="30.345cm" svg:y="3.892cm" svg:viewBox="0 0 3100 1643" svg:d="M3100 1643v-1643M0 0h3100M0 0v1643">
            <text:p/>
          </draw:path>
          <draw:frame draw:style-name="gr2" draw:text-style-name="P2" draw:layer="layout" svg:width="0.071cm" svg:height="1.286cm" svg:x="31.859cm" svg:y="4.07cm">
            <draw:text-box>
              <text:p/>
            </draw:text-box>
          </draw:frame>
        </draw:g>
        <draw:frame draw:style-name="gr2" draw:text-style-name="P2" draw:layer="layout" svg:width="0.071cm" svg:height="1.286cm" svg:x="31.859cm" svg:y="4.07cm">
          <draw:text-box>
            <text:p/>
          </draw:text-box>
        </draw:frame>
        <draw:polygon draw:style-name="gr1" draw:text-style-name="P1" draw:layer="layout" svg:width="3.099cm" svg:height="1.642cm" svg:x="30.345cm" svg:y="5.534cm" svg:viewBox="0 0 3100 1643" draw:points="0,1643 3100,1643 3100,0 0,0">
          <text:p/>
        </draw:polygon>
        <draw:frame draw:style-name="gr2" draw:text-style-name="P2" draw:layer="layout" svg:width="0.423cm" svg:height="1.286cm" svg:x="30.345cm" svg:y="5.713cm">
          <draw:text-box>
            <text:p/>
          </draw:text-box>
        </draw:frame>
        <draw:frame draw:style-name="gr2" draw:text-style-name="P2" draw:layer="layout" svg:width="0.423cm" svg:height="1.286cm" svg:x="34.064cm" svg:y="5.713cm">
          <draw:text-box>
            <text:p/>
          </draw:text-box>
        </draw:frame>
        <draw:g>
          <draw:path draw:style-name="gr3" draw:text-style-name="P2" draw:layer="layout" svg:width="3.099cm" svg:height="1.642cm" svg:x="30.345cm" svg:y="5.534cm" svg:viewBox="0 0 3100 1643" svg:d="M3100 1643v-1643M0 0v1643">
            <text:p/>
          </draw:path>
          <draw:frame draw:style-name="gr2" draw:text-style-name="P2" draw:layer="layout" svg:width="0.071cm" svg:height="1.286cm" svg:x="31.859cm" svg:y="5.713cm">
            <draw:text-box>
              <text:p/>
            </draw:text-box>
          </draw:frame>
        </draw:g>
        <draw:frame draw:style-name="gr2" draw:text-style-name="P2" draw:layer="layout" svg:width="0.071cm" svg:height="1.286cm" svg:x="31.859cm" svg:y="5.713cm">
          <draw:text-box>
            <text:p/>
          </draw:text-box>
        </draw:frame>
        <draw:frame draw:style-name="gr5" draw:text-style-name="P2" draw:layer="layout" svg:width="0.918cm" svg:height="0.658cm" svg:x="31.471cm" svg:y="3.323cm">
          <draw:text-box>
            <text:p text:style-name="P3"><text:span text:style-name="T1">EX</text:span></text:p>
          </draw:text-box>
        </draw:frame>
        <draw:frame draw:style-name="gr5" draw:text-style-name="P2" draw:layer="layout" svg:width="1.313cm" svg:height="0.568cm" svg:x="30.345cm" svg:y="4.636cm">
          <draw:text-box>
            <text:p text:style-name="P3"><text:span text:style-name="T3">reg1_i</text:span></text:p>
          </draw:text-box>
        </draw:frame>
        <draw:frame draw:style-name="gr5" draw:text-style-name="P2" draw:layer="layout" svg:width="0.999cm" svg:height="0.568cm" svg:x="30.331cm" svg:y="3.811cm">
          <draw:text-box>
            <text:p text:style-name="P3"><text:span text:style-name="T3">aluop_i</text:span></text:p>
          </draw:text-box>
        </draw:frame>
        <draw:frame draw:style-name="gr6" draw:text-style-name="P2" draw:layer="layout" svg:width="1.572cm" svg:height="0.568cm" svg:x="31.93cm" svg:y="4.605cm">
          <draw:text-box>
            <text:p text:style-name="P4"><text:span text:style-name="T3">cp0_reg_we_o</text:span></text:p>
          </draw:text-box>
        </draw:frame>
        <draw:frame draw:style-name="gr8" draw:text-style-name="P2" draw:layer="layout" svg:width="1.657cm" svg:height="0.568cm" svg:x="31.841cm" svg:y="10.312cm">
          <draw:text-box>
            <text:p text:style-name="P4"><text:span text:style-name="T3">aluop_o</text:span></text:p>
          </draw:text-box>
        </draw:frame>
        <draw:frame draw:style-name="gr7" draw:text-style-name="P2" draw:layer="layout" svg:width="1.115cm" svg:height="0.568cm" svg:x="32.384cm" svg:y="10.733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2.231cm" svg:height="0.517cm" svg:x="31.23cm" svg:y="5.034cm">
          <draw:text-box>
            <text:p text:style-name="P4"><text:span text:style-name="T4">cp0_reg_write_addr_o</text:span></text:p>
          </draw:text-box>
        </draw:frame>
        <draw:frame draw:style-name="gr7" draw:text-style-name="P2" draw:layer="layout" svg:width="1.651cm" svg:height="0.568cm" svg:x="31.83cm" svg:y="5.433cm">
          <draw:text-box>
            <text:p text:style-name="P4"><text:span text:style-name="T3">cp0_reg_data_o</text:span></text:p>
          </draw:text-box>
        </draw:frame>
        <draw:frame draw:style-name="gr7" draw:text-style-name="P2" draw:layer="layout" svg:width="1.54cm" svg:height="0.568cm" svg:x="31.942cm" svg:y="11.106cm">
          <draw:text-box>
            <text:p text:style-name="P4"><text:span text:style-name="T3">wd_o</text:span></text:p>
          </draw:text-box>
        </draw:frame>
        <draw:frame draw:style-name="gr7" draw:text-style-name="P2" draw:layer="layout" svg:width="1.54cm" svg:height="0.568cm" svg:x="31.942cm" svg:y="11.533cm">
          <draw:text-box>
            <text:p text:style-name="P4"><text:span text:style-name="T3">wdata_o</text:span></text:p>
          </draw:text-box>
        </draw:frame>
        <draw:frame draw:style-name="gr8" draw:text-style-name="P2" draw:layer="layout" svg:width="1.75cm" svg:height="0.568cm" svg:x="31.761cm" svg:y="5.855cm">
          <draw:text-box>
            <text:p text:style-name="P4"><text:span text:style-name="T3">mem_addr_o</text:span></text:p>
          </draw:text-box>
        </draw:frame>
        <draw:frame draw:style-name="gr5" draw:text-style-name="P2" draw:layer="layout" svg:width="0.999cm" svg:height="0.568cm" svg:x="30.331cm" svg:y="4.225cm">
          <draw:text-box>
            <text:p text:style-name="P3"><text:span text:style-name="T3">alusel_i</text:span></text:p>
          </draw:text-box>
        </draw:frame>
        <draw:frame draw:style-name="gr5" draw:text-style-name="P2" draw:layer="layout" svg:width="1.313cm" svg:height="0.568cm" svg:x="30.332cm" svg:y="5.018cm">
          <draw:text-box>
            <text:p text:style-name="P3"><text:span text:style-name="T3">reg2_i</text:span></text:p>
          </draw:text-box>
        </draw:frame>
        <draw:frame draw:style-name="gr5" draw:text-style-name="P2" draw:layer="layout" svg:width="1.313cm" svg:height="0.568cm" svg:x="30.332cm" svg:y="5.432cm">
          <draw:text-box>
            <text:p text:style-name="P3"><text:span text:style-name="T3">wd_i</text:span></text:p>
          </draw:text-box>
        </draw:frame>
        <draw:frame draw:style-name="gr5" draw:text-style-name="P2" draw:layer="layout" svg:width="1.313cm" svg:height="0.568cm" svg:x="30.332cm" svg:y="5.868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513cm" svg:height="0.568cm" svg:x="30.332cm" svg:y="6.268cm">
          <draw:text-box>
            <text:p text:style-name="P3"><text:span text:style-name="T3">excepttype_i</text:span></text:p>
          </draw:text-box>
        </draw:frame>
        <draw:frame draw:style-name="gr5" draw:text-style-name="P2" draw:layer="layout" svg:width="1.513cm" svg:height="0.568cm" svg:x="30.306cm" svg:y="7.062cm">
          <draw:text-box>
            <text:p text:style-name="P3"><text:span text:style-name="T3">inst_i</text:span></text:p>
          </draw:text-box>
        </draw:frame>
        <draw:frame draw:style-name="gr5" draw:text-style-name="P2" draw:layer="layout" svg:width="1.513cm" svg:height="0.568cm" svg:x="30.344cm" svg:y="8.256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613cm" svg:height="0.568cm" svg:x="30.344cm" svg:y="8.692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713cm" svg:height="0.568cm" svg:x="30.3cm" svg:y="9.519cm">
          <draw:text-box>
            <text:p text:style-name="P3"><text:span text:style-name="T3">wb_hi_i</text:span></text:p>
          </draw:text-box>
        </draw:frame>
        <draw:frame draw:style-name="gr5" draw:text-style-name="P2" draw:layer="layout" svg:width="1.513cm" svg:height="0.568cm" svg:x="30.3cm" svg:y="9.942cm">
          <draw:text-box>
            <text:p text:style-name="P3"><text:span text:style-name="T3">wb_lo_i</text:span></text:p>
          </draw:text-box>
        </draw:frame>
        <draw:frame draw:style-name="gr5" draw:text-style-name="P2" draw:layer="layout" svg:width="0.835cm" svg:height="0.658cm" svg:x="31.495cm" svg:y="17.197cm">
          <draw:text-box>
            <text:p text:style-name="P3"><text:span text:style-name="T6">ex.v</text:span></text:p>
          </draw:text-box>
        </draw:frame>
        <draw:frame draw:style-name="gr5" draw:text-style-name="P2" draw:layer="layout" svg:width="1.197cm" svg:height="0.568cm" svg:x="30.365cm" svg:y="16.841cm">
          <draw:text-box>
            <text:p text:style-name="P3"><text:span text:style-name="T2">rst</text:span></text:p>
          </draw:text-box>
        </draw:frame>
        <draw:frame draw:style-name="gr5" draw:text-style-name="P2" draw:layer="layout" svg:width="2.279cm" svg:height="0.568cm" svg:x="30.327cm" svg:y="7.84cm">
          <draw:text-box>
            <text:p text:style-name="P3"><text:span text:style-name="T3">current_inst_address_i</text:span></text:p>
          </draw:text-box>
        </draw:frame>
        <draw:frame draw:style-name="gr5" draw:text-style-name="P2" draw:layer="layout" svg:width="1.513cm" svg:height="0.568cm" svg:x="30.33cm" svg:y="10.369cm">
          <draw:text-box>
            <text:p text:style-name="P3"><text:span text:style-name="T3">wb_whilo_i</text:span></text:p>
          </draw:text-box>
        </draw:frame>
        <draw:frame draw:style-name="gr5" draw:text-style-name="P2" draw:layer="layout" svg:width="1.513cm" svg:height="0.568cm" svg:x="30.33cm" svg:y="11.956cm">
          <draw:text-box>
            <text:p text:style-name="P3"><text:span text:style-name="T3">mem_hi_i</text:span></text:p>
          </draw:text-box>
        </draw:frame>
        <draw:frame draw:style-name="gr5" draw:text-style-name="P2" draw:layer="layout" svg:width="1.513cm" svg:height="0.568cm" svg:x="30.33cm" svg:y="12.356cm">
          <draw:text-box>
            <text:p text:style-name="P3"><text:span text:style-name="T3">mem_lo_i</text:span></text:p>
          </draw:text-box>
        </draw:frame>
        <draw:frame draw:style-name="gr5" draw:text-style-name="P2" draw:layer="layout" svg:width="1.513cm" svg:height="0.568cm" svg:x="30.317cm" svg:y="12.792cm">
          <draw:text-box>
            <text:p text:style-name="P3"><text:span text:style-name="T3">mem_whilo_i</text:span></text:p>
          </draw:text-box>
        </draw:frame>
        <draw:frame draw:style-name="gr5" draw:text-style-name="P2" draw:layer="layout" svg:width="1.513cm" svg:height="0.568cm" svg:x="30.3cm" svg:y="14.419cm">
          <draw:text-box>
            <text:p text:style-name="P3"><text:span text:style-name="T3">hilo_temp_i</text:span></text:p>
          </draw:text-box>
        </draw:frame>
        <draw:frame draw:style-name="gr5" draw:text-style-name="P2" draw:layer="layout" svg:width="1.513cm" svg:height="0.568cm" svg:x="30.3cm" svg:y="14.819cm">
          <draw:text-box>
            <text:p text:style-name="P3"><text:span text:style-name="T3">cnt_i</text:span></text:p>
          </draw:text-box>
        </draw:frame>
        <draw:frame draw:style-name="gr5" draw:text-style-name="P2" draw:layer="layout" svg:width="1.513cm" svg:height="0.568cm" svg:x="30.3cm" svg:y="15.219cm">
          <draw:text-box>
            <text:p text:style-name="P3"><text:span text:style-name="T3">div_result_i</text:span></text:p>
          </draw:text-box>
        </draw:frame>
        <draw:frame draw:style-name="gr5" draw:text-style-name="P2" draw:layer="layout" svg:width="1.513cm" svg:height="0.568cm" svg:x="30.3cm" svg:y="15.619cm">
          <draw:text-box>
            <text:p text:style-name="P3"><text:span text:style-name="T3">div_ready_i</text:span></text:p>
          </draw:text-box>
        </draw:frame>
        <draw:frame draw:style-name="gr5" draw:text-style-name="P2" draw:layer="layout" svg:width="1.613cm" svg:height="0.568cm" svg:x="30.306cm" svg:y="6.69cm">
          <draw:text-box>
            <text:p text:style-name="P3"><text:span text:style-name="T3">link_address_i</text:span></text:p>
          </draw:text-box>
        </draw:frame>
        <draw:frame draw:style-name="gr5" draw:text-style-name="P2" draw:layer="layout" svg:width="1.613cm" svg:height="0.568cm" svg:x="30.3cm" svg:y="9.069cm">
          <draw:text-box>
            <text:p text:style-name="P3"><text:span text:style-name="T3">cp0_reg_data_i</text:span></text:p>
          </draw:text-box>
        </draw:frame>
        <draw:frame draw:style-name="gr5" draw:text-style-name="P2" draw:layer="layout" svg:width="2.18cm" svg:height="0.517cm" svg:x="31.342cm" svg:y="12.781cm">
          <draw:text-box>
            <text:p text:style-name="P4"><text:span text:style-name="T4">cp0_reg_read_addr_o</text:span></text:p>
          </draw:text-box>
        </draw:frame>
        <draw:frame draw:style-name="gr5" draw:text-style-name="P2" draw:layer="layout" svg:width="1.913cm" svg:height="0.568cm" svg:x="30.317cm" svg:y="13.168cm">
          <draw:text-box>
            <text:p text:style-name="P3"><text:span text:style-name="T3">mem_cp0_reg_we</text:span></text:p>
          </draw:text-box>
        </draw:frame>
        <draw:frame draw:style-name="gr5" draw:text-style-name="P2" draw:layer="layout" svg:width="1.8cm" svg:height="0.466cm" svg:x="30.33cm" svg:y="13.656cm">
          <draw:text-box>
            <text:p text:style-name="P3"><text:span text:style-name="T5">mem_cp0_reg_write_addr</text:span></text:p>
          </draw:text-box>
        </draw:frame>
        <draw:frame draw:style-name="gr5" draw:text-style-name="P2" draw:layer="layout" svg:width="2.013cm" svg:height="0.568cm" svg:x="30.317cm" svg:y="14.005cm">
          <draw:text-box>
            <text:p text:style-name="P3"><text:span text:style-name="T3">mem_cp0_reg_data</text:span></text:p>
          </draw:text-box>
        </draw:frame>
        <draw:frame draw:style-name="gr5" draw:text-style-name="P2" draw:layer="layout" svg:width="2.013cm" svg:height="0.568cm" svg:x="30.3cm" svg:y="10.719cm">
          <draw:text-box>
            <text:p text:style-name="P3"><text:span text:style-name="T3">wb_cp0_reg_we</text:span></text:p>
          </draw:text-box>
        </draw:frame>
        <draw:frame draw:style-name="gr5" draw:text-style-name="P2" draw:layer="layout" svg:width="2.45cm" svg:height="0.568cm" svg:x="30.306cm" svg:y="11.119cm">
          <draw:text-box>
            <text:p text:style-name="P3"><text:span text:style-name="T3">wb_cp0_reg_write_addr</text:span></text:p>
          </draw:text-box>
        </draw:frame>
        <draw:frame draw:style-name="gr5" draw:text-style-name="P2" draw:layer="layout" svg:width="2.013cm" svg:height="0.568cm" svg:x="30.306cm" svg:y="11.556cm">
          <draw:text-box>
            <text:p text:style-name="P3"><text:span text:style-name="T3">wb_cp0_reg_data</text:span></text:p>
          </draw:text-box>
        </draw:frame>
        <draw:frame draw:style-name="gr5" draw:text-style-name="P2" draw:layer="layout" svg:width="2.013cm" svg:height="0.568cm" svg:x="30.306cm" svg:y="7.426cm">
          <draw:text-box>
            <text:p text:style-name="P3"><text:span text:style-name="T3">is_in_delayslot_i</text:span></text:p>
          </draw:text-box>
        </draw:frame>
        <draw:frame draw:style-name="gr8" draw:text-style-name="P2" draw:layer="layout" svg:width="1.75cm" svg:height="0.568cm" svg:x="31.742cm" svg:y="6.655cm">
          <draw:text-box>
            <text:p text:style-name="P4"><text:span text:style-name="T3">reg2_o</text:span></text:p>
          </draw:text-box>
        </draw:frame>
        <draw:frame draw:style-name="gr8" draw:text-style-name="P2" draw:layer="layout" svg:width="1.75cm" svg:height="0.568cm" svg:x="31.742cm" svg:y="7.055cm">
          <draw:text-box>
            <text:p text:style-name="P4"><text:span text:style-name="T3">hi_o</text:span></text:p>
          </draw:text-box>
        </draw:frame>
        <draw:frame draw:style-name="gr8" draw:text-style-name="P2" draw:layer="layout" svg:width="1.75cm" svg:height="0.568cm" svg:x="31.742cm" svg:y="7.412cm">
          <draw:text-box>
            <text:p text:style-name="P4"><text:span text:style-name="T3">lo_o</text:span></text:p>
          </draw:text-box>
        </draw:frame>
        <draw:frame draw:style-name="gr8" draw:text-style-name="P2" draw:layer="layout" svg:width="1.75cm" svg:height="0.568cm" svg:x="31.742cm" svg:y="7.812cm">
          <draw:text-box>
            <text:p text:style-name="P4"><text:span text:style-name="T3">whilo_o</text:span></text:p>
          </draw:text-box>
        </draw:frame>
        <draw:frame draw:style-name="gr8" draw:text-style-name="P2" draw:layer="layout" svg:width="1.75cm" svg:height="0.568cm" svg:x="31.767cm" svg:y="8.255cm">
          <draw:text-box>
            <text:p text:style-name="P4"><text:span text:style-name="T3">hilo_temp_o</text:span></text:p>
          </draw:text-box>
        </draw:frame>
        <draw:frame draw:style-name="gr8" draw:text-style-name="P2" draw:layer="layout" svg:width="1.75cm" svg:height="0.568cm" svg:x="31.742cm" svg:y="8.662cm">
          <draw:text-box>
            <text:p text:style-name="P4"><text:span text:style-name="T3">cnt_o</text:span></text:p>
          </draw:text-box>
        </draw:frame>
        <draw:frame draw:style-name="gr8" draw:text-style-name="P2" draw:layer="layout" svg:width="1.75cm" svg:height="0.568cm" svg:x="31.756cm" svg:y="15.555cm">
          <draw:text-box>
            <text:p text:style-name="P4"><text:span text:style-name="T3">div_opdata1_o</text:span></text:p>
          </draw:text-box>
        </draw:frame>
        <draw:frame draw:style-name="gr8" draw:text-style-name="P2" draw:layer="layout" svg:width="1.75cm" svg:height="0.568cm" svg:x="31.756cm" svg:y="15.955cm">
          <draw:text-box>
            <text:p text:style-name="P4"><text:span text:style-name="T3">div_opdata2_o</text:span></text:p>
          </draw:text-box>
        </draw:frame>
        <draw:frame draw:style-name="gr8" draw:text-style-name="P2" draw:layer="layout" svg:width="1.75cm" svg:height="0.568cm" svg:x="31.755cm" svg:y="16.412cm">
          <draw:text-box>
            <text:p text:style-name="P4"><text:span text:style-name="T3">div_start_o</text:span></text:p>
          </draw:text-box>
        </draw:frame>
        <draw:frame draw:style-name="gr8" draw:text-style-name="P2" draw:layer="layout" svg:width="1.75cm" svg:height="0.568cm" svg:x="31.756cm" svg:y="15.212cm">
          <draw:text-box>
            <text:p text:style-name="P4"><text:span text:style-name="T3">signed_div_o</text:span></text:p>
          </draw:text-box>
        </draw:frame>
        <draw:frame draw:style-name="gr8" draw:text-style-name="P2" draw:layer="layout" svg:width="1.75cm" svg:height="0.568cm" svg:x="31.742cm" svg:y="9.055cm">
          <draw:text-box>
            <text:p text:style-name="P4"><text:span text:style-name="T3">excepttype_o</text:span></text:p>
          </draw:text-box>
        </draw:frame>
        <draw:frame draw:style-name="gr8" draw:text-style-name="P2" draw:layer="layout" svg:width="1.75cm" svg:height="0.517cm" svg:x="31.742cm" svg:y="9.524cm">
          <draw:text-box>
            <text:p text:style-name="P4"><text:span text:style-name="T4">is_in_delayslot_o</text:span></text:p>
          </draw:text-box>
        </draw:frame>
        <draw:frame draw:style-name="gr8" draw:text-style-name="P2" draw:layer="layout" svg:width="1.95cm" svg:height="0.517cm" svg:x="31.541cm" svg:y="9.938cm">
          <draw:text-box>
            <text:p text:style-name="P4"><text:span text:style-name="T4">current_inst_address_o</text:span></text:p>
          </draw:text-box>
        </draw:frame>
        <draw:frame draw:style-name="gr8" draw:text-style-name="P2" draw:layer="layout" svg:width="1.75cm" svg:height="0.568cm" svg:x="31.692cm" svg:y="12.355cm">
          <draw:text-box>
            <text:p text:style-name="P4"><text:span text:style-name="T3">stallreq</text:span></text:p>
          </draw:text-box>
        </draw:frame>
        <draw:polyline draw:style-name="gr16" draw:text-style-name="P2" draw:layer="layout" svg:width="39.46cm" svg:height="18.781cm" svg:x="25.955cm" svg:y="4.498cm" svg:viewBox="0 0 39461 18782" draw:points="36490,0 39461,0 39461,18782 0,18782 0,4046 4390,4046">
          <text:p/>
        </draw:polyline>
        <draw:polyline draw:style-name="gr16" draw:text-style-name="P2" draw:layer="layout" svg:width="39.05cm" svg:height="18.17cm" svg:x="26.135cm" svg:y="4.909cm" svg:viewBox="0 0 39051 18171" draw:points="36310,0 39051,0 39051,18171 0,18171 0,4046 4210,4046">
          <text:p/>
        </draw:polyline>
        <draw:polyline draw:style-name="gr21" draw:text-style-name="P2" draw:layer="layout" svg:width="3.677cm" svg:height="0.01cm" svg:x="57.469cm" svg:y="4.498cm" svg:viewBox="0 0 3678 11" draw:points="0,11 1200,11 1200,0 3678,0">
          <text:p/>
        </draw:polyline>
        <draw:polyline draw:style-name="gr21" draw:text-style-name="P2" draw:layer="layout" svg:width="33.5cm" svg:height="17.77cm" svg:x="26.615cm" svg:y="4.509cm" svg:viewBox="0 0 33501 17771" draw:points="30856,0 33501,0 33501,17771 0,17771 0,5268 3730,5268">
          <text:p/>
        </draw:polyline>
        <draw:polyline draw:style-name="gr21" draw:text-style-name="P2" draw:layer="layout" svg:width="3.677cm" svg:height="0.021cm" svg:x="57.469cm" svg:y="4.898cm" svg:viewBox="0 0 3678 22" draw:points="0,22 375,22 375,0 3678,0">
          <text:p/>
        </draw:polyline>
        <draw:polyline draw:style-name="gr21" draw:text-style-name="P2" draw:layer="layout" svg:width="32.86cm" svg:height="16.96cm" svg:x="27.015cm" svg:y="4.919cm" svg:viewBox="0 0 32861 16961" draw:points="30456,0 32861,0 32861,16961 0,16961 0,5269 3330,5269">
          <text:p/>
        </draw:polyline>
        <draw:polyline draw:style-name="gr21" draw:text-style-name="P2" draw:layer="layout" svg:width="3.677cm" svg:height="0.01cm" svg:x="57.469cm" svg:y="4.088cm" svg:viewBox="0 0 3678 11" draw:points="0,11 375,11 375,0 3678,0">
          <text:p/>
        </draw:polyline>
        <draw:polyline draw:style-name="gr21" draw:text-style-name="P2" draw:layer="layout" svg:width="33.54cm" svg:height="17.981cm" svg:x="26.815cm" svg:y="4.098cm" svg:viewBox="0 0 33541 17982" draw:points="30655,0 33541,0 33541,17982 0,17982 0,6501 3530,6501">
          <text:p/>
        </draw:polyline>
        <draw:polyline draw:style-name="gr22" draw:text-style-name="P2" draw:layer="layout" svg:width="25.4cm" svg:height="13.707cm" svg:x="27.815cm" svg:y="6.972cm" svg:viewBox="0 0 25401 13708" draw:points="21712,0 25401,0 25401,13708 0,13708 0,5263 2530,5263">
          <text:p/>
        </draw:polyline>
        <draw:line draw:style-name="gr22" draw:text-style-name="P2" draw:layer="layout" svg:x1="49.527cm" svg:y1="7.305cm" svg:x2="54.371cm" svg:y2="7.352cm">
          <text:p/>
        </draw:line>
        <draw:polyline draw:style-name="gr22" draw:text-style-name="P2" draw:layer="layout" svg:width="25.01cm" svg:height="13.154cm" svg:x="28.015cm" svg:y="7.305cm" svg:viewBox="0 0 25011 13155" draw:points="21513,0 25011,0 25011,13155 0,13155 0,5342 2330,5342">
          <text:p/>
        </draw:polyline>
        <draw:line draw:style-name="gr22" draw:text-style-name="P2" draw:layer="layout" svg:x1="49.527cm" svg:y1="7.715cm" svg:x2="54.371cm" svg:y2="7.719cm">
          <text:p/>
        </draw:line>
        <draw:polyline draw:style-name="gr22" draw:text-style-name="P2" draw:layer="layout" svg:width="24.6cm" svg:height="12.564cm" svg:x="28.215cm" svg:y="7.715cm" svg:viewBox="0 0 24601 12565" draw:points="21313,0 24601,0 24601,12565 0,12565 0,5343 2130,5343">
          <text:p/>
        </draw:polyline>
        <draw:polyline draw:style-name="gr23" draw:text-style-name="P2" draw:layer="layout" svg:width="13.84cm" svg:height="8.53cm" svg:x="29.015cm" svg:y="10.568cm" svg:viewBox="0 0 13841 8531" draw:points="12930,0 13841,0 13841,8531 0,8531 0,4130 1329,4130">
          <text:p/>
        </draw:polyline>
        <draw:polyline draw:style-name="gr23" draw:text-style-name="P2" draw:layer="layout" svg:width="13.28cm" svg:height="7.9cm" svg:x="29.215cm" svg:y="10.979cm" svg:viewBox="0 0 13281 7901" draw:points="12730,0 13281,0 13281,7901 0,7901 0,4131 1129,4131">
          <text:p/>
        </draw:polyline>
        <draw:polyline draw:style-name="gr24" draw:text-style-name="P2" draw:layer="layout" svg:width="7.76cm" svg:height="3.054cm" svg:x="29.415cm" svg:y="15.505cm" svg:viewBox="0 0 7761 3055" draw:points="7192,0 7761,0 7761,3055 0,3055 0,15 929,15">
          <text:p/>
        </draw:polyline>
        <draw:polyline draw:style-name="gr24" draw:text-style-name="P2" draw:layer="layout" svg:width="7.34cm" svg:height="2.465cm" svg:x="29.615cm" svg:y="15.894cm" svg:viewBox="0 0 7341 2466" draw:points="6992,22 7341,22 7341,2466 0,2466 0,0 730,0">
          <text:p/>
        </draw:polyline>
        <draw:polyline draw:style-name="gr25" draw:text-style-name="P2" draw:layer="layout" svg:width="38.34cm" svg:height="13.312cm" svg:x="26.315cm" svg:y="9.367cm" svg:viewBox="0 0 38341 13313" draw:points="37352,1312 38341,1312 38341,13313 0,13313 0,0 4030,0">
          <text:p/>
        </draw:polyline>
        <draw:polyline draw:style-name="gr10" draw:text-style-name="P2" draw:layer="layout" svg:width="27.653cm" svg:height="13.301cm" svg:x="33.445cm" svg:y="13.058cm" svg:viewBox="0 0 27654 13302" draw:points="0,0 4869,0 4869,13302 27271,13302 27271,466 27654,466">
          <text:p/>
        </draw:polyline>
        <draw:polyline draw:style-name="gr26" draw:text-style-name="P2" draw:layer="layout" svg:width="24.1cm" svg:height="11.793cm" svg:x="28.415cm" svg:y="8.126cm" svg:viewBox="0 0 24101 11794" draw:points="21113,0 24101,0 24101,11794 0,11794 0,5342 1930,5342">
          <text:p/>
        </draw:polyline>
        <draw:polyline draw:style-name="gr26" draw:text-style-name="P2" draw:layer="layout" svg:width="23.7cm" svg:height="11.163cm" svg:x="28.615cm" svg:y="8.536cm" svg:viewBox="0 0 23701 11164" draw:points="20913,0 23701,0 23701,11164 0,11164 0,5343 1730,5343">
          <text:p/>
        </draw:polyline>
        <draw:polyline draw:style-name="gr26" draw:text-style-name="P2" draw:layer="layout" svg:width="23.29cm" svg:height="10.567cm" svg:x="28.815cm" svg:y="8.952cm" svg:viewBox="0 0 23291 10568" draw:points="20713,0 23291,0 23291,10568 0,10568 0,5337 1529,5337">
          <text:p/>
        </draw:polyline>
        <draw:polyline draw:style-name="gr26" draw:text-style-name="P2" draw:layer="layout" svg:width="4.843cm" svg:height="0.003cm" svg:x="49.527cm" svg:y="8.126cm" svg:viewBox="0 0 4844 4" draw:points="0,0 374,0 374,4 4844,4">
          <text:p/>
        </draw:polyline>
        <draw:polyline draw:style-name="gr26" draw:text-style-name="P2" draw:layer="layout" svg:width="4.843cm" svg:height="0.003cm" svg:x="49.527cm" svg:y="8.536cm" svg:viewBox="0 0 4844 4" draw:points="0,0 374,0 374,4 4844,4">
          <text:p/>
        </draw:polyline>
        <draw:line draw:style-name="gr26" draw:text-style-name="P2" draw:layer="layout" svg:x1="49.527cm" svg:y1="8.953cm" svg:x2="54.371cm" svg:y2="8.95cm">
          <text:p/>
        </draw:line>
        <draw:polyline draw:style-name="gr12" draw:text-style-name="P2" draw:layer="layout" svg:width="3.627cm" svg:height="0.57cm" svg:x="57.47cm" svg:y="10.109cm" svg:viewBox="0 0 3628 571" draw:points="0,0 1011,0 1011,571 3628,571">
          <text:p/>
        </draw:polyline>
        <draw:polyline draw:style-name="gr12" draw:text-style-name="P2" draw:layer="layout" svg:width="3.627cm" svg:height="0.57cm" svg:x="57.47cm" svg:y="10.519cm" svg:viewBox="0 0 3628 571" draw:points="0,0 758,0 758,571 3628,571">
          <text:p/>
        </draw:polyline>
        <draw:polyline draw:style-name="gr12" draw:text-style-name="P2" draw:layer="layout" svg:width="3.627cm" svg:height="0.57cm" svg:x="57.47cm" svg:y="10.93cm" svg:viewBox="0 0 3628 571" draw:points="0,0 544,0 544,571 3628,571">
          <text:p/>
        </draw:polyline>
        <draw:polyline draw:style-name="gr12" draw:text-style-name="P2" draw:layer="layout" svg:width="13.411cm" svg:height="7.423cm" svg:x="45.071cm" svg:y="10.109cm" svg:viewBox="0 0 13412 7424" draw:points="12401,0 13412,0 13412,7424 0,7424 0,4655 783,4655">
          <text:p/>
        </draw:polyline>
        <draw:polyline draw:style-name="gr12" draw:text-style-name="P2" draw:layer="layout" svg:width="12.98cm" svg:height="6.88cm" svg:x="45.248cm" svg:y="10.519cm" svg:viewBox="0 0 12981 6881" draw:points="12223,0 12981,0 12981,6881 0,6881 0,4655 606,4655">
          <text:p/>
        </draw:polyline>
        <draw:polyline draw:style-name="gr12" draw:text-style-name="P2" draw:layer="layout" svg:width="12.64cm" svg:height="6.336cm" svg:x="45.375cm" svg:y="10.93cm" svg:viewBox="0 0 12641 6337" draw:points="12096,0 12641,0 12641,6337 0,6337 0,4680 480,4680">
          <text:p/>
        </draw:polyline>
        <draw:polyline draw:style-name="gr12" draw:text-style-name="P2" draw:layer="layout" svg:width="31.267cm" svg:height="11.37cm" svg:x="27.215cm" svg:y="10.109cm" svg:viewBox="0 0 31268 11371" draw:points="30257,0 31268,0 31268,11371 0,11371 0,894 3130,894">
          <text:p/>
        </draw:polyline>
        <draw:polyline draw:style-name="gr12" draw:text-style-name="P2" draw:layer="layout" svg:width="30.813cm" svg:height="10.759cm" svg:x="27.415cm" svg:y="10.519cm" svg:viewBox="0 0 30814 10760" draw:points="30056,0 30814,0 30814,10760 0,10760 0,894 2930,894">
          <text:p/>
        </draw:polyline>
        <draw:polyline draw:style-name="gr12" draw:text-style-name="P2" draw:layer="layout" svg:width="30.4cm" svg:height="10.149cm" svg:x="27.615cm" svg:y="10.93cm" svg:viewBox="0 0 30401 10150" draw:points="29856,0 30401,0 30401,10150 0,10150 0,894 2730,894">
          <text:p/>
        </draw:polyline>
        <draw:polyline draw:style-name="gr19" draw:text-style-name="P2" draw:layer="layout" svg:width="5.399cm" svg:height="0.008cm" svg:x="33.444cm" svg:y="4.91cm" svg:viewBox="0 0 5400 9" draw:points="0,9 375,9 375,0 5400,0">
          <text:p/>
        </draw:polyline>
        <draw:polyline draw:style-name="gr19" draw:text-style-name="P2" draw:layer="layout" svg:width="5.399cm" svg:height="0.008cm" svg:x="33.444cm" svg:y="5.32cm" svg:viewBox="0 0 5400 9" draw:points="0,9 375,9 375,0 5400,0">
          <text:p/>
        </draw:polyline>
        <draw:polyline draw:style-name="gr19" draw:text-style-name="P2" draw:layer="layout" svg:width="5.399cm" svg:height="0.008cm" svg:x="33.444cm" svg:y="5.731cm" svg:viewBox="0 0 5400 9" draw:points="0,9 375,9 375,0 5400,0">
          <text:p/>
        </draw:polyline>
        <draw:polyline draw:style-name="gr19" draw:text-style-name="P2" draw:layer="layout" svg:width="5.399cm" svg:height="0.008cm" svg:x="33.444cm" svg:y="6.141cm" svg:viewBox="0 0 5400 9" draw:points="0,9 375,9 375,0 5400,0">
          <text:p/>
        </draw:polyline>
        <draw:polyline draw:style-name="gr19" draw:text-style-name="P2" draw:layer="layout" svg:width="5.399cm" svg:height="0.008cm" svg:x="33.444cm" svg:y="6.962cm" svg:viewBox="0 0 5400 9" draw:points="0,9 375,9 375,0 5400,0">
          <text:p/>
        </draw:polyline>
        <draw:polyline draw:style-name="gr19" draw:text-style-name="P2" draw:layer="layout" svg:width="5.399cm" svg:height="0.022cm" svg:x="33.445cm" svg:y="7.328cm" svg:viewBox="0 0 5400 23" draw:points="0,23 374,23 374,0 5400,0">
          <text:p/>
        </draw:polyline>
        <draw:polyline draw:style-name="gr19" draw:text-style-name="P2" draw:layer="layout" svg:width="5.399cm" svg:height="0.022cm" svg:x="33.445cm" svg:y="7.724cm" svg:viewBox="0 0 5400 23" draw:points="0,0 375,0 375,23 5400,23">
          <text:p/>
        </draw:polyline>
        <draw:polyline draw:style-name="gr19" draw:text-style-name="P2" draw:layer="layout" svg:width="5.399cm" svg:height="0.027cm" svg:x="33.445cm" svg:y="8.107cm" svg:viewBox="0 0 5400 28" draw:points="0,28 375,28 375,0 5400,0">
          <text:p/>
        </draw:polyline>
        <draw:polyline draw:style-name="gr19" draw:text-style-name="P2" draw:layer="layout" svg:width="5.399cm" svg:height="0.027cm" svg:x="33.445cm" svg:y="8.518cm" svg:viewBox="0 0 5400 28" draw:points="0,28 375,28 375,0 5400,0">
          <text:p/>
        </draw:polyline>
        <draw:polyline draw:style-name="gr19" draw:text-style-name="P2" draw:layer="layout" svg:width="5.399cm" svg:height="0.027cm" svg:x="33.445cm" svg:y="8.928cm" svg:viewBox="0 0 5400 28" draw:points="0,28 375,28 375,0 5400,0">
          <text:p/>
        </draw:polyline>
        <draw:polyline draw:style-name="gr10" draw:text-style-name="P2" draw:layer="layout" svg:width="1.079cm" svg:height="0.022cm" svg:x="33.445cm" svg:y="15.894cm" svg:viewBox="0 0 1080 23" draw:points="0,0 375,0 375,23 1080,23">
          <text:p/>
        </draw:polyline>
        <draw:polyline draw:style-name="gr10" draw:text-style-name="P2" draw:layer="layout" svg:width="1.08cm" svg:height="0.013cm" svg:x="33.445cm" svg:y="16.304cm" svg:viewBox="0 0 1081 14" draw:points="0,0 376,0 376,14 1081,14">
          <text:p/>
        </draw:polyline>
        <draw:polyline draw:style-name="gr10" draw:text-style-name="P2" draw:layer="layout" svg:width="1.08cm" svg:height="0.013cm" svg:x="33.445cm" svg:y="16.715cm" svg:viewBox="0 0 1081 14" draw:points="0,0 376,0 376,14 1081,14">
          <text:p/>
        </draw:polyline>
        <draw:polyline draw:style-name="gr10" draw:text-style-name="P2" draw:layer="layout" svg:width="1.08cm" svg:height="0.015cm" svg:x="33.444cm" svg:y="15.505cm" svg:viewBox="0 0 1081 16" draw:points="0,16 375,16 375,0 1081,0">
          <text:p/>
        </draw:polyline>
        <draw:polyline draw:style-name="gr19" draw:text-style-name="P2" draw:layer="layout" svg:width="5.399cm" svg:height="0.028cm" svg:x="33.445cm" svg:y="9.339cm" svg:viewBox="0 0 5400 29" draw:points="0,29 375,29 375,0 5400,0">
          <text:p/>
        </draw:polyline>
        <draw:polyline draw:style-name="gr19" draw:text-style-name="P2" draw:layer="layout" svg:width="5.4cm" svg:height="0.03cm" svg:x="33.445cm" svg:y="9.748cm" svg:viewBox="0 0 5401 31" draw:points="0,31 375,31 375,0 5401,0">
          <text:p/>
        </draw:polyline>
        <draw:polyline draw:style-name="gr19" draw:text-style-name="P2" draw:layer="layout" svg:width="5.4cm" svg:height="0.03cm" svg:x="33.445cm" svg:y="10.158cm" svg:viewBox="0 0 5401 31" draw:points="0,31 375,31 375,0 5401,0">
          <text:p/>
        </draw:polyline>
        <draw:polyline draw:style-name="gr27" draw:text-style-name="P2" draw:layer="layout" svg:width="32.923cm" svg:height="20.21cm" svg:x="33.445cm" svg:y="5.589cm" svg:viewBox="0 0 32924 20211" draw:points="0,7059 5169,7059 5169,20211 32270,20211 32270,0 32924,0">
          <text:p/>
        </draw:polyline>
        <draw:polyline draw:style-name="gr19" draw:text-style-name="P2" draw:layer="layout" svg:width="3.912cm" svg:height="0.009cm" svg:x="41.943cm" svg:y="4.089cm" svg:viewBox="0 0 3913 10" draw:points="0,0 374,0 374,10 3913,10">
          <text:p/>
        </draw:polyline>
        <draw:polyline draw:style-name="gr19" draw:text-style-name="P2" draw:layer="layout" svg:width="3.912cm" svg:height="0.009cm" svg:x="41.943cm" svg:y="4.499cm" svg:viewBox="0 0 3913 10" draw:points="0,0 374,0 374,10 3913,10">
          <text:p/>
        </draw:polyline>
        <draw:polyline draw:style-name="gr19" draw:text-style-name="P2" draw:layer="layout" svg:width="3.912cm" svg:height="0.009cm" svg:x="41.943cm" svg:y="4.91cm" svg:viewBox="0 0 3913 10" draw:points="0,0 374,0 374,10 3913,10">
          <text:p/>
        </draw:polyline>
        <draw:polyline draw:style-name="gr19" draw:text-style-name="P2" draw:layer="layout" svg:width="3.912cm" svg:height="0.009cm" svg:x="41.943cm" svg:y="5.32cm" svg:viewBox="0 0 3913 10" draw:points="0,0 374,0 374,10 3913,10">
          <text:p/>
        </draw:polyline>
        <draw:polyline draw:style-name="gr19" draw:text-style-name="P2" draw:layer="layout" svg:width="3.912cm" svg:height="0.009cm" svg:x="41.943cm" svg:y="5.731cm" svg:viewBox="0 0 3913 10" draw:points="0,0 374,0 374,10 3913,10">
          <text:p/>
        </draw:polyline>
        <draw:polyline draw:style-name="gr19" draw:text-style-name="P2" draw:layer="layout" svg:width="3.912cm" svg:height="0.009cm" svg:x="41.943cm" svg:y="6.141cm" svg:viewBox="0 0 3913 10" draw:points="0,0 374,0 374,10 3913,10">
          <text:p/>
        </draw:polyline>
        <draw:polyline draw:style-name="gr19" draw:text-style-name="P2" draw:layer="layout" svg:width="3.912cm" svg:height="0.009cm" svg:x="41.943cm" svg:y="6.552cm" svg:viewBox="0 0 3913 10" draw:points="0,0 374,0 374,10 3913,10">
          <text:p/>
        </draw:polyline>
        <draw:polyline draw:style-name="gr19" draw:text-style-name="P2" draw:layer="layout" svg:width="3.912cm" svg:height="0.009cm" svg:x="41.943cm" svg:y="6.962cm" svg:viewBox="0 0 3913 10" draw:points="0,0 374,0 374,10 3913,10">
          <text:p/>
        </draw:polyline>
        <draw:polyline draw:style-name="gr19" draw:text-style-name="P2" draw:layer="layout" svg:width="3.914cm" svg:height="0.03cm" svg:x="41.943cm" svg:y="7.715cm" svg:viewBox="0 0 3915 31" draw:points="0,31 375,31 375,0 3915,0">
          <text:p/>
        </draw:polyline>
        <draw:polyline draw:style-name="gr19" draw:text-style-name="P2" draw:layer="layout" svg:width="3.914cm" svg:height="0.019cm" svg:x="41.943cm" svg:y="8.107cm" svg:viewBox="0 0 3915 20" draw:points="0,0 374,0 374,20 3915,20">
          <text:p/>
        </draw:polyline>
        <draw:polyline draw:style-name="gr19" draw:text-style-name="P2" draw:layer="layout" svg:width="3.914cm" svg:height="0.019cm" svg:x="41.943cm" svg:y="8.518cm" svg:viewBox="0 0 3915 20" draw:points="0,0 374,0 374,20 3915,20">
          <text:p/>
        </draw:polyline>
        <draw:polyline draw:style-name="gr19" draw:text-style-name="P2" draw:layer="layout" svg:width="3.912cm" svg:height="0.024cm" svg:x="41.943cm" svg:y="8.928cm" svg:viewBox="0 0 3913 25" draw:points="0,0 374,0 374,25 3913,25">
          <text:p/>
        </draw:polyline>
        <draw:polyline draw:style-name="gr19" draw:text-style-name="P2" draw:layer="layout" svg:width="3.912cm" svg:height="0.038cm" svg:x="41.943cm" svg:y="9.339cm" svg:viewBox="0 0 3913 39" draw:points="0,0 374,0 374,39 3913,39">
          <text:p/>
        </draw:polyline>
        <draw:polyline draw:style-name="gr19" draw:text-style-name="P2" draw:layer="layout" svg:width="3.912cm" svg:height="0.054cm" svg:x="41.944cm" svg:y="9.748cm" svg:viewBox="0 0 3913 55" draw:points="0,0 374,0 374,55 3913,55">
          <text:p/>
        </draw:polyline>
        <draw:polyline draw:style-name="gr19" draw:text-style-name="P2" draw:layer="layout" svg:width="3.912cm" svg:height="0.069cm" svg:x="41.944cm" svg:y="10.158cm" svg:viewBox="0 0 3913 70" draw:points="0,0 374,0 374,70 3913,70">
          <text:p/>
        </draw:polyline>
        <draw:polyline draw:style-name="gr28" draw:text-style-name="P2" draw:layer="layout" svg:width="21.6cm" svg:height="11.818cm" svg:x="43.215cm" svg:y="7.361cm" svg:viewBox="0 0 21601 11819" draw:points="19836,0 21601,0 21601,11819 0,11819 0,3296 2641,3296">
          <text:p/>
        </draw:polyline>
        <draw:polyline draw:style-name="gr29" draw:text-style-name="P2" draw:layer="layout" svg:width="3.499cm" svg:height="0.015cm" svg:x="57.469cm" svg:y="6.956cm" svg:viewBox="0 0 3500 16" draw:points="0,16 374,16 374,0 3500,0">
          <text:p/>
        </draw:polyline>
        <draw:polyline draw:style-name="gr29" draw:text-style-name="P2" draw:layer="layout" svg:width="14.9cm" svg:height="10.868cm" svg:x="44.715cm" svg:y="6.972cm" svg:viewBox="0 0 14901 10869" draw:points="12755,0 14901,0 14901,10869 0,10869 0,6971 1139,6971">
          <text:p/>
        </draw:polyline>
        <draw:polyline draw:style-name="gr29" draw:text-style-name="P2" draw:layer="layout" svg:width="3.498cm" svg:height="0.01cm" svg:x="57.47cm" svg:y="7.351cm" svg:viewBox="0 0 3499 11" draw:points="0,0 375,0 375,11 3499,11">
          <text:p/>
        </draw:polyline>
        <draw:polyline draw:style-name="gr29" draw:text-style-name="P2" draw:layer="layout" svg:width="14.55cm" svg:height="10.328cm" svg:x="44.865cm" svg:y="7.351cm" svg:viewBox="0 0 14551 10329" draw:points="12607,0 14551,0 14551,10329 0,10329 0,7002 989,7002">
          <text:p/>
        </draw:polyline>
        <draw:polyline draw:style-name="gr30" draw:text-style-name="P2" draw:layer="layout" svg:width="20.49cm" svg:height="6.76cm" svg:x="43.825cm" svg:y="11.889cm" svg:viewBox="0 0 20491 6761" draw:points="19842,21 20491,21 20491,6761 0,6761 0,0 2031,0">
          <text:p/>
        </draw:polyline>
        <draw:polyline draw:style-name="gr30" draw:text-style-name="P2" draw:layer="layout" svg:width="20.24cm" svg:height="6.208cm" svg:x="43.975cm" svg:y="12.301cm" svg:viewBox="0 0 20241 6209" draw:points="19693,13 20241,13 20241,6209 0,6209 0,0 1881,0">
          <text:p/>
        </draw:polyline>
        <draw:polyline draw:style-name="gr30" draw:text-style-name="P2" draw:layer="layout" svg:width="20.024cm" svg:height="5.627cm" svg:x="44.115cm" svg:y="12.712cm" svg:viewBox="0 0 20025 5628" draw:points="19554,1 20025,1 20025,5628 0,5628 0,0 1741,0">
          <text:p/>
        </draw:polyline>
        <draw:line draw:style-name="gr19" draw:text-style-name="P2" draw:layer="layout" svg:x1="49.526cm" svg:y1="5.329cm" svg:x2="54.369cm" svg:y2="5.329cm">
          <text:p/>
        </draw:line>
        <draw:line draw:style-name="gr19" draw:text-style-name="P2" draw:layer="layout" svg:x1="49.526cm" svg:y1="4.919cm" svg:x2="54.369cm" svg:y2="4.919cm">
          <text:p/>
        </draw:line>
        <draw:polyline draw:style-name="gr10" draw:text-style-name="P2" draw:layer="layout" svg:width="0.562cm" svg:height="0cm" svg:x="49.526cm" svg:y="14.353cm" svg:viewBox="0 0 563 0" draw:points="0,0 300,0 300,0 563,0">
          <text:p/>
        </draw:polyline>
        <draw:polyline draw:style-name="gr10" draw:text-style-name="P2" draw:layer="layout" svg:width="0.562cm" svg:height="0cm" svg:x="49.526cm" svg:y="14.763cm" svg:viewBox="0 0 563 0" draw:points="0,0 300,0 300,0 563,0">
          <text:p/>
        </draw:polyline>
        <draw:polyline draw:style-name="gr10" draw:text-style-name="P2" draw:layer="layout" svg:width="0.563cm" svg:height="0.017cm" svg:x="49.527cm" svg:y="15.182cm" svg:viewBox="0 0 564 18" draw:points="0,18 301,18 301,0 564,0">
          <text:p/>
        </draw:polyline>
        <draw:polyline draw:style-name="gr10" draw:text-style-name="P2" draw:layer="layout" svg:width="0.563cm" svg:height="0.017cm" svg:x="49.527cm" svg:y="15.592cm" svg:viewBox="0 0 564 18" draw:points="0,18 301,18 301,0 564,0">
          <text:p/>
        </draw:polyline>
        <draw:polyline draw:style-name="gr17" draw:text-style-name="P2" draw:layer="layout" svg:width="6.392cm" svg:height="1.897cm" svg:x="45.523cm" svg:y="15.182cm" svg:viewBox="0 0 6393 1898" draw:points="6189,0 6393,0 6393,1898 0,1898 0,837 332,837">
          <text:p/>
        </draw:polyline>
        <draw:polyline draw:style-name="gr31" draw:text-style-name="P2" draw:layer="layout" svg:width="16.84cm" svg:height="8.83cm" svg:x="49.527cm" svg:y="3.059cm" svg:viewBox="0 0 16841 8831" draw:points="0,8831 1287,8831 1287,0 15869,0 15869,896 16841,896">
          <text:p/>
        </draw:polyline>
        <draw:polyline draw:style-name="gr32" draw:text-style-name="P2" draw:layer="layout" svg:width="11.57cm" svg:height="0.022cm" svg:x="49.527cm" svg:y="11.889cm" svg:viewBox="0 0 11571 23" draw:points="0,0 374,0 374,23 11571,23">
          <text:p/>
        </draw:polyline>
        <draw:polyline draw:style-name="gr15" draw:text-style-name="P2" draw:layer="layout" svg:width="16.841cm" svg:height="1.25cm" svg:x="49.526cm" svg:y="3.259cm" svg:viewBox="0 0 16842 1251" draw:points="0,1251 1688,1251 1688,0 15289,0 15289,1108 16842,1108">
          <text:p/>
        </draw:polyline>
        <draw:polygon draw:style-name="gr10" draw:text-style-name="P2" draw:layer="layout" svg:width="0cm" svg:height="0cm" svg:x="67.815cm" svg:y="8.839cm" svg:viewBox="0 0 0 0" draw:points="0,0">
          <text:p/>
        </draw:polygon>
        <draw:polyline draw:style-name="gr32" draw:text-style-name="P2" draw:layer="layout" svg:width="11.57cm" svg:height="0.008cm" svg:x="49.527cm" svg:y="13.114cm" svg:viewBox="0 0 11571 9" draw:points="0,9 374,9 374,0 11571,0">
          <text:p/>
        </draw:polyline>
        <draw:polyline draw:style-name="gr32" draw:text-style-name="P2" draw:layer="layout" svg:width="11.57cm" svg:height="0.001cm" svg:x="49.527cm" svg:y="12.712cm" svg:viewBox="0 0 11571 2" draw:points="0,0 374,0 374,2 11571,2">
          <text:p/>
        </draw:polyline>
        <draw:path draw:style-name="gr22" draw:text-style-name="P2" draw:layer="layout" svg:width="4.844cm" svg:height="0.083cm" svg:x="49.526cm" svg:y="6.888cm" svg:viewBox="0 0 4845 84" svg:d="M0 84h1205c0-15 4-29 12-42 7-13 17-23 30-31 13-7 27-11 42-11 14 0 28 4 41 11 13 8 23 18 30 31 8 13 12 27 12 42h1050 1465c0-15 3-29 11-42 7-13 17-23 30-31 13-7 27-11 42-11 14 0 29 4 41 11 13 8 23 18 31 31 7 13 11 27 11 42h34c0-15 4-29 11-42s18-23 30-31c13-7 27-11 42-11 14 0 29 4 41 11 13 8 23 18 31 31 7 13 11 27 11 42h54c0-15 4-29 11-42s18-23 30-31c13-7 27-11 42-11 14 0 29 4 41 11 13 8 23 18 31 31 7 13 11 27 11 42h372">
          <text:p/>
        </draw:path>
        <draw:frame draw:style-name="gr33" draw:text-style-name="P2" draw:layer="layout" svg:width="7cm" svg:height="2.8cm" svg:x="2.2cm" svg:y="15.8cm">
          <draw:text-box>
            <text:p text:style-name="P5"><text:span text:style-name="T8">OpenMIPS(Verilog HDL)</text:span></text:p>
            <text:p text:style-name="P5"><text:span text:style-name="T8"/></text:p>
          </draw:text-box>
        </draw:frame>
        <draw:line draw:style-name="gr34" draw:text-style-name="P2" draw:layer="layout" svg:x1="9.184cm" svg:y1="5.489cm" svg:x2="9.184cm" svg:y2="0cm">
          <text:p/>
        </draw:line>
        <draw:polyline draw:style-name="gr34" draw:text-style-name="P2" draw:layer="layout" svg:width="0cm" svg:height="20.999cm" svg:x="9.184cm" svg:y="9cm" svg:viewBox="0 0 0 21000" draw:points="0,0 0,16123 0,21000">
          <text:p/>
        </draw:polyline>
        <draw:line draw:style-name="gr34" draw:text-style-name="P2" draw:layer="layout" svg:x1="22.707cm" svg:y1="3.41cm" svg:x2="22.707cm" svg:y2="0cm">
          <text:p/>
        </draw:line>
        <draw:line draw:style-name="gr34" draw:text-style-name="P2" draw:layer="layout" svg:x1="22.708cm" svg:y1="11.29cm" svg:x2="22.708cm" svg:y2="30cm">
          <text:p/>
        </draw:line>
        <draw:line draw:style-name="gr34" draw:text-style-name="P2" draw:layer="layout" svg:x1="40.393cm" svg:y1="3.369cm" svg:x2="40.393cm" svg:y2="0cm">
          <text:p/>
        </draw:line>
        <draw:line draw:style-name="gr34" draw:text-style-name="P2" draw:layer="layout" svg:x1="40.394cm" svg:y1="13.23cm" svg:x2="40.394cm" svg:y2="30cm">
          <text:p/>
        </draw:line>
        <draw:line draw:style-name="gr34" draw:text-style-name="P2" draw:layer="layout" svg:x1="55.92cm" svg:y1="3.379cm" svg:x2="55.92cm" svg:y2="0cm">
          <text:p/>
        </draw:line>
        <draw:line draw:style-name="gr34" draw:text-style-name="P2" draw:layer="layout" svg:x1="55.92cm" svg:y1="11.59cm" svg:x2="55.92cm" svg:y2="30cm">
          <text:p/>
        </draw:line>
        <draw:frame draw:style-name="gr35" draw:text-style-name="P2" draw:layer="layout" svg:width="3.8cm" svg:height="1.629cm" svg:x="3.8cm" svg:y="0.586cm">
          <draw:text-box>
            <text:p text:style-name="P5"><text:span text:style-name="T9">取指</text:span></text:p>
          </draw:text-box>
        </draw:frame>
        <draw:frame draw:style-name="gr35" draw:text-style-name="P2" draw:layer="layout" svg:width="3.8cm" svg:height="1.629cm" svg:x="13.6cm" svg:y="0.586cm">
          <draw:text-box>
            <text:p text:style-name="P5"><text:span text:style-name="T9">译码</text:span></text:p>
          </draw:text-box>
        </draw:frame>
        <draw:frame draw:style-name="gr35" draw:text-style-name="P2" draw:layer="layout" svg:width="3.8cm" svg:height="1.629cm" svg:x="29.5cm" svg:y="0.586cm">
          <draw:text-box>
            <text:p text:style-name="P5"><text:span text:style-name="T9">执行</text:span></text:p>
          </draw:text-box>
        </draw:frame>
        <draw:frame draw:style-name="gr35" draw:text-style-name="P2" draw:layer="layout" svg:width="3.8cm" svg:height="1.629cm" svg:x="46.5cm" svg:y="0.586cm">
          <draw:text-box>
            <text:p text:style-name="P5"><text:span text:style-name="T9">访存</text:span></text:p>
          </draw:text-box>
        </draw:frame>
        <draw:frame draw:style-name="gr35" draw:text-style-name="P2" draw:layer="layout" svg:width="3.8cm" svg:height="1.629cm" svg:x="59.7cm" svg:y="0.586cm">
          <draw:text-box>
            <text:p text:style-name="P5"><text:span text:style-name="T9">回写</text:span></text:p>
          </draw:text-box>
        </draw:frame>
        <draw:polygon draw:style-name="gr1" draw:text-style-name="P1" draw:layer="layout" svg:width="3.67cm" svg:height="1.642cm" svg:x="45.857cm" svg:y="7.099cm" svg:viewBox="0 0 3671 1643" draw:points="0,1643 3671,1643 3671,0 0,0">
          <text:p/>
        </draw:polygon>
        <draw:frame draw:style-name="gr2" draw:text-style-name="P2" draw:layer="layout" svg:width="0.423cm" svg:height="1.286cm" svg:x="45.857cm" svg:y="7.278cm">
          <draw:text-box>
            <text:p/>
          </draw:text-box>
        </draw:frame>
        <draw:frame draw:style-name="gr2" draw:text-style-name="P2" draw:layer="layout" svg:width="0.423cm" svg:height="1.286cm" svg:x="50.261cm" svg:y="7.278cm">
          <draw:text-box>
            <text:p/>
          </draw:text-box>
        </draw:frame>
        <draw:g>
          <draw:path draw:style-name="gr3" draw:text-style-name="P2" draw:layer="layout" svg:width="3.67cm" svg:height="1.642cm" svg:x="45.857cm" svg:y="7.099cm" svg:viewBox="0 0 3671 1643" svg:d="M3671 1643v-1643M0 0v1643">
            <text:p/>
          </draw:path>
          <draw:frame draw:style-name="gr2" draw:text-style-name="P2" draw:layer="layout" svg:width="0.071cm" svg:height="1.286cm" svg:x="47.656cm" svg:y="7.278cm">
            <draw:text-box>
              <text:p/>
            </draw:text-box>
          </draw:frame>
        </draw:g>
        <draw:frame draw:style-name="gr2" draw:text-style-name="P2" draw:layer="layout" svg:width="0.071cm" svg:height="1.286cm" svg:x="47.656cm" svg:y="7.278cm">
          <draw:text-box>
            <text:p/>
          </draw:text-box>
        </draw:frame>
        <draw:polygon draw:style-name="gr1" draw:text-style-name="P1" draw:layer="layout" svg:width="3.671cm" svg:height="1.642cm" svg:x="45.855cm" svg:y="13.737cm" svg:viewBox="0 0 3672 1643" draw:points="0,1643 3672,1643 3672,0 0,0">
          <text:p/>
        </draw:polygon>
        <draw:frame draw:style-name="gr2" draw:text-style-name="P2" draw:layer="layout" svg:width="0.423cm" svg:height="1.286cm" svg:x="45.855cm" svg:y="13.916cm">
          <draw:text-box>
            <text:p/>
          </draw:text-box>
        </draw:frame>
        <draw:frame draw:style-name="gr2" draw:text-style-name="P2" draw:layer="layout" svg:width="0.423cm" svg:height="1.286cm" svg:x="50.261cm" svg:y="13.916cm">
          <draw:text-box>
            <text:p/>
          </draw:text-box>
        </draw:frame>
        <draw:g>
          <draw:path draw:style-name="gr3" draw:text-style-name="P2" draw:layer="layout" svg:width="3.671cm" svg:height="1.642cm" svg:x="45.855cm" svg:y="13.737cm" svg:viewBox="0 0 3672 1643" svg:d="M3672 1643v-1643M0 0v1643">
            <text:p/>
          </draw:path>
          <draw:frame draw:style-name="gr2" draw:text-style-name="P2" draw:layer="layout" svg:width="0.071cm" svg:height="1.286cm" svg:x="47.655cm" svg:y="13.916cm">
            <draw:text-box>
              <text:p/>
            </draw:text-box>
          </draw:frame>
        </draw:g>
        <draw:frame draw:style-name="gr2" draw:text-style-name="P2" draw:layer="layout" svg:width="0.071cm" svg:height="1.286cm" svg:x="47.655cm" svg:y="13.916cm">
          <draw:text-box>
            <text:p/>
          </draw:text-box>
        </draw:frame>
        <draw:polygon draw:style-name="gr1" draw:text-style-name="P1" draw:layer="layout" svg:width="3.671cm" svg:height="1.642cm" svg:x="45.856cm" svg:y="14.993cm" svg:viewBox="0 0 3672 1643" draw:points="3672,0 0,0 0,1643 3672,1643">
          <text:p/>
        </draw:polygon>
        <draw:frame draw:style-name="gr2" draw:text-style-name="P2" draw:layer="layout" svg:width="0.423cm" svg:height="1.286cm" draw:transform="rotate (-3.14159265358979) translate (49.527cm 16.456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45.121cm 16.456cm)">
          <draw:text-box>
            <text:p/>
          </draw:text-box>
        </draw:frame>
        <draw:g>
          <draw:path draw:style-name="gr3" draw:text-style-name="P2" draw:layer="layout" svg:width="3.671cm" svg:height="1.642cm" svg:x="45.856cm" svg:y="14.993cm" svg:viewBox="0 0 3672 1643" svg:d="M0 0v1643M3672 1643h-3672M3672 1643v-1643">
            <text:p/>
          </draw:path>
          <draw:frame draw:style-name="gr2" draw:text-style-name="P2" draw:layer="layout" svg:width="0.071cm" svg:height="1.286cm" draw:transform="rotate (-3.14159265358979) translate (47.727cm 16.456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47.727cm 16.456cm)">
          <draw:text-box>
            <text:p/>
          </draw:text-box>
        </draw:frame>
        <draw:polygon draw:style-name="gr1" draw:text-style-name="P1" draw:layer="layout" svg:width="3.671cm" svg:height="1.642cm" svg:x="45.856cm" svg:y="12.096cm" svg:viewBox="0 0 3672 1643" draw:points="0,1643 3672,1643 3672,0 0,0">
          <text:p/>
        </draw:polygon>
        <draw:frame draw:style-name="gr2" draw:text-style-name="P2" draw:layer="layout" svg:width="0.423cm" svg:height="1.286cm" svg:x="45.856cm" svg:y="12.275cm">
          <draw:text-box>
            <text:p/>
          </draw:text-box>
        </draw:frame>
        <draw:frame draw:style-name="gr2" draw:text-style-name="P2" draw:layer="layout" svg:width="0.423cm" svg:height="1.286cm" svg:x="50.262cm" svg:y="12.275cm">
          <draw:text-box>
            <text:p/>
          </draw:text-box>
        </draw:frame>
        <draw:g>
          <draw:path draw:style-name="gr3" draw:text-style-name="P2" draw:layer="layout" svg:width="3.671cm" svg:height="1.642cm" svg:x="45.856cm" svg:y="12.096cm" svg:viewBox="0 0 3672 1643" svg:d="M3672 1643v-1643M0 0v1643">
            <text:p/>
          </draw:path>
          <draw:frame draw:style-name="gr2" draw:text-style-name="P2" draw:layer="layout" svg:width="0.071cm" svg:height="1.286cm" svg:x="47.656cm" svg:y="12.275cm">
            <draw:text-box>
              <text:p/>
            </draw:text-box>
          </draw:frame>
        </draw:g>
        <draw:frame draw:style-name="gr2" draw:text-style-name="P2" draw:layer="layout" svg:width="0.071cm" svg:height="1.286cm" svg:x="47.656cm" svg:y="12.275cm">
          <draw:text-box>
            <text:p/>
          </draw:text-box>
        </draw:frame>
        <draw:polygon draw:style-name="gr1" draw:text-style-name="P1" draw:layer="layout" svg:width="3.671cm" svg:height="1.642cm" svg:x="45.856cm" svg:y="10.452cm" svg:viewBox="0 0 3672 1643" draw:points="0,1643 3672,1643 3672,0 0,0">
          <text:p/>
        </draw:polygon>
        <draw:frame draw:style-name="gr2" draw:text-style-name="P2" draw:layer="layout" svg:width="0.423cm" svg:height="1.286cm" svg:x="45.856cm" svg:y="10.631cm">
          <draw:text-box>
            <text:p/>
          </draw:text-box>
        </draw:frame>
        <draw:frame draw:style-name="gr2" draw:text-style-name="P2" draw:layer="layout" svg:width="0.423cm" svg:height="1.286cm" svg:x="50.262cm" svg:y="10.631cm">
          <draw:text-box>
            <text:p/>
          </draw:text-box>
        </draw:frame>
        <draw:g>
          <draw:path draw:style-name="gr3" draw:text-style-name="P2" draw:layer="layout" svg:width="3.671cm" svg:height="1.642cm" svg:x="45.856cm" svg:y="10.452cm" svg:viewBox="0 0 3672 1643" svg:d="M3672 1643v-1643M0 0v1643">
            <text:p/>
          </draw:path>
          <draw:frame draw:style-name="gr2" draw:text-style-name="P2" draw:layer="layout" svg:width="0.071cm" svg:height="1.286cm" svg:x="47.656cm" svg:y="10.631cm">
            <draw:text-box>
              <text:p/>
            </draw:text-box>
          </draw:frame>
        </draw:g>
        <draw:frame draw:style-name="gr2" draw:text-style-name="P2" draw:layer="layout" svg:width="0.071cm" svg:height="1.286cm" svg:x="47.656cm" svg:y="10.631cm">
          <draw:text-box>
            <text:p/>
          </draw:text-box>
        </draw:frame>
        <draw:polygon draw:style-name="gr1" draw:text-style-name="P1" draw:layer="layout" svg:width="3.671cm" svg:height="1.7cm" svg:x="45.856cm" svg:y="8.739cm" svg:viewBox="0 0 3672 1701" draw:points="0,1701 3672,1701 3672,0 0,0">
          <text:p/>
        </draw:polygon>
        <draw:frame draw:style-name="gr2" draw:text-style-name="P2" draw:layer="layout" svg:width="0.423cm" svg:height="1.286cm" svg:x="45.856cm" svg:y="8.947cm">
          <draw:text-box>
            <text:p/>
          </draw:text-box>
        </draw:frame>
        <draw:frame draw:style-name="gr2" draw:text-style-name="P2" draw:layer="layout" svg:width="0.423cm" svg:height="1.286cm" svg:x="50.261cm" svg:y="8.947cm">
          <draw:text-box>
            <text:p/>
          </draw:text-box>
        </draw:frame>
        <draw:g>
          <draw:path draw:style-name="gr3" draw:text-style-name="P2" draw:layer="layout" svg:width="3.671cm" svg:height="1.7cm" svg:x="45.856cm" svg:y="8.739cm" svg:viewBox="0 0 3672 1701" svg:d="M3672 1701v-1701M0 0v1701">
            <text:p/>
          </draw:path>
          <draw:frame draw:style-name="gr2" draw:text-style-name="P2" draw:layer="layout" svg:width="0.071cm" svg:height="1.286cm" svg:x="47.656cm" svg:y="8.947cm">
            <draw:text-box>
              <text:p/>
            </draw:text-box>
          </draw:frame>
        </draw:g>
        <draw:frame draw:style-name="gr2" draw:text-style-name="P2" draw:layer="layout" svg:width="0.071cm" svg:height="1.286cm" svg:x="47.656cm" svg:y="8.947cm">
          <draw:text-box>
            <text:p/>
          </draw:text-box>
        </draw:frame>
        <draw:polygon draw:style-name="gr1" draw:text-style-name="P1" draw:layer="layout" svg:width="3.671cm" svg:height="1.642cm" svg:x="45.855cm" svg:y="3.893cm" svg:viewBox="0 0 3672 1643" draw:points="0,1643 3672,1643 3672,0 0,0">
          <text:p/>
        </draw:polygon>
        <draw:frame draw:style-name="gr2" draw:text-style-name="P2" draw:layer="layout" svg:width="0.423cm" svg:height="1.286cm" svg:x="45.855cm" svg:y="4.071cm">
          <draw:text-box>
            <text:p/>
          </draw:text-box>
        </draw:frame>
        <draw:frame draw:style-name="gr2" draw:text-style-name="P2" draw:layer="layout" svg:width="0.423cm" svg:height="1.286cm" svg:x="50.261cm" svg:y="4.071cm">
          <draw:text-box>
            <text:p/>
          </draw:text-box>
        </draw:frame>
        <draw:g>
          <draw:path draw:style-name="gr3" draw:text-style-name="P2" draw:layer="layout" svg:width="3.671cm" svg:height="1.642cm" svg:x="45.855cm" svg:y="3.893cm" svg:viewBox="0 0 3672 1643" svg:d="M3672 1643v-1643M0 0h3672M0 0v1643">
            <text:p/>
          </draw:path>
          <draw:frame draw:style-name="gr2" draw:text-style-name="P2" draw:layer="layout" svg:width="0.071cm" svg:height="1.286cm" svg:x="47.655cm" svg:y="4.071cm">
            <draw:text-box>
              <text:p/>
            </draw:text-box>
          </draw:frame>
        </draw:g>
        <draw:frame draw:style-name="gr2" draw:text-style-name="P2" draw:layer="layout" svg:width="0.071cm" svg:height="1.286cm" svg:x="47.655cm" svg:y="4.071cm">
          <draw:text-box>
            <text:p/>
          </draw:text-box>
        </draw:frame>
        <draw:polygon draw:style-name="gr1" draw:text-style-name="P1" draw:layer="layout" svg:width="3.671cm" svg:height="1.642cm" svg:x="45.855cm" svg:y="5.535cm" svg:viewBox="0 0 3672 1643" draw:points="0,1643 3672,1643 3672,0 0,0">
          <text:p/>
        </draw:polygon>
        <draw:frame draw:style-name="gr2" draw:text-style-name="P2" draw:layer="layout" svg:width="0.423cm" svg:height="1.286cm" svg:x="45.855cm" svg:y="5.714cm">
          <draw:text-box>
            <text:p/>
          </draw:text-box>
        </draw:frame>
        <draw:frame draw:style-name="gr2" draw:text-style-name="P2" draw:layer="layout" svg:width="0.423cm" svg:height="1.286cm" svg:x="50.261cm" svg:y="5.714cm">
          <draw:text-box>
            <text:p/>
          </draw:text-box>
        </draw:frame>
        <draw:g>
          <draw:path draw:style-name="gr3" draw:text-style-name="P2" draw:layer="layout" svg:width="3.671cm" svg:height="1.642cm" svg:x="45.855cm" svg:y="5.535cm" svg:viewBox="0 0 3672 1643" svg:d="M3672 1643v-1643M0 0v1643">
            <text:p/>
          </draw:path>
          <draw:frame draw:style-name="gr2" draw:text-style-name="P2" draw:layer="layout" svg:width="0.071cm" svg:height="1.286cm" svg:x="47.655cm" svg:y="5.714cm">
            <draw:text-box>
              <text:p/>
            </draw:text-box>
          </draw:frame>
        </draw:g>
        <draw:frame draw:style-name="gr2" draw:text-style-name="P2" draw:layer="layout" svg:width="0.071cm" svg:height="1.286cm" svg:x="47.655cm" svg:y="5.714cm">
          <draw:text-box>
            <text:p/>
          </draw:text-box>
        </draw:frame>
        <draw:frame draw:style-name="gr5" draw:text-style-name="P2" draw:layer="layout" svg:width="1.273cm" svg:height="0.658cm" svg:x="47.227cm" svg:y="3.324cm">
          <draw:text-box>
            <text:p text:style-name="P3"><text:span text:style-name="T1">MEM</text:span></text:p>
          </draw:text-box>
        </draw:frame>
        <draw:frame draw:style-name="gr5" draw:text-style-name="P2" draw:layer="layout" svg:width="1.313cm" svg:height="0.568cm" svg:x="45.855cm" svg:y="4.637cm">
          <draw:text-box>
            <text:p text:style-name="P3"><text:span text:style-name="T3">wdata_i</text:span></text:p>
          </draw:text-box>
        </draw:frame>
        <draw:frame draw:style-name="gr5" draw:text-style-name="P2" draw:layer="layout" svg:width="0.999cm" svg:height="0.568cm" svg:x="45.841cm" svg:y="3.813cm">
          <draw:text-box>
            <text:p text:style-name="P3"><text:span text:style-name="T3">wd_i</text:span></text:p>
          </draw:text-box>
        </draw:frame>
        <draw:frame draw:style-name="gr6" draw:text-style-name="P2" draw:layer="layout" svg:width="1.572cm" svg:height="0.568cm" svg:x="47.947cm" svg:y="5.846cm">
          <draw:text-box>
            <text:p text:style-name="P4"><text:span text:style-name="T3">wreg_o</text:span></text:p>
          </draw:text-box>
        </draw:frame>
        <draw:frame draw:style-name="gr8" draw:text-style-name="P2" draw:layer="layout" svg:width="1.657cm" svg:height="0.568cm" svg:x="47.857cm" svg:y="4.598cm">
          <draw:text-box>
            <text:p text:style-name="P4"><text:span text:style-name="T3">LLbit_value_o</text:span></text:p>
          </draw:text-box>
        </draw:frame>
        <draw:frame draw:style-name="gr7" draw:text-style-name="P2" draw:layer="layout" svg:width="1.115cm" svg:height="0.568cm" svg:x="48.394cm" svg:y="7.506cm">
          <draw:text-box>
            <text:p text:style-name="P4"><text:span text:style-name="T3">whilo_o</text:span></text:p>
          </draw:text-box>
        </draw:frame>
        <draw:frame draw:style-name="gr5" draw:text-style-name="P2" draw:layer="layout" svg:width="2.231cm" svg:height="0.568cm" svg:x="47.247cm" svg:y="6.252cm">
          <draw:text-box>
            <text:p text:style-name="P4"><text:span text:style-name="T3">wdata_o</text:span></text:p>
          </draw:text-box>
        </draw:frame>
        <draw:frame draw:style-name="gr7" draw:text-style-name="P2" draw:layer="layout" svg:width="1.651cm" svg:height="0.568cm" svg:x="47.848cm" svg:y="6.678cm">
          <draw:text-box>
            <text:p text:style-name="P4"><text:span text:style-name="T3">hi_o</text:span></text:p>
          </draw:text-box>
        </draw:frame>
        <draw:frame draw:style-name="gr7" draw:text-style-name="P2" draw:layer="layout" svg:width="1.54cm" svg:height="0.568cm" svg:x="47.979cm" svg:y="7.106cm">
          <draw:text-box>
            <text:p text:style-name="P4"><text:span text:style-name="T3">lo_o</text:span></text:p>
          </draw:text-box>
        </draw:frame>
        <draw:frame draw:style-name="gr7" draw:text-style-name="P2" draw:layer="layout" svg:width="1.54cm" svg:height="0.568cm" svg:x="47.975cm" svg:y="5.033cm">
          <draw:text-box>
            <text:p text:style-name="P4"><text:span text:style-name="T3">LLbit_we_o</text:span></text:p>
          </draw:text-box>
        </draw:frame>
        <draw:frame draw:style-name="gr5" draw:text-style-name="P2" draw:layer="layout" svg:width="0.999cm" svg:height="0.568cm" svg:x="45.841cm" svg:y="4.226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313cm" svg:height="0.568cm" svg:x="45.842cm" svg:y="5.019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313cm" svg:height="0.568cm" svg:x="45.842cm" svg:y="5.433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313cm" svg:height="0.568cm" svg:x="45.842cm" svg:y="5.869cm">
          <draw:text-box>
            <text:p text:style-name="P3"><text:span text:style-name="T3">whilo_i</text:span></text:p>
          </draw:text-box>
        </draw:frame>
        <draw:frame draw:style-name="gr5" draw:text-style-name="P2" draw:layer="layout" svg:width="1.513cm" svg:height="0.568cm" svg:x="45.842cm" svg:y="6.269cm">
          <draw:text-box>
            <text:p text:style-name="P3"><text:span text:style-name="T3">aluop_i</text:span></text:p>
          </draw:text-box>
        </draw:frame>
        <draw:frame draw:style-name="gr5" draw:text-style-name="P2" draw:layer="layout" svg:width="1.513cm" svg:height="0.568cm" svg:x="45.842cm" svg:y="6.669cm">
          <draw:text-box>
            <text:p text:style-name="P3"><text:span text:style-name="T3">mem_addr_i</text:span></text:p>
          </draw:text-box>
        </draw:frame>
        <draw:frame draw:style-name="gr5" draw:text-style-name="P2" draw:layer="layout" svg:width="1.713cm" svg:height="0.568cm" svg:x="45.842cm" svg:y="7.537cm">
          <draw:text-box>
            <text:p text:style-name="P3"><text:span text:style-name="T3">reg2_i</text:span></text:p>
          </draw:text-box>
        </draw:frame>
        <draw:frame draw:style-name="gr5" draw:text-style-name="P2" draw:layer="layout" svg:width="1.513cm" svg:height="0.568cm" svg:x="45.858cm" svg:y="15.756cm">
          <draw:text-box>
            <text:p text:style-name="P3"><text:span text:style-name="T2">mem_data_i</text:span></text:p>
          </draw:text-box>
        </draw:frame>
        <draw:frame draw:style-name="gr5" draw:text-style-name="P2" draw:layer="layout" svg:width="1.123cm" svg:height="0.658cm" svg:x="47.127cm" svg:y="16.514cm">
          <draw:text-box>
            <text:p text:style-name="P3"><text:span text:style-name="T6">mem.v</text:span></text:p>
          </draw:text-box>
        </draw:frame>
        <draw:frame draw:style-name="gr5" draw:text-style-name="P2" draw:layer="layout" svg:width="1.197cm" svg:height="0.568cm" svg:x="45.827cm" svg:y="16.159cm">
          <draw:text-box>
            <text:p text:style-name="P3"><text:span text:style-name="T2">rst</text:span></text:p>
          </draw:text-box>
        </draw:frame>
        <draw:frame draw:style-name="gr5" draw:text-style-name="P2" draw:layer="layout" svg:width="2.279cm" svg:height="0.568cm" svg:x="45.84cm" svg:y="15.319cm">
          <draw:text-box>
            <text:p text:style-name="P3"><text:span text:style-name="T3">wb_cp0_reg_data</text:span></text:p>
          </draw:text-box>
        </draw:frame>
        <draw:frame draw:style-name="gr5" draw:text-style-name="P2" draw:layer="layout" svg:width="1.513cm" svg:height="0.568cm" svg:x="45.815cm" svg:y="10.395cm">
          <draw:text-box>
            <text:p text:style-name="P3"><text:span text:style-name="T3">LLbit_i</text:span></text:p>
          </draw:text-box>
        </draw:frame>
        <draw:frame draw:style-name="gr5" draw:text-style-name="P2" draw:layer="layout" svg:width="1.687cm" svg:height="0.568cm" svg:x="45.815cm" svg:y="13.692cm">
          <draw:text-box>
            <text:p text:style-name="P3"><text:span text:style-name="T3">wb_LLbit_we_i</text:span></text:p>
          </draw:text-box>
        </draw:frame>
        <draw:frame draw:style-name="gr5" draw:text-style-name="P2" draw:layer="layout" svg:width="1.887cm" svg:height="0.568cm" svg:x="45.815cm" svg:y="14.069cm">
          <draw:text-box>
            <text:p text:style-name="P3"><text:span text:style-name="T3">wb_LLbit_value_i</text:span></text:p>
          </draw:text-box>
        </draw:frame>
        <draw:frame draw:style-name="gr5" draw:text-style-name="P2" draw:layer="layout" svg:width="1.513cm" svg:height="0.568cm" svg:x="45.802cm" svg:y="7.892cm">
          <draw:text-box>
            <text:p text:style-name="P3"><text:span text:style-name="T3">cp0_reg_we_i</text:span></text:p>
          </draw:text-box>
        </draw:frame>
        <draw:frame draw:style-name="gr5" draw:text-style-name="P2" draw:layer="layout" svg:width="1.9cm" svg:height="0.517cm" svg:x="45.815cm" svg:y="8.344cm">
          <draw:text-box>
            <text:p text:style-name="P3"><text:span text:style-name="T4">cp0_reg_write_addr_i</text:span></text:p>
          </draw:text-box>
        </draw:frame>
        <draw:frame draw:style-name="gr5" draw:text-style-name="P2" draw:layer="layout" svg:width="1.7cm" svg:height="0.568cm" svg:x="45.815cm" svg:y="8.719cm">
          <draw:text-box>
            <text:p text:style-name="P3"><text:span text:style-name="T3">cp0_reg_data_i</text:span></text:p>
          </draw:text-box>
        </draw:frame>
        <draw:frame draw:style-name="gr5" draw:text-style-name="P2" draw:layer="layout" svg:width="1.513cm" svg:height="0.568cm" svg:x="45.815cm" svg:y="9.119cm">
          <draw:text-box>
            <text:p text:style-name="P3"><text:span text:style-name="T3">excepttype_i</text:span></text:p>
          </draw:text-box>
        </draw:frame>
        <draw:frame draw:style-name="gr5" draw:text-style-name="P2" draw:layer="layout" svg:width="1.787cm" svg:height="0.568cm" svg:x="45.827cm" svg:y="9.556cm">
          <draw:text-box>
            <text:p text:style-name="P3"><text:span text:style-name="T3">is_in_delayslot_i</text:span></text:p>
          </draw:text-box>
        </draw:frame>
        <draw:frame draw:style-name="gr5" draw:text-style-name="P2" draw:layer="layout" svg:width="1.9cm" svg:height="0.517cm" svg:x="45.815cm" svg:y="9.981cm">
          <draw:text-box>
            <text:p text:style-name="P3"><text:span text:style-name="T4">current_inst_address_i</text:span></text:p>
          </draw:text-box>
        </draw:frame>
        <draw:frame draw:style-name="gr5" draw:text-style-name="P2" draw:layer="layout" svg:width="2.18cm" svg:height="0.568cm" svg:x="47.347cm" svg:y="5.442cm">
          <draw:text-box>
            <text:p text:style-name="P4"><text:span text:style-name="T3">wd_o</text:span></text:p>
          </draw:text-box>
        </draw:frame>
        <draw:frame draw:style-name="gr5" draw:text-style-name="P2" draw:layer="layout" svg:width="1.913cm" svg:height="0.568cm" svg:x="45.815cm" svg:y="11.582cm">
          <draw:text-box>
            <text:p text:style-name="P3"><text:span text:style-name="T3">cp0_status_i</text:span></text:p>
          </draw:text-box>
        </draw:frame>
        <draw:frame draw:style-name="gr5" draw:text-style-name="P2" draw:layer="layout" svg:width="2.013cm" svg:height="0.568cm" svg:x="45.802cm" svg:y="12.381cm">
          <draw:text-box>
            <text:p text:style-name="P3"><text:span text:style-name="T3">cp0_epc_i</text:span></text:p>
          </draw:text-box>
        </draw:frame>
        <draw:frame draw:style-name="gr5" draw:text-style-name="P2" draw:layer="layout" svg:width="2.013cm" svg:height="0.568cm" svg:x="45.827cm" svg:y="14.492cm">
          <draw:text-box>
            <text:p text:style-name="P3"><text:span text:style-name="T3">wb_cp0_reg_we</text:span></text:p>
          </draw:text-box>
        </draw:frame>
        <draw:frame draw:style-name="gr5" draw:text-style-name="P2" draw:layer="layout" svg:width="2.5cm" svg:height="0.568cm" svg:x="45.827cm" svg:y="14.906cm">
          <draw:text-box>
            <text:p text:style-name="P3"><text:span text:style-name="T3">wb_cp0_reg_write_addr</text:span></text:p>
          </draw:text-box>
        </draw:frame>
        <draw:frame draw:style-name="gr8" draw:text-style-name="P2" draw:layer="layout" svg:width="1.75cm" svg:height="0.568cm" svg:x="47.815cm" svg:y="14.455cm">
          <draw:text-box>
            <text:p text:style-name="P4"><text:span text:style-name="T7">mem_addr_o</text:span></text:p>
          </draw:text-box>
        </draw:frame>
        <draw:frame draw:style-name="gr8" draw:text-style-name="P2" draw:layer="layout" svg:width="1.75cm" svg:height="0.568cm" svg:x="47.815cm" svg:y="14.048cm">
          <draw:text-box>
            <text:p text:style-name="P4"><text:span text:style-name="T7">mem_we_o</text:span></text:p>
          </draw:text-box>
        </draw:frame>
        <draw:frame draw:style-name="gr8" draw:text-style-name="P2" draw:layer="layout" svg:width="1.75cm" svg:height="0.568cm" svg:x="47.815cm" svg:y="14.898cm">
          <draw:text-box>
            <text:p text:style-name="P4"><text:span text:style-name="T7">mem_sel_o</text:span></text:p>
          </draw:text-box>
        </draw:frame>
        <draw:frame draw:style-name="gr8" draw:text-style-name="P2" draw:layer="layout" svg:width="1.75cm" svg:height="0.568cm" svg:x="47.815cm" svg:y="15.305cm">
          <draw:text-box>
            <text:p text:style-name="P4"><text:span text:style-name="T7">mem_data_o</text:span></text:p>
          </draw:text-box>
        </draw:frame>
        <draw:frame draw:style-name="gr8" draw:text-style-name="P2" draw:layer="layout" svg:width="1.75cm" svg:height="0.568cm" svg:x="47.815cm" svg:y="7.905cm">
          <draw:text-box>
            <text:p text:style-name="P4"><text:span text:style-name="T3">cp0_reg_we_o</text:span></text:p>
          </draw:text-box>
        </draw:frame>
        <draw:frame draw:style-name="gr8" draw:text-style-name="P2" draw:layer="layout" svg:width="2.17cm" svg:height="0.517cm" svg:x="47.395cm" svg:y="8.324cm">
          <draw:text-box>
            <text:p text:style-name="P4"><text:span text:style-name="T4">cp0_reg_write_addr_o</text:span></text:p>
          </draw:text-box>
        </draw:frame>
        <draw:frame draw:style-name="gr8" draw:text-style-name="P2" draw:layer="layout" svg:width="1.75cm" svg:height="0.568cm" svg:x="47.815cm" svg:y="8.655cm">
          <draw:text-box>
            <text:p text:style-name="P4"><text:span text:style-name="T3">cp0_reg_data_o</text:span></text:p>
          </draw:text-box>
        </draw:frame>
        <draw:frame draw:style-name="gr8" draw:text-style-name="P2" draw:layer="layout" svg:width="1.75cm" svg:height="0.568cm" svg:x="47.772cm" svg:y="11.605cm">
          <draw:text-box>
            <text:p text:style-name="P4"><text:span text:style-name="T3">excepttype_o</text:span></text:p>
          </draw:text-box>
        </draw:frame>
        <draw:frame draw:style-name="gr8" draw:text-style-name="P2" draw:layer="layout" svg:width="1.75cm" svg:height="0.568cm" svg:x="47.815cm" svg:y="4.198cm">
          <draw:text-box>
            <text:p text:style-name="P4"><text:span text:style-name="T3">cp0_epc_o</text:span></text:p>
          </draw:text-box>
        </draw:frame>
        <draw:frame draw:style-name="gr8" draw:text-style-name="P2" draw:layer="layout" svg:width="1.75cm" svg:height="0.517cm" svg:x="47.765cm" svg:y="12.824cm">
          <draw:text-box>
            <text:p text:style-name="P4"><text:span text:style-name="T4">is_in_delayslot_o</text:span></text:p>
          </draw:text-box>
        </draw:frame>
        <draw:frame draw:style-name="gr8" draw:text-style-name="P2" draw:layer="layout" svg:width="1.97cm" svg:height="0.517cm" svg:x="47.527cm" svg:y="12.431cm">
          <draw:text-box>
            <text:p text:style-name="P4"><text:span text:style-name="T4">current_inst_address_o</text:span></text:p>
          </draw:text-box>
        </draw:frame>
        <draw:frame draw:style-name="gr5" draw:text-style-name="P2" draw:layer="layout" svg:width="1.913cm" svg:height="0.568cm" svg:x="45.815cm" svg:y="11.982cm">
          <draw:text-box>
            <text:p text:style-name="P3"><text:span text:style-name="T3">cp0_cause_i</text:span></text:p>
          </draw:text-box>
        </draw:frame>
        <draw:polygon draw:style-name="gr1" draw:text-style-name="P1" draw:layer="layout" svg:width="3.1cm" svg:height="0.341cm" svg:x="54.367cm" svg:y="9.153cm" svg:viewBox="0 0 3101 342" draw:points="0,342 3101,342 3101,0 0,0">
          <text:p/>
        </draw:polygon>
        <draw:frame draw:style-name="gr4" draw:text-style-name="P2" draw:layer="layout" svg:width="0.282cm" svg:height="1.286cm" svg:x="54.367cm" svg:y="8.681cm">
          <draw:text-box>
            <text:p/>
          </draw:text-box>
        </draw:frame>
        <draw:frame draw:style-name="gr4" draw:text-style-name="P2" draw:layer="layout" svg:width="0.282cm" svg:height="1.286cm" svg:x="58.088cm" svg:y="8.681cm">
          <draw:text-box>
            <text:p/>
          </draw:text-box>
        </draw:frame>
        <draw:g>
          <draw:path draw:style-name="gr3" draw:text-style-name="P2" draw:layer="layout" svg:width="3.1cm" svg:height="0.341cm" svg:x="54.367cm" svg:y="9.153cm" svg:viewBox="0 0 3101 342" svg:d="M3101 342v-342M0 0v342">
            <text:p/>
          </draw:path>
          <draw:frame draw:style-name="gr4" draw:text-style-name="P2" draw:layer="layout" svg:width="0.071cm" svg:height="1.286cm" svg:x="55.882cm" svg:y="8.681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7.513cm" svg:viewBox="0 0 3100 1643" draw:points="0,1643 3100,1643 3100,0 0,0">
          <text:p/>
        </draw:polygon>
        <draw:frame draw:style-name="gr2" draw:text-style-name="P2" draw:layer="layout" svg:width="0.423cm" svg:height="1.286cm" svg:x="54.37cm" svg:y="7.692cm">
          <draw:text-box>
            <text:p/>
          </draw:text-box>
        </draw:frame>
        <draw:frame draw:style-name="gr2" draw:text-style-name="P2" draw:layer="layout" svg:width="0.423cm" svg:height="1.286cm" svg:x="58.089cm" svg:y="7.692cm">
          <draw:text-box>
            <text:p/>
          </draw:text-box>
        </draw:frame>
        <draw:g>
          <draw:path draw:style-name="gr3" draw:text-style-name="P2" draw:layer="layout" svg:width="3.099cm" svg:height="1.642cm" svg:x="54.37cm" svg:y="7.513cm" svg:viewBox="0 0 3100 1643" svg:d="M3100 1643v-1643M0 0v1643">
            <text:p/>
          </draw:path>
          <draw:frame draw:style-name="gr2" draw:text-style-name="P2" draw:layer="layout" svg:width="0.071cm" svg:height="1.286cm" svg:x="55.884cm" svg:y="7.692cm">
            <draw:text-box>
              <text:p/>
            </draw:text-box>
          </draw:frame>
        </draw:g>
        <draw:frame draw:style-name="gr2" draw:text-style-name="P2" draw:layer="layout" svg:width="0.071cm" svg:height="1.286cm" svg:x="55.884cm" svg:y="7.692cm">
          <draw:text-box>
            <text:p/>
          </draw:text-box>
        </draw:frame>
        <draw:polygon draw:style-name="gr1" draw:text-style-name="P1" draw:layer="layout" svg:width="3.099cm" svg:height="1.642cm" svg:x="54.371cm" svg:y="9.493cm" svg:viewBox="0 0 3100 1643" draw:points="3100,0 0,0 0,1643 3100,1643">
          <text:p/>
        </draw:polygon>
        <draw:frame draw:style-name="gr2" draw:text-style-name="P2" draw:layer="layout" svg:width="0.423cm" svg:height="1.286cm" draw:transform="rotate (-3.14159265358979) translate (57.47cm 10.956cm)">
          <draw:text-box>
            <text:p/>
          </draw:text-box>
        </draw:frame>
        <draw:frame draw:style-name="gr2" draw:text-style-name="P2" draw:layer="layout" svg:width="0.423cm" svg:height="1.286cm" draw:transform="rotate (-3.14159265358979) translate (53.751cm 10.956cm)">
          <draw:text-box>
            <text:p/>
          </draw:text-box>
        </draw:frame>
        <draw:g>
          <draw:path draw:style-name="gr3" draw:text-style-name="P2" draw:layer="layout" svg:width="3.099cm" svg:height="1.642cm" svg:x="54.371cm" svg:y="9.493cm" svg:viewBox="0 0 3100 1643" svg:d="M0 0v1643M3100 1643h-3100M3100 1643v-1643">
            <text:p/>
          </draw:path>
          <draw:frame draw:style-name="gr2" draw:text-style-name="P2" draw:layer="layout" svg:width="0.071cm" svg:height="1.286cm" draw:transform="rotate (-3.14159265358979) translate (55.956cm 10.956cm)">
            <draw:text-box>
              <text:p/>
            </draw:text-box>
          </draw:frame>
        </draw:g>
        <draw:frame draw:style-name="gr2" draw:text-style-name="P2" draw:layer="layout" svg:width="0.071cm" svg:height="1.286cm" draw:transform="rotate (-3.14159265358979) translate (55.956cm 10.956cm)">
          <draw:text-box>
            <text:p/>
          </draw:text-box>
        </draw:frame>
        <draw:polygon draw:style-name="gr1" draw:text-style-name="P1" draw:layer="layout" svg:width="3.1cm" svg:height="0.341cm" svg:x="54.37cm" svg:y="7.18cm" svg:viewBox="0 0 3101 342" draw:points="0,342 3101,342 3101,0 0,0">
          <text:p/>
        </draw:polygon>
        <draw:frame draw:style-name="gr4" draw:text-style-name="P2" draw:layer="layout" svg:width="0.282cm" svg:height="1.286cm" svg:x="54.37cm" svg:y="6.708cm">
          <draw:text-box>
            <text:p/>
          </draw:text-box>
        </draw:frame>
        <draw:frame draw:style-name="gr4" draw:text-style-name="P2" draw:layer="layout" svg:width="0.282cm" svg:height="1.286cm" svg:x="58.09cm" svg:y="6.708cm">
          <draw:text-box>
            <text:p/>
          </draw:text-box>
        </draw:frame>
        <draw:g>
          <draw:path draw:style-name="gr3" draw:text-style-name="P2" draw:layer="layout" svg:width="3.1cm" svg:height="0.341cm" svg:x="54.37cm" svg:y="7.18cm" svg:viewBox="0 0 3101 342" svg:d="M3101 342v-342M0 0v342">
            <text:p/>
          </draw:path>
          <draw:frame draw:style-name="gr4" draw:text-style-name="P2" draw:layer="layout" svg:width="0.071cm" svg:height="1.286cm" svg:x="55.885cm" svg:y="6.708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3.893cm" svg:viewBox="0 0 3100 1643" draw:points="0,1643 3100,1643 3100,0 0,0">
          <text:p/>
        </draw:polygon>
        <draw:frame draw:style-name="gr2" draw:text-style-name="P2" draw:layer="layout" svg:width="0.423cm" svg:height="1.286cm" svg:x="54.37cm" svg:y="4.071cm">
          <draw:text-box>
            <text:p/>
          </draw:text-box>
        </draw:frame>
        <draw:frame draw:style-name="gr2" draw:text-style-name="P2" draw:layer="layout" svg:width="0.423cm" svg:height="1.286cm" svg:x="58.089cm" svg:y="4.071cm">
          <draw:text-box>
            <text:p/>
          </draw:text-box>
        </draw:frame>
        <draw:g>
          <draw:path draw:style-name="gr3" draw:text-style-name="P2" draw:layer="layout" svg:width="3.099cm" svg:height="1.642cm" svg:x="54.37cm" svg:y="3.893cm" svg:viewBox="0 0 3100 1643" svg:d="M3100 1643v-1643M0 0h3100M0 0v1643">
            <text:p/>
          </draw:path>
          <draw:frame draw:style-name="gr2" draw:text-style-name="P2" draw:layer="layout" svg:width="0.071cm" svg:height="1.286cm" svg:x="55.885cm" svg:y="4.071cm">
            <draw:text-box>
              <text:p/>
            </draw:text-box>
          </draw:frame>
        </draw:g>
        <draw:frame draw:style-name="gr2" draw:text-style-name="P2" draw:layer="layout" svg:width="0.071cm" svg:height="1.286cm" svg:x="55.885cm" svg:y="4.071cm">
          <draw:text-box>
            <text:p/>
          </draw:text-box>
        </draw:frame>
        <draw:polygon draw:style-name="gr1" draw:text-style-name="P1" draw:layer="layout" svg:width="3.099cm" svg:height="1.642cm" svg:x="54.37cm" svg:y="5.535cm" svg:viewBox="0 0 3100 1643" draw:points="0,1643 3100,1643 3100,0 0,0">
          <text:p/>
        </draw:polygon>
        <draw:frame draw:style-name="gr2" draw:text-style-name="P2" draw:layer="layout" svg:width="0.423cm" svg:height="1.286cm" svg:x="54.37cm" svg:y="5.714cm">
          <draw:text-box>
            <text:p/>
          </draw:text-box>
        </draw:frame>
        <draw:frame draw:style-name="gr2" draw:text-style-name="P2" draw:layer="layout" svg:width="0.423cm" svg:height="1.286cm" svg:x="58.089cm" svg:y="5.714cm">
          <draw:text-box>
            <text:p/>
          </draw:text-box>
        </draw:frame>
        <draw:g>
          <draw:path draw:style-name="gr3" draw:text-style-name="P2" draw:layer="layout" svg:width="3.099cm" svg:height="1.642cm" svg:x="54.37cm" svg:y="5.535cm" svg:viewBox="0 0 3100 1643" svg:d="M3100 1643v-1643M0 0v1643">
            <text:p/>
          </draw:path>
          <draw:frame draw:style-name="gr2" draw:text-style-name="P2" draw:layer="layout" svg:width="0.071cm" svg:height="1.286cm" svg:x="55.885cm" svg:y="5.714cm">
            <draw:text-box>
              <text:p/>
            </draw:text-box>
          </draw:frame>
        </draw:g>
        <draw:frame draw:style-name="gr2" draw:text-style-name="P2" draw:layer="layout" svg:width="0.071cm" svg:height="1.286cm" svg:x="55.885cm" svg:y="5.714cm">
          <draw:text-box>
            <text:p/>
          </draw:text-box>
        </draw:frame>
        <draw:frame draw:style-name="gr5" draw:text-style-name="P2" draw:layer="layout" svg:width="1.608cm" svg:height="0.658cm" svg:x="55.127cm" svg:y="3.324cm">
          <draw:text-box>
            <text:p text:style-name="P3"><text:span text:style-name="T1">MEM/WB</text:span></text:p>
          </draw:text-box>
        </draw:frame>
        <draw:frame draw:style-name="gr5" draw:text-style-name="P2" draw:layer="layout" svg:width="1.197cm" svg:height="0.568cm" svg:x="54.37cm" svg:y="10.656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68cm" svg:x="54.355cm" svg:y="10.24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68cm" svg:x="54.37cm" svg:y="5.46cm">
          <draw:text-box>
            <text:p text:style-name="P3"><text:span text:style-name="T3">mem_wd</text:span></text:p>
          </draw:text-box>
        </draw:frame>
        <draw:frame draw:style-name="gr5" draw:text-style-name="P2" draw:layer="layout" svg:width="0.913cm" svg:height="0.568cm" svg:x="54.357cm" svg:y="3.813cm">
          <draw:text-box>
            <text:p text:style-name="P3"><text:span text:style-name="T3">stall</text:span></text:p>
          </draw:text-box>
        </draw:frame>
        <draw:frame draw:style-name="gr6" draw:text-style-name="P2" draw:layer="layout" svg:width="1.182cm" svg:height="0.568cm" svg:x="56.315cm" svg:y="8.996cm">
          <draw:text-box>
            <text:p text:style-name="P4"><text:span text:style-name="T3">wb_wreg</text:span></text:p>
          </draw:text-box>
        </draw:frame>
        <draw:frame draw:style-name="gr7" draw:text-style-name="P2" draw:layer="layout" svg:width="1.189cm" svg:height="0.568cm" svg:x="56.315cm" svg:y="3.833cm">
          <draw:text-box>
            <text:p text:style-name="P4"><text:span text:style-name="T3">wb_whilo</text:span></text:p>
          </draw:text-box>
        </draw:frame>
        <draw:frame draw:style-name="gr5" draw:text-style-name="P2" draw:layer="layout" svg:width="1.121cm" svg:height="0.568cm" svg:x="56.354cm" svg:y="8.652cm">
          <draw:text-box>
            <text:p text:style-name="P4"><text:span text:style-name="T3">wb_wd</text:span></text:p>
          </draw:text-box>
        </draw:frame>
        <draw:frame draw:style-name="gr5" draw:text-style-name="P2" draw:layer="layout" svg:width="1.176cm" svg:height="0.568cm" svg:x="56.315cm" svg:y="9.358cm">
          <draw:text-box>
            <text:p text:style-name="P4"><text:span text:style-name="T3">wb_wdata</text:span></text:p>
          </draw:text-box>
        </draw:frame>
        <draw:frame draw:style-name="gr7" draw:text-style-name="P2" draw:layer="layout" svg:width="0.973cm" svg:height="0.568cm" svg:x="56.515cm" svg:y="4.233cm">
          <draw:text-box>
            <text:p text:style-name="P4"><text:span text:style-name="T3">wb_hi</text:span></text:p>
          </draw:text-box>
        </draw:frame>
        <draw:frame draw:style-name="gr7" draw:text-style-name="P2" draw:layer="layout" svg:width="1.54cm" svg:height="0.568cm" svg:x="55.945cm" svg:y="4.633cm">
          <draw:text-box>
            <text:p text:style-name="P4"><text:span text:style-name="T3">wb_lo</text:span></text:p>
          </draw:text-box>
        </draw:frame>
        <draw:frame draw:style-name="gr8" draw:text-style-name="P2" draw:layer="layout" svg:width="1.75cm" svg:height="0.517cm" svg:x="55.77cm" svg:y="9.831cm">
          <draw:text-box>
            <text:p text:style-name="P4"><text:span text:style-name="T4">wb_cp0_reg_we</text:span></text:p>
          </draw:text-box>
        </draw:frame>
        <draw:frame draw:style-name="gr5" draw:text-style-name="P2" draw:layer="layout" svg:width="1.753cm" svg:height="0.466cm" svg:x="55.738cm" svg:y="10.309cm">
          <draw:text-box>
            <text:p text:style-name="P4"><text:span text:style-name="T5">wb_cp0_reg_write_addr</text:span></text:p>
          </draw:text-box>
        </draw:frame>
        <draw:frame draw:style-name="gr5" draw:text-style-name="P2" draw:layer="layout" svg:width="0.913cm" svg:height="0.568cm" svg:x="54.357cm" svg:y="4.226cm">
          <draw:text-box>
            <text:p text:style-name="P3"><text:span text:style-name="T3">flush</text:span></text:p>
          </draw:text-box>
        </draw:frame>
        <draw:frame draw:style-name="gr5" draw:text-style-name="P2" draw:layer="layout" svg:width="1.313cm" svg:height="0.568cm" svg:x="54.357cm" svg:y="5.842cm">
          <draw:text-box>
            <text:p text:style-name="P3"><text:span text:style-name="T3">mem_wreg</text:span></text:p>
          </draw:text-box>
        </draw:frame>
        <draw:frame draw:style-name="gr5" draw:text-style-name="P2" draw:layer="layout" svg:width="1.57cm" svg:height="0.568cm" svg:x="54.357cm" svg:y="6.256cm">
          <draw:text-box>
            <text:p text:style-name="P3"><text:span text:style-name="T3">mem_wdata</text:span></text:p>
          </draw:text-box>
        </draw:frame>
        <draw:frame draw:style-name="gr5" draw:text-style-name="P2" draw:layer="layout" svg:width="1.313cm" svg:height="0.568cm" svg:x="54.357cm" svg:y="6.692cm">
          <draw:text-box>
            <text:p text:style-name="P3"><text:span text:style-name="T3">mem_hi</text:span></text:p>
          </draw:text-box>
        </draw:frame>
        <draw:frame draw:style-name="gr5" draw:text-style-name="P2" draw:layer="layout" svg:width="1.513cm" svg:height="0.568cm" svg:x="54.357cm" svg:y="7.092cm">
          <draw:text-box>
            <text:p text:style-name="P3"><text:span text:style-name="T3">mem_lo</text:span></text:p>
          </draw:text-box>
        </draw:frame>
        <draw:frame draw:style-name="gr5" draw:text-style-name="P2" draw:layer="layout" svg:width="1.513cm" svg:height="0.568cm" svg:x="54.357cm" svg:y="7.419cm">
          <draw:text-box>
            <text:p text:style-name="P3"><text:span text:style-name="T3">mem_whilo</text:span></text:p>
          </draw:text-box>
        </draw:frame>
        <draw:frame draw:style-name="gr5" draw:text-style-name="P2" draw:layer="layout" svg:width="1.67cm" svg:height="0.517cm" svg:x="54.345cm" svg:y="5.044cm">
          <draw:text-box>
            <text:p text:style-name="P3"><text:span text:style-name="T4">mem_LLbit_we</text:span></text:p>
          </draw:text-box>
        </draw:frame>
        <draw:frame draw:style-name="gr5" draw:text-style-name="P2" draw:layer="layout" svg:width="1.87cm" svg:height="0.466cm" svg:x="54.315cm" svg:y="4.643cm">
          <draw:text-box>
            <text:p text:style-name="P3"><text:span text:style-name="T5">mem_LLbit_value</text:span></text:p>
          </draw:text-box>
        </draw:frame>
        <draw:frame draw:style-name="gr5" draw:text-style-name="P2" draw:layer="layout" svg:width="1.864cm" svg:height="0.466cm" svg:x="54.364cm" svg:y="8.322cm">
          <draw:text-box>
            <text:p text:style-name="P3"><text:span text:style-name="T5">mem_cp0_reg_write_addr</text:span></text:p>
          </draw:text-box>
        </draw:frame>
        <draw:frame draw:style-name="gr5" draw:text-style-name="P2" draw:layer="layout" svg:width="1.813cm" svg:height="0.517cm" svg:x="54.357cm" svg:y="8.708cm">
          <draw:text-box>
            <text:p text:style-name="P3"><text:span text:style-name="T4">mem_cp0_reg_data</text:span></text:p>
          </draw:text-box>
        </draw:frame>
        <draw:frame draw:style-name="gr5" draw:text-style-name="P2" draw:layer="layout" svg:width="1.608cm" svg:height="0.658cm" svg:x="55.127cm" svg:y="11.022cm">
          <draw:text-box>
            <text:p text:style-name="P3"><text:span text:style-name="T6">mem_wb.v</text:span></text:p>
          </draw:text-box>
        </draw:frame>
        <draw:frame draw:style-name="gr7" draw:text-style-name="P2" draw:layer="layout" svg:width="1.94cm" svg:height="0.466cm" svg:x="55.545cm" svg:y="10.707cm">
          <draw:text-box>
            <text:p text:style-name="P4"><text:span text:style-name="T5">wb_cp0_reg_data</text:span></text:p>
          </draw:text-box>
        </draw:frame>
        <draw:frame draw:style-name="gr5" draw:text-style-name="P2" draw:layer="layout" svg:width="1.87cm" svg:height="0.466cm" svg:x="54.357cm" svg:y="7.857cm">
          <draw:text-box>
            <text:p text:style-name="P3"><text:span text:style-name="T5">mem_cp0_reg_we</text:span></text:p>
          </draw:text-box>
        </draw:frame>
        <draw:frame draw:style-name="gr7" draw:text-style-name="P2" draw:layer="layout" svg:width="1.5cm" svg:height="0.568cm" svg:x="56.027cm" svg:y="6.678cm">
          <draw:text-box>
            <text:p text:style-name="P4"><text:span text:style-name="T3">wb_LLbit_we</text:span></text:p>
          </draw:text-box>
        </draw:frame>
        <draw:frame draw:style-name="gr7" draw:text-style-name="P2" draw:layer="layout" svg:width="1.5cm" svg:height="0.517cm" svg:x="56.027cm" svg:y="7.108cm">
          <draw:text-box>
            <text:p text:style-name="P4"><text:span text:style-name="T4">wb_LLbit_value</text:span></text:p>
          </draw:text-box>
        </draw:frame>
        <draw:frame draw:style-name="gr8" draw:text-style-name="P2" draw:layer="layout" svg:width="1.75cm" svg:height="0.568cm" svg:x="61.975cm" svg:y="13.659cm">
          <draw:text-box>
            <text:p text:style-name="P4"><text:span text:style-name="T7">timer_int_o</text:span></text:p>
          </draw:text-box>
        </draw:frame>
        <draw:frame draw:style-name="gr7" draw:text-style-name="P2" draw:layer="layout" svg:width="1.25cm" svg:height="0.568cm" svg:x="62.5cm" svg:y="10.766cm">
          <draw:text-box>
            <text:p text:style-name="P4"><text:span text:style-name="T3">comapre_o</text:span></text:p>
          </draw:text-box>
        </draw:frame>
        <draw:frame draw:style-name="gr7" draw:text-style-name="P2" draw:layer="layout" svg:width="1.25cm" svg:height="0.568cm" svg:x="62.5cm" svg:y="11.194cm">
          <draw:text-box>
            <text:p text:style-name="P4"><text:span text:style-name="T3">count_o</text:span></text:p>
          </draw:text-box>
        </draw:frame>
        <draw:frame draw:style-name="gr7" draw:text-style-name="P2" draw:layer="layout" svg:width="1.25cm" svg:height="0.568cm" svg:x="62.5cm" svg:y="12.794cm">
          <draw:text-box>
            <text:p text:style-name="P4"><text:span text:style-name="T3">config_o</text:span></text:p>
          </draw:text-box>
        </draw:frame>
        <draw:frame draw:style-name="gr7" draw:text-style-name="P2" draw:layer="layout" svg:width="1.25cm" svg:height="0.568cm" svg:x="62.5cm" svg:y="13.189cm">
          <draw:text-box>
            <text:p text:style-name="P4"><text:span text:style-name="T3">prid_o</text:span></text:p>
          </draw:text-box>
        </draw:frame>
        <draw:frame draw:style-name="gr5" draw:text-style-name="P2" draw:layer="layout" svg:width="1.735cm" svg:height="0.568cm" svg:x="60.932cm" svg:y="7.454cm">
          <draw:text-box>
            <text:p text:style-name="P3"><text:span text:style-name="T3">flush</text:span></text:p>
          </draw:text-box>
        </draw:frame>
        <draw:polyline draw:style-name="gr36" draw:text-style-name="P2" draw:layer="layout" svg:width="10.075cm" svg:height="5.886cm" svg:x="59cm" svg:y="1.879cm" svg:viewBox="0 0 10076 5887" draw:points="9451,2897 10076,2897 10076,0 0,0 0,5887 1968,5887">
          <text:p/>
        </draw:polyline>
        <draw:frame draw:style-name="gr5" draw:text-style-name="P2" draw:layer="layout" svg:width="1.121cm" svg:height="0.568cm" svg:x="4.489cm" svg:y="7.563cm">
          <draw:text-box>
            <text:p text:style-name="P4"><text:span text:style-name="T7">ce</text:span></text:p>
          </draw:text-box>
        </draw:frame>
        <draw:polyline draw:style-name="gr10" draw:text-style-name="P2" draw:layer="layout" svg:width="0.621cm" svg:height="0cm" svg:x="5.597cm" svg:y="7.844cm" svg:viewBox="0 0 622 0" draw:points="0,0 93,0 93,0 622,0">
          <text:p/>
        </draw:polyline>
        <draw:frame draw:style-name="gr8" draw:text-style-name="P2" draw:layer="layout" svg:width="1.75cm" svg:height="0.568cm" svg:x="47.825cm" svg:y="15.709cm">
          <draw:text-box>
            <text:p text:style-name="P4"><text:span text:style-name="T7">mem_ce_o</text:span></text:p>
          </draw:text-box>
        </draw:frame>
        <draw:polyline draw:style-name="gr10" draw:text-style-name="P2" draw:layer="layout" svg:width="0.563cm" svg:height="0.017cm" svg:x="49.527cm" svg:y="16.003cm" svg:viewBox="0 0 564 18" draw:points="0,18 301,18 301,0 564,0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7T19:08:38.900882642</dc:date>
    <meta:creation-date>2014-05-03T14:30:42Z</meta:creation-date>
    <meta:generator>LibreOffice/7.3.3.2$Linux_X86_64 LibreOffice_project/30$Build-2</meta:generator>
    <meta:editing-duration>PT1M25S</meta:editing-duration>
    <meta:editing-cycles>1</meta:editing-cycles>
    <meta:document-statistic meta:object-count="966"/>
  </office:meta>
</office:document-meta>
</file>